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1000000430000001A475E055B.png" manifest:media-type="image/png"/>
  <manifest:file-entry manifest:full-path="Pictures/100000010000003200000032427CED1F.png" manifest:media-type="image/png"/>
  <manifest:file-entry manifest:full-path="Pictures/100000010000003200000032FD94F225.png" manifest:media-type="image/png"/>
  <manifest:file-entry manifest:full-path="Pictures/100000010000003200000032C208A6F4.png" manifest:media-type="image/png"/>
  <manifest:file-entry manifest:full-path="Pictures/10000001000000460000001F43AE67A2.png" manifest:media-type="image/png"/>
  <manifest:file-entry manifest:full-path="Pictures/100000010000009F000000141E89DC1D.png" manifest:media-type="image/png"/>
  <manifest:file-entry manifest:full-path="Pictures/100000010000002C0000000E99D9F417.png" manifest:media-type="image/png"/>
  <manifest:file-entry manifest:full-path="Pictures/100000010000005A0000000F653A65C6.png" manifest:media-type="image/png"/>
  <manifest:file-entry manifest:full-path="Pictures/100000010000004A00000017B796C711.png" manifest:media-type="image/png"/>
  <manifest:file-entry manifest:full-path="Pictures/100000010000001D000000335D30EF29.png" manifest:media-type="image/png"/>
  <manifest:file-entry manifest:full-path="Pictures/100000010000003200000032F5C41E43.png" manifest:media-type="image/png"/>
  <manifest:file-entry manifest:full-path="Pictures/1000000100000032000000328A115307.png" manifest:media-type="image/png"/>
  <manifest:file-entry manifest:full-path="Pictures/1000000100000032000000311630D571.png" manifest:media-type="image/png"/>
  <manifest:file-entry manifest:full-path="Pictures/10000001000000320000003282C90CCE.png" manifest:media-type="image/png"/>
  <manifest:file-entry manifest:full-path="Pictures/100000010000003200000032AE7DD013.png" manifest:media-type="image/png"/>
  <manifest:file-entry manifest:full-path="Pictures/100000010000002100000013AE9F163D.png" manifest:media-type="image/png"/>
  <manifest:file-entry manifest:full-path="Pictures/10000001000000320000000DE9C2C0A9.png" manifest:media-type="image/png"/>
  <manifest:file-entry manifest:full-path="Pictures/10000001000000280000002E2F529CCD.png" manifest:media-type="image/png"/>
  <manifest:file-entry manifest:full-path="Pictures/100000010000002E0000001D354A799B.png" manifest:media-type="image/png"/>
  <manifest:file-entry manifest:full-path="Pictures/10000001000000320000001AF4D5C348.png" manifest:media-type="image/png"/>
  <manifest:file-entry manifest:full-path="Pictures/10000001000000320000003298D0025F.png" manifest:media-type="image/png"/>
  <manifest:file-entry manifest:full-path="Pictures/1000000100000049000000200C9DEBB5.png" manifest:media-type="image/png"/>
  <manifest:file-entry manifest:full-path="Pictures/100000010000003200000032384A74F3.png" manifest:media-type="image/png"/>
  <manifest:file-entry manifest:full-path="Pictures/100000010000001B0000002B866FBCDD.png" manifest:media-type="image/png"/>
  <manifest:file-entry manifest:full-path="Pictures/100000010000003200000032DEBB135B.png" manifest:media-type="image/png"/>
  <manifest:file-entry manifest:full-path="Pictures/10000001000000F50000001AA429A09E.png" manifest:media-type="image/png"/>
  <manifest:file-entry manifest:full-path="Pictures/1000000100000032000000057144843E.png" manifest:media-type="image/png"/>
  <manifest:file-entry manifest:full-path="Pictures/1000000100000030000000221E9CA233.png" manifest:media-type="image/png"/>
  <manifest:file-entry manifest:full-path="Pictures/10000001000000D40000001A60F92BBD.png" manifest:media-type="image/png"/>
  <manifest:file-entry manifest:full-path="Pictures/10000001000000590000001A13F15CD0.png" manifest:media-type="image/png"/>
  <manifest:file-entry manifest:full-path="Pictures/100000010000003200000032485AFEA3.png" manifest:media-type="image/png"/>
  <manifest:file-entry manifest:full-path="Pictures/1000000100000013000000218C4233E3.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6.1833in" table:align="right"/>
    </style:style>
    <style:style style:name="Table1.A" style:family="table-column">
      <style:table-column-properties style:column-width="6.1833in"/>
    </style:style>
    <style:style style:name="Table1.A1" style:family="table-cell">
      <style:table-cell-properties fo:padding="0.0382in" fo:border="0.5pt solid #000000"/>
    </style:style>
    <style:style style:name="Table2" style:family="table">
      <style:table-properties style:width="6.2333in" table:align="right"/>
    </style:style>
    <style:style style:name="Table2.A" style:family="table-column">
      <style:table-column-properties style:column-width="1.216in"/>
    </style:style>
    <style:style style:name="Table2.B" style:family="table-column">
      <style:table-column-properties style:column-width="5.0174in"/>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8" style:family="table">
      <style:table-properties style:width="2.5451in" table:align="left"/>
    </style:style>
    <style:style style:name="Table8.A" style:family="table-column">
      <style:table-column-properties style:column-width="0.7625in"/>
    </style:style>
    <style:style style:name="Table8.B" style:family="table-column">
      <style:table-column-properties style:column-width="1.7826in"/>
    </style:style>
    <style:style style:name="Table8.A1" style:family="table-cell">
      <style:table-cell-properties fo:padding="0.05in" fo:border="none" style:writing-mode="page"/>
    </style:style>
    <style:style style:name="Table10" style:family="table">
      <style:table-properties style:width="2.5451in" table:align="left"/>
    </style:style>
    <style:style style:name="Table10.A" style:family="table-column">
      <style:table-column-properties style:column-width="0.7625in"/>
    </style:style>
    <style:style style:name="Table10.B" style:family="table-column">
      <style:table-column-properties style:column-width="1.7826in"/>
    </style:style>
    <style:style style:name="Table10.A1" style:family="table-cell">
      <style:table-cell-properties fo:padding="0.05in" fo:border="none" style:writing-mode="page"/>
    </style:style>
    <style:style style:name="Table4" style:family="table">
      <style:table-properties style:width="2.5451in" table:align="left"/>
    </style:style>
    <style:style style:name="Table4.A" style:family="table-column">
      <style:table-column-properties style:column-width="0.7625in"/>
    </style:style>
    <style:style style:name="Table4.B" style:family="table-column">
      <style:table-column-properties style:column-width="1.7826in"/>
    </style:style>
    <style:style style:name="Table4.A1" style:family="table-cell">
      <style:table-cell-properties fo:padding="0.05in" fo:border="none" style:writing-mode="page"/>
    </style:style>
    <style:style style:name="Table5" style:family="table">
      <style:table-properties style:width="2.5451in" table:align="left"/>
    </style:style>
    <style:style style:name="Table5.A" style:family="table-column">
      <style:table-column-properties style:column-width="0.7625in"/>
    </style:style>
    <style:style style:name="Table5.B" style:family="table-column">
      <style:table-column-properties style:column-width="1.7826in"/>
    </style:style>
    <style:style style:name="Table5.A1" style:family="table-cell">
      <style:table-cell-properties fo:padding="0.05in" fo:border="none" style:writing-mode="page"/>
    </style:style>
    <style:style style:name="Table6" style:family="table">
      <style:table-properties style:width="2.5451in" table:align="left"/>
    </style:style>
    <style:style style:name="Table6.A" style:family="table-column">
      <style:table-column-properties style:column-width="0.7625in"/>
    </style:style>
    <style:style style:name="Table6.B" style:family="table-column">
      <style:table-column-properties style:column-width="1.7826in"/>
    </style:style>
    <style:style style:name="Table6.A1" style:family="table-cell">
      <style:table-cell-properties fo:padding="0.05in" fo:border="none" style:writing-mode="page"/>
    </style:style>
    <style:style style:name="Table9" style:family="table">
      <style:table-properties style:width="2.5451in" table:align="left"/>
    </style:style>
    <style:style style:name="Table9.A" style:family="table-column">
      <style:table-column-properties style:column-width="0.7625in"/>
    </style:style>
    <style:style style:name="Table9.B" style:family="table-column">
      <style:table-column-properties style:column-width="1.7826in"/>
    </style:style>
    <style:style style:name="Table9.A1" style:family="table-cell">
      <style:table-cell-properties fo:padding="0.05in" fo:border="none" style:writing-mode="page"/>
    </style:style>
    <style:style style:name="Table7" style:family="table">
      <style:table-properties style:width="2.5451in" table:align="left"/>
    </style:style>
    <style:style style:name="Table7.A" style:family="table-column">
      <style:table-column-properties style:column-width="0.7625in"/>
    </style:style>
    <style:style style:name="Table7.B" style:family="table-column">
      <style:table-column-properties style:column-width="1.7826in"/>
    </style:style>
    <style:style style:name="Table7.A1" style:family="table-cell">
      <style:table-cell-properties fo:padding="0.05in" fo:border="none" style:writing-mode="page"/>
    </style:style>
    <style:style style:name="SVGAttributeReferences" style:family="table">
      <style:table-properties style:width="6.5in" table:align="margins"/>
    </style:style>
    <style:style style:name="SVGAttributeReferences.A" style:family="table-column">
      <style:table-column-properties style:column-width="1.0833in" style:rel-column-width="10922*"/>
    </style:style>
    <style:style style:name="SVGAttributeReferences.F" style:family="table-column">
      <style:table-column-properties style:column-width="1.0833in" style:rel-column-width="10925*"/>
    </style:style>
    <style:style style:name="SVGAttributeReferences.A1" style:family="table-cell">
      <style:table-cell-properties style:writing-mode="page"/>
    </style:style>
    <style:style style:name="P1" style:family="paragraph" style:parent-style-name="Title" style:master-page-name="MP0">
      <style:paragraph-properties style:page-number="auto" fo:break-before="page"/>
    </style:style>
    <style:style style:name="P2" style:family="paragraph" style:parent-style-name="Standard">
      <style:text-properties fo:font-size="8pt" style:font-size-asian="8pt" style:font-size-complex="8pt"/>
    </style:style>
    <style:style style:name="P3" style:family="paragraph" style:parent-style-name="Normal">
      <style:text-properties officeooo:rsid="0048eade" officeooo:paragraph-rsid="0048eade"/>
    </style:style>
    <style:style style:name="P4" style:family="paragraph" style:parent-style-name="Normal">
      <style:text-properties officeooo:paragraph-rsid="0048eade"/>
    </style:style>
    <style:style style:name="P5" style:family="paragraph" style:parent-style-name="Normal">
      <style:text-properties officeooo:rsid="0049a008" officeooo:paragraph-rsid="0049a008"/>
    </style:style>
    <style:style style:name="P6" style:family="paragraph" style:parent-style-name="Normal">
      <style:text-properties officeooo:rsid="004b5e31" officeooo:paragraph-rsid="004b5e31"/>
    </style:style>
    <style:style style:name="P7" style:family="paragraph" style:parent-style-name="Normal">
      <style:text-properties officeooo:paragraph-rsid="004b5e31"/>
    </style:style>
    <style:style style:name="P8" style:family="paragraph" style:parent-style-name="Normal" style:list-style-name="L1">
      <style:text-properties officeooo:paragraph-rsid="004b5e31"/>
    </style:style>
    <style:style style:name="P9" style:family="paragraph" style:parent-style-name="Normal" style:list-style-name="L1">
      <style:text-properties officeooo:paragraph-rsid="004c3951"/>
    </style:style>
    <style:style style:name="P10" style:family="paragraph" style:parent-style-name="Normal">
      <style:text-properties officeooo:paragraph-rsid="004c3951"/>
    </style:style>
    <style:style style:name="P11" style:family="paragraph" style:parent-style-name="Normal" style:list-style-name="L2">
      <style:text-properties officeooo:paragraph-rsid="004c3951"/>
    </style:style>
    <style:style style:name="P12" style:family="paragraph" style:parent-style-name="Normal" style:list-style-name="L3">
      <style:text-properties officeooo:paragraph-rsid="004c3951"/>
    </style:style>
    <style:style style:name="P13" style:family="paragraph" style:parent-style-name="Heading_20_1">
      <style:paragraph-properties fo:break-before="page"/>
      <style:text-properties officeooo:rsid="00312ee8" officeooo:paragraph-rsid="004df120"/>
    </style:style>
    <style:style style:name="P14" style:family="paragraph" style:parent-style-name="Normal">
      <style:text-properties officeooo:rsid="00312ee8" officeooo:paragraph-rsid="004df120"/>
    </style:style>
    <style:style style:name="P15" style:family="paragraph" style:parent-style-name="Heading_20_2">
      <style:text-properties officeooo:paragraph-rsid="004df120"/>
    </style:style>
    <style:style style:name="P16" style:family="paragraph" style:parent-style-name="Normal">
      <style:text-properties officeooo:rsid="003450fb" officeooo:paragraph-rsid="004df120"/>
    </style:style>
    <style:style style:name="P17" style:family="paragraph" style:parent-style-name="Normal" style:list-style-name="L4">
      <style:text-properties officeooo:rsid="0039eba3" officeooo:paragraph-rsid="004df120"/>
    </style:style>
    <style:style style:name="P18" style:family="paragraph" style:parent-style-name="Normal" style:list-style-name="L4">
      <style:text-properties officeooo:rsid="00312ee8" officeooo:paragraph-rsid="004df120"/>
    </style:style>
    <style:style style:name="P19" style:family="paragraph" style:parent-style-name="Normal" style:list-style-name="L4">
      <style:text-properties officeooo:rsid="0032ebec" officeooo:paragraph-rsid="004df120"/>
    </style:style>
    <style:style style:name="P20" style:family="paragraph" style:parent-style-name="Normal">
      <style:text-properties officeooo:rsid="0032ebec" officeooo:paragraph-rsid="004df120"/>
    </style:style>
    <style:style style:name="P21" style:family="paragraph" style:parent-style-name="Normal">
      <style:text-properties officeooo:rsid="0036b7b7" officeooo:paragraph-rsid="004df120"/>
    </style:style>
    <style:style style:name="P22" style:family="paragraph" style:parent-style-name="Normal">
      <style:text-properties officeooo:rsid="00383a33" officeooo:paragraph-rsid="004df120"/>
    </style:style>
    <style:style style:name="P23" style:family="paragraph" style:parent-style-name="Normal">
      <style:text-properties officeooo:rsid="00398960" officeooo:paragraph-rsid="004df120"/>
    </style:style>
    <style:style style:name="P24" style:family="paragraph" style:parent-style-name="Normal">
      <style:text-properties officeooo:rsid="00398960" officeooo:paragraph-rsid="004eec9f"/>
    </style:style>
    <style:style style:name="P25" style:family="paragraph" style:parent-style-name="Normal">
      <style:text-properties officeooo:rsid="004eec9f" officeooo:paragraph-rsid="004eec9f"/>
    </style:style>
    <style:style style:name="P26" style:family="paragraph" style:parent-style-name="Normal">
      <style:text-properties officeooo:rsid="003a6b5b" officeooo:paragraph-rsid="004df120"/>
    </style:style>
    <style:style style:name="P27" style:family="paragraph" style:parent-style-name="Preformatted_20_Text">
      <style:text-properties officeooo:paragraph-rsid="004df120"/>
    </style:style>
    <style:style style:name="P28" style:family="paragraph" style:parent-style-name="Normal">
      <style:text-properties officeooo:paragraph-rsid="004df120"/>
    </style:style>
    <style:style style:name="P29" style:family="paragraph" style:parent-style-name="Normal">
      <style:text-properties officeooo:rsid="003a964e" officeooo:paragraph-rsid="004df120"/>
    </style:style>
    <style:style style:name="P30" style:family="paragraph" style:parent-style-name="Normal">
      <style:text-properties officeooo:rsid="003d7ab4" officeooo:paragraph-rsid="004df120"/>
    </style:style>
    <style:style style:name="P31" style:family="paragraph" style:parent-style-name="Normal">
      <style:text-properties officeooo:rsid="0055665f" officeooo:paragraph-rsid="0058c2c0"/>
    </style:style>
    <style:style style:name="P32" style:family="paragraph" style:parent-style-name="Normal">
      <style:text-properties officeooo:rsid="0055665f" officeooo:paragraph-rsid="0055665f"/>
    </style:style>
    <style:style style:name="P33" style:family="paragraph" style:parent-style-name="Normal">
      <style:text-properties officeooo:rsid="005c0965" officeooo:paragraph-rsid="005c0965"/>
    </style:style>
    <style:style style:name="P34" style:family="paragraph" style:parent-style-name="Normal" style:list-style-name="L5">
      <style:text-properties officeooo:rsid="005c5b42" officeooo:paragraph-rsid="005c5b42"/>
    </style:style>
    <style:style style:name="P35" style:family="paragraph" style:parent-style-name="Normal" style:list-style-name="L5">
      <style:text-properties officeooo:rsid="005c5b42" officeooo:paragraph-rsid="00bceaa6"/>
    </style:style>
    <style:style style:name="P36" style:family="paragraph" style:parent-style-name="Normal">
      <style:text-properties officeooo:rsid="005ce90b" officeooo:paragraph-rsid="005ce90b"/>
    </style:style>
    <style:style style:name="P37" style:family="paragraph" style:parent-style-name="Normal" style:list-style-name="L6">
      <style:text-properties officeooo:rsid="005ce90b" officeooo:paragraph-rsid="005ce90b"/>
    </style:style>
    <style:style style:name="P38" style:family="paragraph" style:parent-style-name="Heading_20_2">
      <style:text-properties officeooo:rsid="005e8f5a" officeooo:paragraph-rsid="005e8f5a"/>
    </style:style>
    <style:style style:name="P39" style:family="paragraph" style:parent-style-name="Normal">
      <style:text-properties officeooo:rsid="005e8f5a" officeooo:paragraph-rsid="005e8f5a"/>
    </style:style>
    <style:style style:name="P40" style:family="paragraph" style:parent-style-name="Normal" style:list-style-name="L7">
      <style:text-properties officeooo:rsid="005e8f5a" officeooo:paragraph-rsid="005e8f5a"/>
    </style:style>
    <style:style style:name="P41" style:family="paragraph" style:parent-style-name="Normal" style:list-style-name="L7">
      <style:text-properties officeooo:rsid="0063ceef" officeooo:paragraph-rsid="0063ceef"/>
    </style:style>
    <style:style style:name="P42" style:family="paragraph" style:parent-style-name="Normal" style:list-style-name="L7">
      <style:text-properties officeooo:rsid="0067460b" officeooo:paragraph-rsid="0067460b"/>
    </style:style>
    <style:style style:name="P43" style:family="paragraph" style:parent-style-name="Normal" style:list-style-name="L7">
      <style:text-properties officeooo:rsid="006579b2" officeooo:paragraph-rsid="006579b2"/>
    </style:style>
    <style:style style:name="P44" style:family="paragraph" style:parent-style-name="Normal" style:list-style-name="L7">
      <style:text-properties officeooo:rsid="0060e7a3" officeooo:paragraph-rsid="0060e7a3"/>
    </style:style>
    <style:style style:name="P45" style:family="paragraph" style:parent-style-name="Normal">
      <style:text-properties officeooo:rsid="0060e7a3" officeooo:paragraph-rsid="0060e7a3"/>
    </style:style>
    <style:style style:name="P46" style:family="paragraph" style:parent-style-name="Normal">
      <style:text-properties officeooo:rsid="0062c106" officeooo:paragraph-rsid="0060e7a3"/>
    </style:style>
    <style:style style:name="P47" style:family="paragraph" style:parent-style-name="Normal" style:list-style-name="L8">
      <style:text-properties officeooo:rsid="0060e7a3" officeooo:paragraph-rsid="0060e7a3"/>
    </style:style>
    <style:style style:name="P48" style:family="paragraph" style:parent-style-name="Normal" style:list-style-name="L8">
      <style:text-properties officeooo:rsid="00e1bf43" officeooo:paragraph-rsid="00e1bf43"/>
    </style:style>
    <style:style style:name="P49" style:family="paragraph" style:parent-style-name="Normal" style:list-style-name="L8">
      <style:text-properties officeooo:rsid="00dbb77c" officeooo:paragraph-rsid="00dbb77c"/>
    </style:style>
    <style:style style:name="P50" style:family="paragraph" style:parent-style-name="Normal" style:list-style-name="L8">
      <style:text-properties officeooo:rsid="0062c106" officeooo:paragraph-rsid="0062c106"/>
    </style:style>
    <style:style style:name="P51" style:family="paragraph" style:parent-style-name="Normal" style:list-style-name="L8">
      <style:text-properties officeooo:rsid="0066481e" officeooo:paragraph-rsid="0066481e"/>
    </style:style>
    <style:style style:name="P52" style:family="paragraph" style:parent-style-name="Normal" style:list-style-name="L8">
      <style:text-properties officeooo:rsid="005e8f5a" officeooo:paragraph-rsid="005e8f5a"/>
    </style:style>
    <style:style style:name="P53" style:family="paragraph" style:parent-style-name="Normal">
      <style:paragraph-properties fo:break-before="page"/>
      <style:text-properties officeooo:rsid="005e8f5a" officeooo:paragraph-rsid="005e8f5a"/>
    </style:style>
    <style:style style:name="P54" style:family="paragraph" style:parent-style-name="Heading_20_2">
      <style:text-properties officeooo:paragraph-rsid="0088350c"/>
    </style:style>
    <style:style style:name="P55" style:family="paragraph" style:parent-style-name="Normal">
      <style:text-properties officeooo:rsid="00858b02" officeooo:paragraph-rsid="0088350c"/>
    </style:style>
    <style:style style:name="P56" style:family="paragraph" style:parent-style-name="Heading_20_3">
      <style:text-properties officeooo:paragraph-rsid="0088350c"/>
    </style:style>
    <style:style style:name="P57" style:family="paragraph" style:parent-style-name="Normal">
      <style:text-properties officeooo:rsid="0088350c" officeooo:paragraph-rsid="0088350c"/>
    </style:style>
    <style:style style:name="P58" style:family="paragraph" style:parent-style-name="Normal">
      <style:text-properties officeooo:rsid="00b20342" officeooo:paragraph-rsid="00b20342"/>
    </style:style>
    <style:style style:name="P59" style:family="paragraph" style:parent-style-name="Normal">
      <style:text-properties style:text-underline-style="solid" style:text-underline-width="auto" style:text-underline-color="font-color" officeooo:rsid="00b41377" officeooo:paragraph-rsid="00b41377"/>
    </style:style>
    <style:style style:name="P60" style:family="paragraph" style:parent-style-name="Normal">
      <style:text-properties officeooo:rsid="00b03bc7" officeooo:paragraph-rsid="00b41377"/>
    </style:style>
    <style:style style:name="P61" style:family="paragraph" style:parent-style-name="Normal">
      <style:text-properties officeooo:rsid="00b20342" officeooo:paragraph-rsid="00b41377"/>
    </style:style>
    <style:style style:name="P62" style:family="paragraph" style:parent-style-name="Normal">
      <style:paragraph-properties fo:break-before="page"/>
      <style:text-properties officeooo:rsid="0088350c" officeooo:paragraph-rsid="0088350c"/>
    </style:style>
    <style:style style:name="P63" style:family="paragraph" style:parent-style-name="Normal">
      <style:text-properties officeooo:rsid="00a56287" officeooo:paragraph-rsid="00a56287"/>
    </style:style>
    <style:style style:name="P64" style:family="paragraph" style:parent-style-name="Normal">
      <style:text-properties officeooo:rsid="00b5a27d" officeooo:paragraph-rsid="00b5a27d"/>
    </style:style>
    <style:style style:name="P65" style:family="paragraph" style:parent-style-name="Normal">
      <style:text-properties officeooo:rsid="00e50de6" officeooo:paragraph-rsid="00e50de6"/>
    </style:style>
    <style:style style:name="P66"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style:font-name="Consolas" fo:font-size="10.5pt" fo:font-weight="normal" fo:background-color="#ffffff"/>
    </style:style>
    <style:style style:name="P67" style:family="paragraph" style:parent-style-name="Standard">
      <style:paragraph-properties fo:margin-left="0in" fo:margin-right="0in" fo:margin-top="0in" fo:margin-bottom="0in" style:contextual-spacing="false" style:line-height-at-least="0.198in" fo:text-indent="0in" style:auto-text-indent="false"/>
      <style:text-properties fo:color="#000000" loext:opacity="100%" fo:background-color="#ffffff"/>
    </style:style>
    <style:style style:name="P68" style:family="paragraph" style:parent-style-name="Standard">
      <style:paragraph-properties fo:margin-top="0in" fo:margin-bottom="0in" style:contextual-spacing="false" style:line-height-at-least="0.198in"/>
    </style:style>
    <style:style style:name="P69" style:family="paragraph" style:parent-style-name="Standard">
      <style:paragraph-properties fo:margin-left="0in" fo:margin-right="0in" fo:margin-top="0in" fo:margin-bottom="0in" style:contextual-spacing="false" style:line-height-at-least="0.198in" fo:text-indent="0in" style:auto-text-indent="false"/>
      <style:text-properties fo:color="#800000" loext:opacity="100%" style:font-name="Consolas" fo:font-size="10.5pt" fo:font-weight="normal" fo:background-color="#ffffff"/>
    </style:style>
    <style:style style:name="P70" style:family="paragraph" style:parent-style-name="Normal">
      <style:text-properties officeooo:rsid="00e865f9" officeooo:paragraph-rsid="00e865f9"/>
    </style:style>
    <style:style style:name="P71" style:family="paragraph" style:parent-style-name="Normal">
      <style:text-properties officeooo:rsid="00ea4d44" officeooo:paragraph-rsid="00ea4d44"/>
    </style:style>
    <style:style style:name="P72" style:family="paragraph" style:parent-style-name="Normal">
      <style:text-properties officeooo:rsid="00eba25b" officeooo:paragraph-rsid="00eba25b"/>
    </style:style>
    <style:style style:name="P73" style:family="paragraph" style:parent-style-name="Table_20_Contents">
      <style:text-properties officeooo:rsid="00eba25b" officeooo:paragraph-rsid="00eba25b"/>
    </style:style>
    <style:style style:name="P74" style:family="paragraph" style:parent-style-name="Normal">
      <style:text-properties officeooo:rsid="0067460b" officeooo:paragraph-rsid="0067460b"/>
    </style:style>
    <style:style style:name="P75" style:family="paragraph" style:parent-style-name="Normal">
      <style:text-properties officeooo:rsid="009cc901" officeooo:paragraph-rsid="009cc901"/>
    </style:style>
    <style:style style:name="P76" style:family="paragraph" style:parent-style-name="Heading_20_3">
      <style:text-properties officeooo:rsid="00a76232" officeooo:paragraph-rsid="00a76232"/>
    </style:style>
    <style:style style:name="P77" style:family="paragraph" style:parent-style-name="Normal">
      <style:text-properties officeooo:rsid="00a76232" officeooo:paragraph-rsid="00a76232"/>
    </style:style>
    <style:style style:name="P78" style:family="paragraph" style:parent-style-name="Normal">
      <style:text-properties officeooo:rsid="0067460b" officeooo:paragraph-rsid="00a76232"/>
    </style:style>
    <style:style style:name="P79" style:family="paragraph" style:parent-style-name="Normal">
      <style:text-properties officeooo:rsid="006cb270" officeooo:paragraph-rsid="006cb270"/>
    </style:style>
    <style:style style:name="P80" style:family="paragraph" style:parent-style-name="Normal">
      <style:text-properties officeooo:rsid="007e1fc4" officeooo:paragraph-rsid="007e1fc4"/>
    </style:style>
    <style:style style:name="P81" style:family="paragraph" style:parent-style-name="Normal">
      <style:text-properties style:text-underline-style="solid" style:text-underline-width="auto" style:text-underline-color="font-color" officeooo:rsid="007e1fc4" officeooo:paragraph-rsid="007e1fc4"/>
    </style:style>
    <style:style style:name="P82" style:family="paragraph" style:parent-style-name="Normal" style:list-style-name="L9">
      <style:text-properties officeooo:rsid="006cb270" officeooo:paragraph-rsid="006cb270"/>
    </style:style>
    <style:style style:name="P83" style:family="paragraph" style:parent-style-name="Normal" style:list-style-name="L9">
      <style:text-properties officeooo:rsid="006d4f04" officeooo:paragraph-rsid="006d4f04"/>
    </style:style>
    <style:style style:name="P84" style:family="paragraph" style:parent-style-name="Normal">
      <style:text-properties style:text-underline-style="solid" style:text-underline-width="auto" style:text-underline-color="font-color" officeooo:rsid="009cc901" officeooo:paragraph-rsid="009cc901"/>
    </style:style>
    <style:style style:name="P85" style:family="paragraph" style:parent-style-name="Normal" style:list-style-name="L10">
      <style:text-properties officeooo:rsid="009cc901" officeooo:paragraph-rsid="009cc901"/>
    </style:style>
    <style:style style:name="P86" style:family="paragraph" style:parent-style-name="Normal">
      <style:text-properties style:text-underline-style="solid" style:text-underline-width="auto" style:text-underline-color="font-color" officeooo:rsid="007f74a9" officeooo:paragraph-rsid="007f74a9"/>
    </style:style>
    <style:style style:name="P87" style:family="paragraph" style:parent-style-name="Normal">
      <style:text-properties officeooo:rsid="007f74a9" officeooo:paragraph-rsid="007f74a9"/>
    </style:style>
    <style:style style:name="P88" style:family="paragraph" style:parent-style-name="Normal" style:list-style-name="L9">
      <style:text-properties officeooo:rsid="006d4f04" officeooo:paragraph-rsid="007f74a9"/>
    </style:style>
    <style:style style:name="P89" style:family="paragraph" style:parent-style-name="Normal" style:list-style-name="L9">
      <style:text-properties officeooo:rsid="006cb270" officeooo:paragraph-rsid="007f74a9"/>
    </style:style>
    <style:style style:name="P90" style:family="paragraph" style:parent-style-name="Normal" style:list-style-name="L9">
      <style:text-properties officeooo:rsid="006cb270" officeooo:paragraph-rsid="00c54d9b"/>
    </style:style>
    <style:style style:name="P91" style:family="paragraph" style:parent-style-name="Normal" style:list-style-name="L9">
      <style:text-properties officeooo:rsid="006cb270" officeooo:paragraph-rsid="00d47b97"/>
    </style:style>
    <style:style style:name="P92" style:family="paragraph" style:parent-style-name="Normal">
      <style:text-properties officeooo:rsid="006cb270" officeooo:paragraph-rsid="007f74a9"/>
    </style:style>
    <style:style style:name="P93" style:family="paragraph" style:parent-style-name="Normal">
      <style:paragraph-properties fo:break-before="page"/>
      <style:text-properties officeooo:rsid="003d7ab4" officeooo:paragraph-rsid="004df120"/>
    </style:style>
    <style:style style:name="P94" style:family="paragraph" style:parent-style-name="Normal">
      <style:text-properties officeooo:rsid="006ecf77" officeooo:paragraph-rsid="006ecf77"/>
    </style:style>
    <style:style style:name="P95" style:family="paragraph" style:parent-style-name="Normal">
      <style:text-properties officeooo:rsid="007b3008" officeooo:paragraph-rsid="007b3008"/>
    </style:style>
    <style:style style:name="P96" style:family="paragraph" style:parent-style-name="Normal">
      <style:text-properties officeooo:rsid="006f153c" officeooo:paragraph-rsid="006f153c"/>
    </style:style>
    <style:style style:name="P97" style:family="paragraph" style:parent-style-name="Normal">
      <style:text-properties style:text-underline-style="solid" style:text-underline-width="auto" style:text-underline-color="font-color" officeooo:rsid="00d8e308" officeooo:paragraph-rsid="00d8e308"/>
    </style:style>
    <style:style style:name="P98" style:family="paragraph" style:parent-style-name="Normal">
      <style:text-properties officeooo:rsid="00d8e308" officeooo:paragraph-rsid="00d8e308"/>
    </style:style>
    <style:style style:name="P99" style:family="paragraph" style:parent-style-name="Normal" style:list-style-name="L11">
      <style:text-properties officeooo:rsid="00da3d29" officeooo:paragraph-rsid="00da3d29"/>
    </style:style>
    <style:style style:name="P100" style:family="paragraph" style:parent-style-name="Normal">
      <style:text-properties style:text-underline-style="solid" style:text-underline-width="auto" style:text-underline-color="font-color" officeooo:rsid="0071f599" officeooo:paragraph-rsid="0071f599"/>
    </style:style>
    <style:style style:name="P101" style:family="paragraph" style:parent-style-name="Normal" style:list-style-name="L12">
      <style:text-properties officeooo:rsid="006f153c" officeooo:paragraph-rsid="006f153c"/>
    </style:style>
    <style:style style:name="P102" style:family="paragraph" style:parent-style-name="Normal" style:list-style-name="L12">
      <style:text-properties officeooo:rsid="0071f599" officeooo:paragraph-rsid="0071f599"/>
    </style:style>
    <style:style style:name="P103" style:family="paragraph" style:parent-style-name="Normal" style:list-style-name="L12">
      <style:text-properties officeooo:rsid="006f6f05" officeooo:paragraph-rsid="006f6f05"/>
    </style:style>
    <style:style style:name="P104" style:family="paragraph" style:parent-style-name="Normal">
      <style:paragraph-properties fo:break-before="page"/>
      <style:text-properties officeooo:rsid="006f153c" officeooo:paragraph-rsid="006f153c"/>
    </style:style>
    <style:style style:name="P105" style:family="paragraph" style:parent-style-name="Normal">
      <style:text-properties officeooo:rsid="007c2914" officeooo:paragraph-rsid="007c2914"/>
    </style:style>
    <style:style style:name="P106" style:family="paragraph" style:parent-style-name="Normal">
      <style:text-properties style:text-underline-style="solid" style:text-underline-width="auto" style:text-underline-color="font-color" officeooo:rsid="007c2914" officeooo:paragraph-rsid="007c2914"/>
    </style:style>
    <style:style style:name="P107" style:family="paragraph" style:parent-style-name="Normal">
      <style:text-properties officeooo:rsid="006f153c" officeooo:paragraph-rsid="007e1fc4"/>
    </style:style>
    <style:style style:name="P108" style:family="paragraph" style:parent-style-name="Normal" style:list-style-name="L13">
      <style:text-properties officeooo:rsid="007d834e" officeooo:paragraph-rsid="007d834e"/>
    </style:style>
    <style:style style:name="P109" style:family="paragraph" style:parent-style-name="Normal">
      <style:paragraph-properties fo:break-before="page"/>
      <style:text-properties officeooo:rsid="007c2914" officeooo:paragraph-rsid="007c2914"/>
    </style:style>
    <style:style style:name="P110" style:family="paragraph" style:parent-style-name="Normal">
      <style:text-properties officeooo:rsid="007d834e" officeooo:paragraph-rsid="007d834e"/>
    </style:style>
    <style:style style:name="P111" style:family="paragraph" style:parent-style-name="Normal">
      <style:text-properties style:text-underline-style="solid" style:text-underline-width="auto" style:text-underline-color="font-color" officeooo:rsid="007d834e" officeooo:paragraph-rsid="007d834e"/>
    </style:style>
    <style:style style:name="P112" style:family="paragraph" style:parent-style-name="Normal" style:list-style-name="L12">
      <style:text-properties officeooo:rsid="006f153c" officeooo:paragraph-rsid="007e1fc4"/>
    </style:style>
    <style:style style:name="P113" style:family="paragraph" style:parent-style-name="Normal" style:list-style-name="L12">
      <style:text-properties officeooo:rsid="0071f599" officeooo:paragraph-rsid="007e1fc4"/>
    </style:style>
    <style:style style:name="P114" style:family="paragraph" style:parent-style-name="Normal" style:list-style-name="L12">
      <style:text-properties officeooo:rsid="006f6f05" officeooo:paragraph-rsid="007e1fc4"/>
    </style:style>
    <style:style style:name="P115" style:family="paragraph" style:parent-style-name="Normal">
      <style:text-properties officeooo:rsid="003d7ab4" officeooo:paragraph-rsid="00755ef7"/>
    </style:style>
    <style:style style:name="P116" style:family="paragraph" style:parent-style-name="Normal">
      <style:text-properties style:text-underline-style="solid" style:text-underline-width="auto" style:text-underline-color="font-color" officeooo:rsid="007d834e" officeooo:paragraph-rsid="007e1fc4"/>
    </style:style>
    <style:style style:name="P117" style:family="paragraph" style:parent-style-name="Normal">
      <style:paragraph-properties fo:break-before="page"/>
      <style:text-properties officeooo:rsid="006f153c" officeooo:paragraph-rsid="007e1fc4"/>
    </style:style>
    <style:style style:name="P118" style:family="paragraph" style:parent-style-name="Normal">
      <style:text-properties officeooo:rsid="009e47f7" officeooo:paragraph-rsid="009e47f7"/>
    </style:style>
    <style:style style:name="P119" style:family="paragraph" style:parent-style-name="Normal">
      <style:text-properties style:text-underline-style="solid" style:text-underline-width="auto" style:text-underline-color="font-color" officeooo:rsid="0099c198" officeooo:paragraph-rsid="009e47f7"/>
    </style:style>
    <style:style style:name="P120" style:family="paragraph" style:parent-style-name="Normal">
      <style:text-properties officeooo:rsid="0099c198" officeooo:paragraph-rsid="009e47f7"/>
    </style:style>
    <style:style style:name="P121" style:family="paragraph" style:parent-style-name="Normal" style:list-style-name="L14">
      <style:text-properties officeooo:rsid="0099c198" officeooo:paragraph-rsid="009e47f7"/>
    </style:style>
    <style:style style:name="P122" style:family="paragraph" style:parent-style-name="Normal" style:list-style-name="L14">
      <style:text-properties officeooo:rsid="00d2d0ee" officeooo:paragraph-rsid="00d2d0ee"/>
    </style:style>
    <style:style style:name="P123" style:family="paragraph" style:parent-style-name="Normal" style:list-style-name="L14">
      <style:text-properties officeooo:rsid="00a56287" officeooo:paragraph-rsid="00a56287"/>
    </style:style>
    <style:style style:name="P124" style:family="paragraph" style:parent-style-name="Normal">
      <style:text-properties style:text-underline-style="solid" style:text-underline-width="auto" style:text-underline-color="font-color" officeooo:rsid="007d834e" officeooo:paragraph-rsid="009e47f7"/>
    </style:style>
    <style:style style:name="P125" style:family="paragraph" style:parent-style-name="Normal">
      <style:text-properties officeooo:rsid="006f153c" officeooo:paragraph-rsid="009e47f7"/>
    </style:style>
    <style:style style:name="P126" style:family="paragraph" style:parent-style-name="Normal" style:list-style-name="L12">
      <style:text-properties officeooo:rsid="0071f599" officeooo:paragraph-rsid="009e47f7"/>
    </style:style>
    <style:style style:name="P127" style:family="paragraph" style:parent-style-name="Normal">
      <style:text-properties officeooo:rsid="009ba58d" officeooo:paragraph-rsid="009e47f7"/>
    </style:style>
    <style:style style:name="P128" style:family="paragraph" style:parent-style-name="Normal">
      <style:text-properties officeooo:rsid="00961812" officeooo:paragraph-rsid="009e47f7"/>
    </style:style>
    <style:style style:name="P129" style:family="paragraph" style:parent-style-name="Normal">
      <style:paragraph-properties fo:break-before="page"/>
      <style:text-properties officeooo:rsid="007e1fc4" officeooo:paragraph-rsid="007e1fc4"/>
    </style:style>
    <style:style style:name="P130" style:family="paragraph" style:parent-style-name="Normal">
      <style:text-properties style:text-underline-style="solid" style:text-underline-width="auto" style:text-underline-color="font-color" officeooo:rsid="007d834e" officeooo:paragraph-rsid="008066bb"/>
    </style:style>
    <style:style style:name="P131" style:family="paragraph" style:parent-style-name="Normal">
      <style:text-properties officeooo:rsid="006f153c" officeooo:paragraph-rsid="008066bb"/>
    </style:style>
    <style:style style:name="P132" style:family="paragraph" style:parent-style-name="Normal" style:list-style-name="L12">
      <style:text-properties officeooo:rsid="0071f599" officeooo:paragraph-rsid="008066bb"/>
    </style:style>
    <style:style style:name="P133" style:family="paragraph" style:parent-style-name="Normal">
      <style:paragraph-properties fo:break-before="page"/>
      <style:text-properties officeooo:rsid="003d7ab4" officeooo:paragraph-rsid="00755ef7"/>
    </style:style>
    <style:style style:name="P134" style:family="paragraph" style:parent-style-name="Normal">
      <style:text-properties officeooo:rsid="008066bb" officeooo:paragraph-rsid="008066bb"/>
    </style:style>
    <style:style style:name="P135" style:family="paragraph" style:parent-style-name="Normal">
      <style:text-properties style:text-underline-style="solid" style:text-underline-width="auto" style:text-underline-color="font-color" officeooo:rsid="00db5f55" officeooo:paragraph-rsid="00db5f55"/>
    </style:style>
    <style:style style:name="P136" style:family="paragraph" style:parent-style-name="Normal">
      <style:text-properties officeooo:rsid="00db5f55" officeooo:paragraph-rsid="00db5f55"/>
    </style:style>
    <style:style style:name="P137" style:family="paragraph" style:parent-style-name="Normal" style:list-style-name="L15">
      <style:text-properties officeooo:rsid="00db5f55" officeooo:paragraph-rsid="00db5f55"/>
    </style:style>
    <style:style style:name="P138" style:family="paragraph" style:parent-style-name="Normal" style:list-style-name="L15">
      <style:text-properties officeooo:rsid="00e0fb0b" officeooo:paragraph-rsid="00e0fb0b"/>
    </style:style>
    <style:style style:name="P139" style:family="paragraph" style:parent-style-name="Normal">
      <style:paragraph-properties fo:break-before="page"/>
      <style:text-properties officeooo:rsid="008066bb" officeooo:paragraph-rsid="008066bb"/>
    </style:style>
    <style:style style:name="P140" style:family="paragraph" style:parent-style-name="Normal">
      <style:text-properties officeooo:rsid="0080e1bf" officeooo:paragraph-rsid="0080e1bf"/>
    </style:style>
    <style:style style:name="P141" style:family="paragraph" style:parent-style-name="Normal">
      <style:text-properties style:text-underline-style="solid" style:text-underline-width="auto" style:text-underline-color="font-color" officeooo:rsid="007d834e" officeooo:paragraph-rsid="008174b9"/>
    </style:style>
    <style:style style:name="P142" style:family="paragraph" style:parent-style-name="Normal">
      <style:text-properties officeooo:rsid="006f153c" officeooo:paragraph-rsid="008174b9"/>
    </style:style>
    <style:style style:name="P143" style:family="paragraph" style:parent-style-name="Normal" style:list-style-name="L12">
      <style:text-properties officeooo:rsid="006f153c" officeooo:paragraph-rsid="008174b9"/>
    </style:style>
    <style:style style:name="P144" style:family="paragraph" style:parent-style-name="Normal" style:list-style-name="L12">
      <style:text-properties officeooo:rsid="0071f599" officeooo:paragraph-rsid="008174b9"/>
    </style:style>
    <style:style style:name="P145" style:family="paragraph" style:parent-style-name="Normal" style:list-style-name="L12">
      <style:text-properties officeooo:rsid="006f6f05" officeooo:paragraph-rsid="008174b9"/>
    </style:style>
    <style:style style:name="P146" style:family="paragraph" style:parent-style-name="Normal">
      <style:paragraph-properties fo:break-before="page"/>
      <style:text-properties officeooo:rsid="006f153c" officeooo:paragraph-rsid="008174b9"/>
    </style:style>
    <style:style style:name="P147" style:family="paragraph" style:parent-style-name="Normal">
      <style:text-properties officeooo:rsid="0082ac25" officeooo:paragraph-rsid="0082ac25"/>
    </style:style>
    <style:style style:name="P148" style:family="paragraph" style:parent-style-name="Normal">
      <style:text-properties style:text-underline-style="solid" style:text-underline-width="auto" style:text-underline-color="font-color" officeooo:rsid="00d3cb57" officeooo:paragraph-rsid="00d3cb57"/>
    </style:style>
    <style:style style:name="P149" style:family="paragraph" style:parent-style-name="Normal">
      <style:text-properties officeooo:rsid="00d3cb57" officeooo:paragraph-rsid="00d3cb57"/>
    </style:style>
    <style:style style:name="P150" style:family="paragraph" style:parent-style-name="Normal" style:list-style-name="L16">
      <style:text-properties officeooo:rsid="00d3cb57" officeooo:paragraph-rsid="00d3cb57"/>
    </style:style>
    <style:style style:name="P151" style:family="paragraph" style:parent-style-name="Normal">
      <style:text-properties style:text-underline-style="solid" style:text-underline-width="auto" style:text-underline-color="font-color" officeooo:rsid="007d834e" officeooo:paragraph-rsid="0082ac25"/>
    </style:style>
    <style:style style:name="P152" style:family="paragraph" style:parent-style-name="Normal">
      <style:text-properties officeooo:rsid="006f153c" officeooo:paragraph-rsid="0082ac25"/>
    </style:style>
    <style:style style:name="P153" style:family="paragraph" style:parent-style-name="Normal" style:list-style-name="L12">
      <style:text-properties officeooo:rsid="0071f599" officeooo:paragraph-rsid="0082ac25"/>
    </style:style>
    <style:style style:name="P154" style:family="paragraph" style:parent-style-name="Normal">
      <style:paragraph-properties fo:break-before="page"/>
      <style:text-properties officeooo:rsid="003d7ab4" officeooo:paragraph-rsid="0082ac25"/>
    </style:style>
    <style:style style:name="P155" style:family="paragraph" style:parent-style-name="Normal">
      <style:text-properties officeooo:rsid="0083e766" officeooo:paragraph-rsid="0083e766"/>
    </style:style>
    <style:style style:name="P156" style:family="paragraph" style:parent-style-name="Normal">
      <style:text-properties style:text-underline-style="solid" style:text-underline-width="auto" style:text-underline-color="font-color" officeooo:rsid="007d834e" officeooo:paragraph-rsid="0083e766"/>
    </style:style>
    <style:style style:name="P157" style:family="paragraph" style:parent-style-name="Normal">
      <style:text-properties officeooo:rsid="006f153c" officeooo:paragraph-rsid="0083e766"/>
    </style:style>
    <style:style style:name="P158" style:family="paragraph" style:parent-style-name="Normal" style:list-style-name="L12">
      <style:text-properties officeooo:rsid="0071f599" officeooo:paragraph-rsid="0083e766"/>
    </style:style>
    <style:style style:name="P159" style:family="paragraph" style:parent-style-name="Normal">
      <style:paragraph-properties fo:break-before="page"/>
      <style:text-properties officeooo:rsid="003d7ab4" officeooo:paragraph-rsid="0083e766"/>
    </style:style>
    <style:style style:name="P160" style:family="paragraph" style:parent-style-name="Normal">
      <style:text-properties officeooo:rsid="0084067d" officeooo:paragraph-rsid="0084067d"/>
    </style:style>
    <style:style style:name="P161" style:family="paragraph" style:parent-style-name="Normal">
      <style:text-properties style:text-underline-style="solid" style:text-underline-width="auto" style:text-underline-color="font-color" officeooo:rsid="0099c198" officeooo:paragraph-rsid="00a4ec3c"/>
    </style:style>
    <style:style style:name="P162" style:family="paragraph" style:parent-style-name="Normal">
      <style:text-properties officeooo:rsid="0099c198" officeooo:paragraph-rsid="00a4ec3c"/>
    </style:style>
    <style:style style:name="P163" style:family="paragraph" style:parent-style-name="Normal" style:list-style-name="L14">
      <style:text-properties fo:font-weight="bold" officeooo:rsid="00a403da" officeooo:paragraph-rsid="00a4ec3c" style:font-weight-asian="bold" style:font-weight-complex="bold"/>
    </style:style>
    <style:style style:name="P164" style:family="paragraph" style:parent-style-name="Normal">
      <style:text-properties style:text-underline-style="solid" style:text-underline-width="auto" style:text-underline-color="font-color" officeooo:rsid="00a4ec3c" officeooo:paragraph-rsid="00a4ec3c"/>
    </style:style>
    <style:style style:name="P165" style:family="paragraph" style:parent-style-name="Normal">
      <style:text-properties style:text-underline-style="solid" style:text-underline-width="auto" style:text-underline-color="font-color" officeooo:rsid="007d834e" officeooo:paragraph-rsid="0084067d"/>
    </style:style>
    <style:style style:name="P166" style:family="paragraph" style:parent-style-name="Normal">
      <style:text-properties officeooo:rsid="006f153c" officeooo:paragraph-rsid="0084067d"/>
    </style:style>
    <style:style style:name="P167" style:family="paragraph" style:parent-style-name="Normal" style:list-style-name="L12">
      <style:text-properties officeooo:rsid="0071f599" officeooo:paragraph-rsid="0084067d"/>
    </style:style>
    <style:style style:name="P168" style:family="paragraph" style:parent-style-name="Normal">
      <style:paragraph-properties fo:break-before="page"/>
      <style:text-properties officeooo:rsid="003d7ab4" officeooo:paragraph-rsid="0084067d"/>
    </style:style>
    <style:style style:name="P169" style:family="paragraph" style:parent-style-name="Normal" style:list-style-name="L12">
      <style:text-properties officeooo:rsid="006f153c" officeooo:paragraph-rsid="0084067d"/>
    </style:style>
    <style:style style:name="P170" style:family="paragraph" style:parent-style-name="Normal" style:list-style-name="L12">
      <style:text-properties officeooo:rsid="006f6f05" officeooo:paragraph-rsid="0084067d"/>
    </style:style>
    <style:style style:name="P171" style:family="paragraph" style:parent-style-name="Normal">
      <style:text-properties officeooo:rsid="00849ec6" officeooo:paragraph-rsid="00849ec6"/>
    </style:style>
    <style:style style:name="P172" style:family="paragraph" style:parent-style-name="Normal">
      <style:text-properties style:text-underline-style="solid" style:text-underline-width="auto" style:text-underline-color="font-color" officeooo:rsid="007d834e" officeooo:paragraph-rsid="00849ec6"/>
    </style:style>
    <style:style style:name="P173" style:family="paragraph" style:parent-style-name="Normal">
      <style:text-properties officeooo:rsid="006f153c" officeooo:paragraph-rsid="00849ec6"/>
    </style:style>
    <style:style style:name="P174" style:family="paragraph" style:parent-style-name="Normal" style:list-style-name="L12">
      <style:text-properties officeooo:rsid="006f153c" officeooo:paragraph-rsid="00849ec6"/>
    </style:style>
    <style:style style:name="P175" style:family="paragraph" style:parent-style-name="Normal" style:list-style-name="L12">
      <style:text-properties officeooo:rsid="0071f599" officeooo:paragraph-rsid="00849ec6"/>
    </style:style>
    <style:style style:name="P176" style:family="paragraph" style:parent-style-name="Normal" style:list-style-name="L12">
      <style:text-properties officeooo:rsid="006f6f05" officeooo:paragraph-rsid="00849ec6"/>
    </style:style>
    <style:style style:name="P177" style:family="paragraph" style:parent-style-name="Normal">
      <style:paragraph-properties fo:break-before="page"/>
      <style:text-properties officeooo:rsid="003d7ab4" officeooo:paragraph-rsid="00849ec6"/>
    </style:style>
    <style:style style:name="P178" style:family="paragraph" style:parent-style-name="Normal">
      <style:text-properties officeooo:rsid="00858b02" officeooo:paragraph-rsid="00858b02"/>
    </style:style>
    <style:style style:name="P179" style:family="paragraph" style:parent-style-name="Normal">
      <style:text-properties style:text-underline-style="solid" style:text-underline-width="auto" style:text-underline-color="font-color" officeooo:rsid="007d834e" officeooo:paragraph-rsid="00858b02"/>
    </style:style>
    <style:style style:name="P180" style:family="paragraph" style:parent-style-name="Normal">
      <style:text-properties officeooo:rsid="006f153c" officeooo:paragraph-rsid="00858b02"/>
    </style:style>
    <style:style style:name="P181" style:family="paragraph" style:parent-style-name="Normal" style:list-style-name="L12">
      <style:text-properties officeooo:rsid="006f153c" officeooo:paragraph-rsid="00858b02"/>
    </style:style>
    <style:style style:name="P182" style:family="paragraph" style:parent-style-name="Normal" style:list-style-name="L12">
      <style:text-properties officeooo:rsid="0071f599" officeooo:paragraph-rsid="00858b02"/>
    </style:style>
    <style:style style:name="P183" style:family="paragraph" style:parent-style-name="Normal" style:list-style-name="L12">
      <style:text-properties officeooo:rsid="006f6f05" officeooo:paragraph-rsid="00858b02"/>
    </style:style>
    <style:style style:name="P184" style:family="paragraph" style:parent-style-name="Normal">
      <style:paragraph-properties fo:break-before="page"/>
      <style:text-properties officeooo:rsid="006f153c" officeooo:paragraph-rsid="00858b02"/>
    </style:style>
    <style:style style:name="P185" style:family="paragraph" style:parent-style-name="Normal">
      <style:text-properties officeooo:rsid="0089b827" officeooo:paragraph-rsid="0089b827"/>
    </style:style>
    <style:style style:name="P186" style:family="paragraph" style:parent-style-name="Normal">
      <style:text-properties style:text-underline-style="solid" style:text-underline-width="auto" style:text-underline-color="font-color" officeooo:rsid="00b7f65f" officeooo:paragraph-rsid="00b7f65f"/>
    </style:style>
    <style:style style:name="P187" style:family="paragraph" style:parent-style-name="Normal">
      <style:text-properties officeooo:rsid="00b7f65f" officeooo:paragraph-rsid="00b7f65f"/>
    </style:style>
    <style:style style:name="P188" style:family="paragraph" style:parent-style-name="Normal" style:list-style-name="L17">
      <style:text-properties officeooo:rsid="00b7f65f" officeooo:paragraph-rsid="00b7f65f"/>
    </style:style>
    <style:style style:name="P189" style:family="paragraph" style:parent-style-name="Normal" style:list-style-name="L17">
      <style:text-properties fo:font-weight="normal" officeooo:rsid="00b7f65f" officeooo:paragraph-rsid="00b7f65f" style:font-weight-asian="normal" style:font-weight-complex="normal"/>
    </style:style>
    <style:style style:name="P190" style:family="paragraph" style:parent-style-name="Normal" style:list-style-name="L17">
      <style:text-properties fo:font-weight="normal" officeooo:rsid="00ba58e5" officeooo:paragraph-rsid="00ba58e5" style:font-weight-asian="normal" style:font-weight-complex="normal"/>
    </style:style>
    <style:style style:name="P191" style:family="paragraph" style:parent-style-name="Normal">
      <style:text-properties style:text-underline-style="solid" style:text-underline-width="auto" style:text-underline-color="font-color" officeooo:rsid="0099c198" officeooo:paragraph-rsid="00b7f65f"/>
    </style:style>
    <style:style style:name="P192" style:family="paragraph" style:parent-style-name="Normal">
      <style:text-properties officeooo:rsid="0099c198" officeooo:paragraph-rsid="00b7f65f"/>
    </style:style>
    <style:style style:name="P193" style:family="paragraph" style:parent-style-name="Normal" style:list-style-name="L14">
      <style:text-properties fo:font-weight="bold" officeooo:rsid="009ba710" officeooo:paragraph-rsid="00b7f65f" style:font-weight-asian="bold" style:font-weight-complex="bold"/>
    </style:style>
    <style:style style:name="P194" style:family="paragraph" style:parent-style-name="Normal">
      <style:text-properties officeooo:rsid="00961812" officeooo:paragraph-rsid="00b7f65f"/>
    </style:style>
    <style:style style:name="P195" style:family="paragraph" style:parent-style-name="Normal">
      <style:text-properties style:text-underline-style="solid" style:text-underline-width="auto" style:text-underline-color="font-color" officeooo:rsid="007d834e" officeooo:paragraph-rsid="0089b827"/>
    </style:style>
    <style:style style:name="P196" style:family="paragraph" style:parent-style-name="Normal">
      <style:text-properties officeooo:rsid="006f153c" officeooo:paragraph-rsid="0089b827"/>
    </style:style>
    <style:style style:name="P197" style:family="paragraph" style:parent-style-name="Normal">
      <style:paragraph-properties fo:break-before="page"/>
      <style:text-properties officeooo:rsid="0089b827" officeooo:paragraph-rsid="0089b827"/>
    </style:style>
    <style:style style:name="P198" style:family="paragraph" style:parent-style-name="Normal">
      <style:text-properties officeooo:rsid="00901980" officeooo:paragraph-rsid="00901980"/>
    </style:style>
    <style:style style:name="P199" style:family="paragraph" style:parent-style-name="Normal" style:list-style-name="L12">
      <style:text-properties officeooo:rsid="006f153c" officeooo:paragraph-rsid="0089b827"/>
    </style:style>
    <style:style style:name="P200" style:family="paragraph" style:parent-style-name="Normal" style:list-style-name="L12">
      <style:text-properties officeooo:rsid="0071f599" officeooo:paragraph-rsid="0089b827"/>
    </style:style>
    <style:style style:name="P201" style:family="paragraph" style:parent-style-name="Normal">
      <style:text-properties officeooo:rsid="0071f599" officeooo:paragraph-rsid="0089b827"/>
    </style:style>
    <style:style style:name="P202" style:family="paragraph" style:parent-style-name="Normal">
      <style:text-properties officeooo:rsid="008b1ab8" officeooo:paragraph-rsid="008b1ab8"/>
    </style:style>
    <style:style style:name="P203" style:family="paragraph" style:parent-style-name="Normal">
      <style:text-properties style:text-underline-style="solid" style:text-underline-width="auto" style:text-underline-color="font-color" officeooo:rsid="007d834e" officeooo:paragraph-rsid="008b1ab8"/>
    </style:style>
    <style:style style:name="P204" style:family="paragraph" style:parent-style-name="Normal">
      <style:text-properties officeooo:rsid="006f153c" officeooo:paragraph-rsid="008b1ab8"/>
    </style:style>
    <style:style style:name="P205" style:family="paragraph" style:parent-style-name="Normal" style:list-style-name="L12">
      <style:text-properties officeooo:rsid="006f153c" officeooo:paragraph-rsid="008b1ab8"/>
    </style:style>
    <style:style style:name="P206" style:family="paragraph" style:parent-style-name="Normal" style:list-style-name="L12">
      <style:text-properties officeooo:rsid="0071f599" officeooo:paragraph-rsid="008b1ab8"/>
    </style:style>
    <style:style style:name="P207" style:family="paragraph" style:parent-style-name="Normal">
      <style:text-properties officeooo:rsid="0071f599" officeooo:paragraph-rsid="008b1ab8"/>
    </style:style>
    <style:style style:name="P208" style:family="paragraph" style:parent-style-name="Normal">
      <style:paragraph-properties fo:break-before="page"/>
      <style:text-properties officeooo:rsid="008b1ab8" officeooo:paragraph-rsid="008b1ab8"/>
    </style:style>
    <style:style style:name="P209" style:family="paragraph" style:parent-style-name="Normal">
      <style:text-properties style:text-underline-style="solid" style:text-underline-width="auto" style:text-underline-color="font-color" officeooo:rsid="007c2914" officeooo:paragraph-rsid="008b1ab8"/>
    </style:style>
    <style:style style:name="P210" style:family="paragraph" style:parent-style-name="Normal" style:list-style-name="L13">
      <style:text-properties officeooo:rsid="007d834e" officeooo:paragraph-rsid="008b1ab8"/>
    </style:style>
    <style:style style:name="P211" style:family="paragraph" style:parent-style-name="Normal">
      <style:text-properties officeooo:rsid="007c2914" officeooo:paragraph-rsid="008b1ab8"/>
    </style:style>
    <style:style style:name="P212" style:family="paragraph" style:parent-style-name="Normal">
      <style:paragraph-properties fo:break-before="page"/>
      <style:text-properties officeooo:rsid="003d7ab4" officeooo:paragraph-rsid="008b1ab8"/>
    </style:style>
    <style:style style:name="P213" style:family="paragraph" style:parent-style-name="Normal">
      <style:text-properties officeooo:rsid="008b34d3" officeooo:paragraph-rsid="008b34d3"/>
    </style:style>
    <style:style style:name="P214" style:family="paragraph" style:parent-style-name="Normal">
      <style:text-properties style:text-underline-style="solid" style:text-underline-width="auto" style:text-underline-color="font-color" officeooo:rsid="007d834e" officeooo:paragraph-rsid="008bd4f5"/>
    </style:style>
    <style:style style:name="P215" style:family="paragraph" style:parent-style-name="Normal">
      <style:text-properties officeooo:rsid="006f153c" officeooo:paragraph-rsid="008bd4f5"/>
    </style:style>
    <style:style style:name="P216" style:family="paragraph" style:parent-style-name="Normal" style:list-style-name="L12">
      <style:text-properties officeooo:rsid="0071f599" officeooo:paragraph-rsid="008bd4f5"/>
    </style:style>
    <style:style style:name="P217" style:family="paragraph" style:parent-style-name="Normal">
      <style:text-properties officeooo:rsid="0071f599" officeooo:paragraph-rsid="008bd4f5"/>
    </style:style>
    <style:style style:name="P218" style:family="paragraph" style:parent-style-name="Normal">
      <style:paragraph-properties fo:break-before="page"/>
      <style:text-properties officeooo:rsid="003d7ab4" officeooo:paragraph-rsid="008b34d3"/>
    </style:style>
    <style:style style:name="P219" style:family="paragraph" style:parent-style-name="Normal">
      <style:text-properties officeooo:rsid="008dc8ca" officeooo:paragraph-rsid="008dc8ca"/>
    </style:style>
    <style:style style:name="P220" style:family="paragraph" style:parent-style-name="Normal">
      <style:text-properties style:text-underline-style="solid" style:text-underline-width="auto" style:text-underline-color="font-color" officeooo:rsid="00c89a92" officeooo:paragraph-rsid="00c89a92"/>
    </style:style>
    <style:style style:name="P221" style:family="paragraph" style:parent-style-name="Normal">
      <style:text-properties officeooo:rsid="00c89a92" officeooo:paragraph-rsid="00c89a92"/>
    </style:style>
    <style:style style:name="P222" style:family="paragraph" style:parent-style-name="Normal" style:list-style-name="L18">
      <style:text-properties officeooo:rsid="00ca84f6" officeooo:paragraph-rsid="00ca84f6"/>
    </style:style>
    <style:style style:name="P223" style:family="paragraph" style:parent-style-name="Normal">
      <style:text-properties officeooo:rsid="008dc8ca" officeooo:paragraph-rsid="00ca84f6"/>
    </style:style>
    <style:style style:name="P224" style:family="paragraph" style:parent-style-name="Normal">
      <style:text-properties style:text-underline-style="solid" style:text-underline-width="auto" style:text-underline-color="font-color" officeooo:rsid="007d834e" officeooo:paragraph-rsid="008dc8ca"/>
    </style:style>
    <style:style style:name="P225" style:family="paragraph" style:parent-style-name="Normal">
      <style:text-properties officeooo:rsid="006f153c" officeooo:paragraph-rsid="008dc8ca"/>
    </style:style>
    <style:style style:name="P226" style:family="paragraph" style:parent-style-name="Normal" style:list-style-name="L12">
      <style:text-properties officeooo:rsid="0071f599" officeooo:paragraph-rsid="008dc8ca"/>
    </style:style>
    <style:style style:name="P227" style:family="paragraph" style:parent-style-name="Normal">
      <style:text-properties officeooo:rsid="0071f599" officeooo:paragraph-rsid="008dc8ca"/>
    </style:style>
    <style:style style:name="P228" style:family="paragraph" style:parent-style-name="Normal">
      <style:paragraph-properties fo:break-before="page"/>
      <style:text-properties officeooo:rsid="003d7ab4" officeooo:paragraph-rsid="008dc8ca"/>
    </style:style>
    <style:style style:name="P229" style:family="paragraph" style:parent-style-name="Normal">
      <style:text-properties officeooo:rsid="008e5eae" officeooo:paragraph-rsid="008e5eae"/>
    </style:style>
    <style:style style:name="P230" style:family="paragraph" style:parent-style-name="Normal">
      <style:text-properties style:text-underline-style="solid" style:text-underline-width="auto" style:text-underline-color="font-color" officeooo:rsid="007d834e" officeooo:paragraph-rsid="00901980"/>
    </style:style>
    <style:style style:name="P231" style:family="paragraph" style:parent-style-name="Normal">
      <style:text-properties officeooo:rsid="006f153c" officeooo:paragraph-rsid="00901980"/>
    </style:style>
    <style:style style:name="P232" style:family="paragraph" style:parent-style-name="Normal" style:list-style-name="L12">
      <style:text-properties officeooo:rsid="006f153c" officeooo:paragraph-rsid="00901980"/>
    </style:style>
    <style:style style:name="P233" style:family="paragraph" style:parent-style-name="Normal" style:list-style-name="L12">
      <style:text-properties officeooo:rsid="0071f599" officeooo:paragraph-rsid="00901980"/>
    </style:style>
    <style:style style:name="P234" style:family="paragraph" style:parent-style-name="Normal">
      <style:text-properties officeooo:rsid="0071f599" officeooo:paragraph-rsid="00901980"/>
    </style:style>
    <style:style style:name="P235" style:family="paragraph" style:parent-style-name="Normal">
      <style:paragraph-properties fo:break-before="page"/>
      <style:text-properties officeooo:rsid="003d7ab4" officeooo:paragraph-rsid="00901980"/>
    </style:style>
    <style:style style:name="P236" style:family="paragraph" style:parent-style-name="Normal">
      <style:text-properties officeooo:rsid="0092d47a" officeooo:paragraph-rsid="0092d47a"/>
    </style:style>
    <style:style style:name="P237" style:family="paragraph" style:parent-style-name="Normal">
      <style:text-properties officeooo:rsid="00943cbd" officeooo:paragraph-rsid="00943cbd"/>
    </style:style>
    <style:style style:name="P238" style:family="paragraph" style:parent-style-name="Normal">
      <style:text-properties style:text-underline-style="solid" style:text-underline-width="auto" style:text-underline-color="font-color" officeooo:rsid="007d834e" officeooo:paragraph-rsid="00943cbd"/>
    </style:style>
    <style:style style:name="P239" style:family="paragraph" style:parent-style-name="Normal">
      <style:text-properties officeooo:rsid="006f153c" officeooo:paragraph-rsid="00943cbd"/>
    </style:style>
    <style:style style:name="P240" style:family="paragraph" style:parent-style-name="Normal" style:list-style-name="L12">
      <style:text-properties officeooo:rsid="006f153c" officeooo:paragraph-rsid="00943cbd"/>
    </style:style>
    <style:style style:name="P241" style:family="paragraph" style:parent-style-name="Normal" style:list-style-name="L12">
      <style:text-properties officeooo:rsid="0071f599" officeooo:paragraph-rsid="00943cbd"/>
    </style:style>
    <style:style style:name="P242" style:family="paragraph" style:parent-style-name="Normal">
      <style:text-properties officeooo:rsid="0071f599" officeooo:paragraph-rsid="00943cbd"/>
    </style:style>
    <style:style style:name="P243" style:family="paragraph" style:parent-style-name="Normal">
      <style:paragraph-properties fo:break-before="page"/>
      <style:text-properties officeooo:rsid="003d7ab4" officeooo:paragraph-rsid="00943cbd"/>
    </style:style>
    <style:style style:name="P244" style:family="paragraph" style:parent-style-name="Normal">
      <style:text-properties officeooo:rsid="00961812" officeooo:paragraph-rsid="00961812"/>
    </style:style>
    <style:style style:name="P245" style:family="paragraph" style:parent-style-name="Normal">
      <style:text-properties style:text-underline-style="solid" style:text-underline-width="auto" style:text-underline-color="font-color" officeooo:rsid="00961812" officeooo:paragraph-rsid="00961812"/>
    </style:style>
    <style:style style:name="P246" style:family="paragraph" style:parent-style-name="Normal">
      <style:text-properties officeooo:rsid="00968ca5" officeooo:paragraph-rsid="00968ca5"/>
    </style:style>
    <style:style style:name="P247" style:family="paragraph" style:parent-style-name="Normal">
      <style:text-properties officeooo:rsid="0099c198" officeooo:paragraph-rsid="0099c198"/>
    </style:style>
    <style:style style:name="P248" style:family="paragraph" style:parent-style-name="Normal">
      <style:text-properties style:text-underline-style="solid" style:text-underline-width="auto" style:text-underline-color="font-color" officeooo:rsid="0099c198" officeooo:paragraph-rsid="0099c198"/>
    </style:style>
    <style:style style:name="P249" style:family="paragraph" style:parent-style-name="Normal" style:list-style-name="L14">
      <style:text-properties officeooo:rsid="0099c198" officeooo:paragraph-rsid="0099c198"/>
    </style:style>
    <style:style style:name="P250" style:family="paragraph" style:parent-style-name="Normal">
      <style:text-properties style:text-underline-style="solid" style:text-underline-width="auto" style:text-underline-color="font-color" officeooo:rsid="007d834e" officeooo:paragraph-rsid="00961812"/>
    </style:style>
    <style:style style:name="P251" style:family="paragraph" style:parent-style-name="Normal">
      <style:text-properties officeooo:rsid="006f153c" officeooo:paragraph-rsid="00961812"/>
    </style:style>
    <style:style style:name="P252" style:family="paragraph" style:parent-style-name="Normal" style:list-style-name="L12">
      <style:text-properties officeooo:rsid="006f153c" officeooo:paragraph-rsid="00961812"/>
    </style:style>
    <style:style style:name="P253" style:family="paragraph" style:parent-style-name="Normal" style:list-style-name="L12">
      <style:text-properties officeooo:rsid="0071f599" officeooo:paragraph-rsid="00961812"/>
    </style:style>
    <style:style style:name="P254" style:family="paragraph" style:parent-style-name="Normal">
      <style:text-properties officeooo:rsid="0071f599" officeooo:paragraph-rsid="00961812"/>
    </style:style>
    <style:style style:name="P255" style:family="paragraph" style:parent-style-name="Normal">
      <style:paragraph-properties fo:break-before="page"/>
      <style:text-properties officeooo:rsid="003d7ab4" officeooo:paragraph-rsid="00961812"/>
    </style:style>
    <style:style style:name="P256" style:family="paragraph" style:parent-style-name="Normal">
      <style:text-properties officeooo:rsid="009b92d0" officeooo:paragraph-rsid="009b92d0"/>
    </style:style>
    <style:style style:name="P257" style:family="paragraph" style:parent-style-name="Normal">
      <style:text-properties style:text-underline-style="solid" style:text-underline-width="auto" style:text-underline-color="font-color" officeooo:rsid="009b92d0" officeooo:paragraph-rsid="009b92d0"/>
    </style:style>
    <style:style style:name="P258" style:family="paragraph" style:parent-style-name="Normal" style:list-style-name="L19">
      <style:text-properties officeooo:rsid="00d5dd5c" officeooo:paragraph-rsid="00d5dd5c"/>
    </style:style>
    <style:style style:name="P259" style:family="paragraph" style:parent-style-name="Normal" style:list-style-name="L19">
      <style:text-properties officeooo:rsid="00d5dd5c" officeooo:paragraph-rsid="00d7799b"/>
    </style:style>
    <style:style style:name="P260" style:family="paragraph" style:parent-style-name="Normal" style:list-style-name="L19">
      <style:text-properties officeooo:rsid="009b92d0" officeooo:paragraph-rsid="00d7799b"/>
    </style:style>
    <style:style style:name="P261" style:family="paragraph" style:parent-style-name="Normal" style:list-style-name="L19">
      <style:text-properties officeooo:rsid="00d7799b" officeooo:paragraph-rsid="00d7799b"/>
    </style:style>
    <style:style style:name="P262" style:family="paragraph" style:parent-style-name="Normal">
      <style:text-properties style:text-underline-style="solid" style:text-underline-width="auto" style:text-underline-color="font-color" officeooo:rsid="0099c198" officeooo:paragraph-rsid="009ba58d"/>
    </style:style>
    <style:style style:name="P263" style:family="paragraph" style:parent-style-name="Normal">
      <style:text-properties officeooo:rsid="0099c198" officeooo:paragraph-rsid="009ba58d"/>
    </style:style>
    <style:style style:name="P264" style:family="paragraph" style:parent-style-name="Normal" style:list-style-name="L14">
      <style:text-properties officeooo:rsid="0099c198" officeooo:paragraph-rsid="009ba58d"/>
    </style:style>
    <style:style style:name="P265" style:family="paragraph" style:parent-style-name="Normal" style:list-style-name="L14">
      <style:text-properties officeooo:rsid="009ba58d" officeooo:paragraph-rsid="009ba58d"/>
    </style:style>
    <style:style style:name="P266" style:family="paragraph" style:parent-style-name="Normal">
      <style:text-properties officeooo:rsid="00961812" officeooo:paragraph-rsid="009ba58d"/>
    </style:style>
    <style:style style:name="P267" style:family="paragraph" style:parent-style-name="Normal">
      <style:text-properties style:text-underline-style="solid" style:text-underline-width="auto" style:text-underline-color="font-color" officeooo:rsid="0071f599" officeooo:paragraph-rsid="009ba58d"/>
    </style:style>
    <style:style style:name="P268" style:family="paragraph" style:parent-style-name="Normal">
      <style:text-properties officeooo:rsid="006f153c" officeooo:paragraph-rsid="009b92d0"/>
    </style:style>
    <style:style style:name="P269" style:family="paragraph" style:parent-style-name="Normal" style:list-style-name="L12">
      <style:text-properties officeooo:rsid="006f153c" officeooo:paragraph-rsid="009b92d0"/>
    </style:style>
    <style:style style:name="P270" style:family="paragraph" style:parent-style-name="Normal" style:list-style-name="L12">
      <style:text-properties officeooo:rsid="0071f599" officeooo:paragraph-rsid="009b92d0"/>
    </style:style>
    <style:style style:name="P271" style:family="paragraph" style:parent-style-name="Normal" style:list-style-name="L12">
      <style:text-properties officeooo:rsid="006f6f05" officeooo:paragraph-rsid="009b92d0"/>
    </style:style>
    <style:style style:name="P272" style:family="paragraph" style:parent-style-name="Normal">
      <style:text-properties officeooo:rsid="003d7ab4" officeooo:paragraph-rsid="009b92d0"/>
    </style:style>
    <style:style style:name="P273" style:family="paragraph" style:parent-style-name="Normal">
      <style:text-properties officeooo:rsid="009ba58d" officeooo:paragraph-rsid="009ba58d"/>
    </style:style>
    <style:style style:name="P274" style:family="paragraph" style:parent-style-name="Normal">
      <style:text-properties style:text-underline-style="solid" style:text-underline-width="auto" style:text-underline-color="font-color" officeooo:rsid="0099c198" officeooo:paragraph-rsid="009ba710"/>
    </style:style>
    <style:style style:name="P275" style:family="paragraph" style:parent-style-name="Normal">
      <style:text-properties officeooo:rsid="0099c198" officeooo:paragraph-rsid="009ba710"/>
    </style:style>
    <style:style style:name="P276" style:family="paragraph" style:parent-style-name="Normal" style:list-style-name="L14">
      <style:text-properties fo:font-weight="bold" officeooo:rsid="009ba710" officeooo:paragraph-rsid="009ba710" style:font-weight-asian="bold" style:font-weight-complex="bold"/>
    </style:style>
    <style:style style:name="P277" style:family="paragraph" style:parent-style-name="Normal" style:list-style-name="L14">
      <style:text-properties officeooo:rsid="0099c198" officeooo:paragraph-rsid="009ba710"/>
    </style:style>
    <style:style style:name="P278" style:family="paragraph" style:parent-style-name="Normal" style:list-style-name="L14">
      <style:text-properties officeooo:rsid="009ba58d" officeooo:paragraph-rsid="009ba710"/>
    </style:style>
    <style:style style:name="P279" style:family="paragraph" style:parent-style-name="Normal">
      <style:text-properties officeooo:rsid="00961812" officeooo:paragraph-rsid="009ba710"/>
    </style:style>
    <style:style style:name="P280" style:family="paragraph" style:parent-style-name="Normal">
      <style:text-properties style:text-underline-style="solid" style:text-underline-width="auto" style:text-underline-color="font-color" officeooo:rsid="0071f599" officeooo:paragraph-rsid="009ba710"/>
    </style:style>
    <style:style style:name="P281" style:family="paragraph" style:parent-style-name="Normal">
      <style:text-properties officeooo:rsid="006f153c" officeooo:paragraph-rsid="009ba710"/>
    </style:style>
    <style:style style:name="P282" style:family="paragraph" style:parent-style-name="Normal" style:list-style-name="L20">
      <style:text-properties officeooo:rsid="009ba710" officeooo:paragraph-rsid="009ba710"/>
    </style:style>
    <style:style style:name="P283" style:family="paragraph" style:parent-style-name="Normal" style:list-style-name="L20">
      <style:text-properties officeooo:rsid="0071f599" officeooo:paragraph-rsid="009ba710"/>
    </style:style>
    <style:style style:name="P284" style:family="paragraph" style:parent-style-name="Normal" style:list-style-name="L20">
      <style:text-properties officeooo:rsid="006f153c" officeooo:paragraph-rsid="009ba710"/>
    </style:style>
    <style:style style:name="P285" style:family="paragraph" style:parent-style-name="Normal" style:list-style-name="L20">
      <style:text-properties officeooo:rsid="006f6f05" officeooo:paragraph-rsid="009ba710"/>
    </style:style>
    <style:style style:name="P286" style:family="paragraph" style:parent-style-name="Normal">
      <style:paragraph-properties fo:break-before="page"/>
      <style:text-properties officeooo:rsid="003d7ab4" officeooo:paragraph-rsid="009ba710"/>
    </style:style>
    <style:style style:name="P287" style:family="paragraph" style:parent-style-name="Normal">
      <style:text-properties officeooo:rsid="009e8a5e" officeooo:paragraph-rsid="009e8a5e"/>
    </style:style>
    <style:style style:name="P288" style:family="paragraph" style:parent-style-name="Normal">
      <style:text-properties style:text-underline-style="solid" style:text-underline-width="auto" style:text-underline-color="font-color" officeooo:rsid="0099c198" officeooo:paragraph-rsid="009eb971"/>
    </style:style>
    <style:style style:name="P289" style:family="paragraph" style:parent-style-name="Normal">
      <style:text-properties officeooo:rsid="0099c198" officeooo:paragraph-rsid="009eb971"/>
    </style:style>
    <style:style style:name="P290" style:family="paragraph" style:parent-style-name="Normal" style:list-style-name="L14">
      <style:text-properties fo:font-weight="bold" officeooo:rsid="009ba710" officeooo:paragraph-rsid="009eb971" style:font-weight-asian="bold" style:font-weight-complex="bold"/>
    </style:style>
    <style:style style:name="P291" style:family="paragraph" style:parent-style-name="Normal">
      <style:text-properties officeooo:rsid="00961812" officeooo:paragraph-rsid="009eb971"/>
    </style:style>
    <style:style style:name="P292" style:family="paragraph" style:parent-style-name="Normal">
      <style:text-properties style:text-underline-style="solid" style:text-underline-width="auto" style:text-underline-color="font-color" officeooo:rsid="0071f599" officeooo:paragraph-rsid="00af075f"/>
    </style:style>
    <style:style style:name="P293" style:family="paragraph" style:parent-style-name="Normal">
      <style:text-properties officeooo:rsid="006f153c" officeooo:paragraph-rsid="00af075f"/>
    </style:style>
    <style:style style:name="P294" style:family="paragraph" style:parent-style-name="Normal" style:list-style-name="L20">
      <style:text-properties officeooo:rsid="00af075f" officeooo:paragraph-rsid="00af075f"/>
    </style:style>
    <style:style style:name="P295" style:family="paragraph" style:parent-style-name="Normal">
      <style:text-properties officeooo:rsid="009ba710" officeooo:paragraph-rsid="00af075f"/>
    </style:style>
    <style:style style:name="P296" style:family="paragraph" style:parent-style-name="Normal">
      <style:paragraph-properties fo:break-before="page"/>
      <style:text-properties officeooo:rsid="003d7ab4" officeooo:paragraph-rsid="009eb971"/>
    </style:style>
    <style:style style:name="P297" style:family="paragraph" style:parent-style-name="Normal">
      <style:text-properties officeooo:rsid="009fbbc3" officeooo:paragraph-rsid="009fbbc3"/>
    </style:style>
    <style:style style:name="P298" style:family="paragraph" style:parent-style-name="Normal">
      <style:text-properties style:text-underline-style="solid" style:text-underline-width="auto" style:text-underline-color="font-color" officeooo:rsid="0099c198" officeooo:paragraph-rsid="009fbbc3"/>
    </style:style>
    <style:style style:name="P299" style:family="paragraph" style:parent-style-name="Normal">
      <style:text-properties officeooo:rsid="0099c198" officeooo:paragraph-rsid="009fbbc3"/>
    </style:style>
    <style:style style:name="P300" style:family="paragraph" style:parent-style-name="Normal" style:list-style-name="L14">
      <style:text-properties fo:font-weight="bold" officeooo:rsid="009ba710" officeooo:paragraph-rsid="009fbbc3" style:font-weight-asian="bold" style:font-weight-complex="bold"/>
    </style:style>
    <style:style style:name="P301" style:family="paragraph" style:parent-style-name="Normal">
      <style:text-properties fo:font-weight="normal" officeooo:rsid="009fbbc3" officeooo:paragraph-rsid="009fbbc3" style:font-weight-asian="normal" style:font-weight-complex="normal"/>
    </style:style>
    <style:style style:name="P302" style:family="paragraph" style:parent-style-name="Normal">
      <style:text-properties style:text-underline-style="solid" style:text-underline-width="auto" style:text-underline-color="font-color" officeooo:rsid="0071f599" officeooo:paragraph-rsid="009fbbc3"/>
    </style:style>
    <style:style style:name="P303" style:family="paragraph" style:parent-style-name="Normal">
      <style:text-properties officeooo:rsid="006f153c" officeooo:paragraph-rsid="009fbbc3"/>
    </style:style>
    <style:style style:name="P304" style:family="paragraph" style:parent-style-name="Normal" style:list-style-name="L20">
      <style:text-properties officeooo:rsid="0071f599" officeooo:paragraph-rsid="009fbbc3"/>
    </style:style>
    <style:style style:name="P305" style:family="paragraph" style:parent-style-name="Normal" style:list-style-name="L20">
      <style:text-properties officeooo:rsid="009fbbc3" officeooo:paragraph-rsid="009fbbc3"/>
    </style:style>
    <style:style style:name="P306" style:family="paragraph" style:parent-style-name="Normal">
      <style:paragraph-properties fo:break-before="page"/>
      <style:text-properties officeooo:rsid="003d7ab4" officeooo:paragraph-rsid="009fbbc3"/>
    </style:style>
    <style:style style:name="P307" style:family="paragraph" style:parent-style-name="Normal">
      <style:text-properties officeooo:rsid="00a196e9" officeooo:paragraph-rsid="00a196e9"/>
    </style:style>
    <style:style style:name="P308" style:family="paragraph" style:parent-style-name="Normal">
      <style:text-properties style:text-underline-style="solid" style:text-underline-width="auto" style:text-underline-color="font-color" officeooo:rsid="00c69374" officeooo:paragraph-rsid="00c69374"/>
    </style:style>
    <style:style style:name="P309" style:family="paragraph" style:parent-style-name="Normal">
      <style:text-properties officeooo:rsid="00c69374" officeooo:paragraph-rsid="00c69374"/>
    </style:style>
    <style:style style:name="P310" style:family="paragraph" style:parent-style-name="Normal" style:list-style-name="L21">
      <style:text-properties officeooo:rsid="00c69374" officeooo:paragraph-rsid="00c69374"/>
    </style:style>
    <style:style style:name="P311" style:family="paragraph" style:parent-style-name="Normal" style:list-style-name="L22">
      <style:text-properties officeooo:rsid="00c7effb" officeooo:paragraph-rsid="00c7effb"/>
    </style:style>
    <style:style style:name="P312" style:family="paragraph" style:parent-style-name="Normal">
      <style:text-properties style:text-underline-style="solid" style:text-underline-width="auto" style:text-underline-color="font-color" officeooo:rsid="0071f599" officeooo:paragraph-rsid="00a21aec"/>
    </style:style>
    <style:style style:name="P313" style:family="paragraph" style:parent-style-name="Normal">
      <style:text-properties officeooo:rsid="006f153c" officeooo:paragraph-rsid="00a21aec"/>
    </style:style>
    <style:style style:name="P314" style:family="paragraph" style:parent-style-name="Normal" style:list-style-name="L20">
      <style:text-properties officeooo:rsid="0071f599" officeooo:paragraph-rsid="00a21aec"/>
    </style:style>
    <style:style style:name="P315" style:family="paragraph" style:parent-style-name="Normal">
      <style:paragraph-properties fo:break-before="page"/>
      <style:text-properties officeooo:rsid="003d7ab4" officeooo:paragraph-rsid="00a21aec"/>
    </style:style>
    <style:style style:name="P316" style:family="paragraph" style:parent-style-name="Normal">
      <style:text-properties officeooo:rsid="00a403da" officeooo:paragraph-rsid="00a403da"/>
    </style:style>
    <style:style style:name="P317" style:family="paragraph" style:parent-style-name="Normal">
      <style:text-properties style:text-underline-style="solid" style:text-underline-width="auto" style:text-underline-color="font-color" officeooo:rsid="0099c198" officeooo:paragraph-rsid="00a403da"/>
    </style:style>
    <style:style style:name="P318" style:family="paragraph" style:parent-style-name="Normal">
      <style:text-properties officeooo:rsid="0099c198" officeooo:paragraph-rsid="00a403da"/>
    </style:style>
    <style:style style:name="P319" style:family="paragraph" style:parent-style-name="Normal" style:list-style-name="L14">
      <style:text-properties fo:font-weight="bold" officeooo:rsid="00a403da" officeooo:paragraph-rsid="00a403da" style:font-weight-asian="bold" style:font-weight-complex="bold"/>
    </style:style>
    <style:style style:name="P320" style:family="paragraph" style:parent-style-name="Normal" style:list-style-name="L14">
      <style:text-properties fo:font-weight="bold" officeooo:rsid="009ba710" officeooo:paragraph-rsid="00a403da" style:font-weight-asian="bold" style:font-weight-complex="bold"/>
    </style:style>
    <style:style style:name="P321" style:family="paragraph" style:parent-style-name="Normal" style:list-style-name="L14">
      <style:text-properties fo:font-weight="normal" officeooo:rsid="00a403da" officeooo:paragraph-rsid="00a403da" style:font-weight-asian="normal" style:font-weight-complex="normal"/>
    </style:style>
    <style:style style:name="P322" style:family="paragraph" style:parent-style-name="Normal">
      <style:text-properties officeooo:rsid="003d7ab4" officeooo:paragraph-rsid="00a403da"/>
    </style:style>
    <style:style style:name="P323" style:family="paragraph" style:parent-style-name="Normal">
      <style:text-properties style:text-underline-style="solid" style:text-underline-width="auto" style:text-underline-color="font-color" officeooo:rsid="0071f599" officeooo:paragraph-rsid="00a403da"/>
    </style:style>
    <style:style style:name="P324" style:family="paragraph" style:parent-style-name="Normal">
      <style:text-properties officeooo:rsid="006f153c" officeooo:paragraph-rsid="00a403da"/>
    </style:style>
    <style:style style:name="P325" style:family="paragraph" style:parent-style-name="Normal" style:list-style-name="L12">
      <style:text-properties officeooo:rsid="006f153c" officeooo:paragraph-rsid="00a403da"/>
    </style:style>
    <style:style style:name="P326" style:family="paragraph" style:parent-style-name="Normal" style:list-style-name="L12">
      <style:text-properties officeooo:rsid="0071f599" officeooo:paragraph-rsid="00a403da"/>
    </style:style>
    <style:style style:name="P327" style:family="paragraph" style:parent-style-name="Normal" style:list-style-name="L12">
      <style:text-properties officeooo:rsid="006f6f05" officeooo:paragraph-rsid="00a403da"/>
    </style:style>
    <style:style style:name="P328" style:family="paragraph" style:parent-style-name="Normal">
      <style:text-properties officeooo:rsid="00a43545" officeooo:paragraph-rsid="00a43545"/>
    </style:style>
    <style:style style:name="P329" style:family="paragraph" style:parent-style-name="Normal">
      <style:text-properties officeooo:rsid="0082ac25" officeooo:paragraph-rsid="00a43545"/>
    </style:style>
    <style:style style:name="P330" style:family="paragraph" style:parent-style-name="Normal">
      <style:text-properties style:text-underline-style="solid" style:text-underline-width="auto" style:text-underline-color="font-color" officeooo:rsid="007d834e" officeooo:paragraph-rsid="00a43545"/>
    </style:style>
    <style:style style:name="P331" style:family="paragraph" style:parent-style-name="Normal">
      <style:text-properties officeooo:rsid="006f153c" officeooo:paragraph-rsid="00a43545"/>
    </style:style>
    <style:style style:name="P332" style:family="paragraph" style:parent-style-name="Normal" style:list-style-name="L12">
      <style:text-properties officeooo:rsid="0071f599" officeooo:paragraph-rsid="00a43545"/>
    </style:style>
    <style:style style:name="P333" style:family="paragraph" style:parent-style-name="Normal">
      <style:text-properties officeooo:rsid="0083e766" officeooo:paragraph-rsid="00a43545"/>
    </style:style>
    <style:style style:name="P334" style:family="paragraph" style:parent-style-name="Normal">
      <style:text-properties style:text-underline-style="solid" style:text-underline-width="auto" style:text-underline-color="font-color" officeooo:rsid="00cc2c0b" officeooo:paragraph-rsid="00cc2c0b"/>
    </style:style>
    <style:style style:name="P335" style:family="paragraph" style:parent-style-name="Normal">
      <style:text-properties officeooo:rsid="00cc2c0b" officeooo:paragraph-rsid="00cc2c0b"/>
    </style:style>
    <style:style style:name="P336" style:family="paragraph" style:parent-style-name="Normal" style:list-style-name="L23">
      <style:text-properties officeooo:rsid="00ce1502" officeooo:paragraph-rsid="00ce1502"/>
    </style:style>
    <style:style style:name="P337" style:family="paragraph" style:parent-style-name="Normal">
      <style:text-properties officeooo:rsid="00ce1502" officeooo:paragraph-rsid="00ce1502"/>
    </style:style>
    <style:style style:name="P338" style:family="paragraph" style:parent-style-name="Normal">
      <style:text-properties style:text-underline-style="solid" style:text-underline-width="auto" style:text-underline-color="font-color" officeooo:rsid="00cecd65" officeooo:paragraph-rsid="00cecd65"/>
    </style:style>
    <style:style style:name="P339" style:family="paragraph" style:parent-style-name="Normal">
      <style:text-properties officeooo:rsid="00cecd65" officeooo:paragraph-rsid="00cecd65"/>
    </style:style>
    <style:style style:name="P340" style:family="paragraph" style:parent-style-name="Normal" style:list-style-name="L24">
      <style:text-properties officeooo:rsid="00cf79c7" officeooo:paragraph-rsid="00cf79c7"/>
    </style:style>
    <style:style style:name="P341" style:family="paragraph" style:parent-style-name="Normal" style:list-style-name="L24">
      <style:text-properties officeooo:rsid="00d11456" officeooo:paragraph-rsid="00d11456"/>
    </style:style>
    <style:style style:name="P342" style:family="paragraph" style:parent-style-name="Normal">
      <style:text-properties officeooo:rsid="00d11456" officeooo:paragraph-rsid="00d11456"/>
    </style:style>
    <style:style style:name="P343" style:family="paragraph" style:parent-style-name="Normal">
      <style:paragraph-properties fo:break-before="page"/>
      <style:text-properties officeooo:rsid="003d7ab4" officeooo:paragraph-rsid="00a43545"/>
    </style:style>
    <style:style style:name="P344" style:family="paragraph" style:parent-style-name="Normal">
      <style:text-properties officeooo:rsid="0084067d" officeooo:paragraph-rsid="00a43545"/>
    </style:style>
    <style:style style:name="P345" style:family="paragraph" style:parent-style-name="Normal">
      <style:text-properties style:text-underline-style="solid" style:text-underline-width="auto" style:text-underline-color="font-color" officeooo:rsid="0099c198" officeooo:paragraph-rsid="00a46e8a"/>
    </style:style>
    <style:style style:name="P346" style:family="paragraph" style:parent-style-name="Normal">
      <style:text-properties officeooo:rsid="0099c198" officeooo:paragraph-rsid="00a46e8a"/>
    </style:style>
    <style:style style:name="P347" style:family="paragraph" style:parent-style-name="Normal" style:list-style-name="L14">
      <style:text-properties fo:font-weight="bold" officeooo:rsid="00a403da" officeooo:paragraph-rsid="00a46e8a" style:font-weight-asian="bold" style:font-weight-complex="bold"/>
    </style:style>
    <style:style style:name="P348" style:family="paragraph" style:parent-style-name="Normal">
      <style:text-properties officeooo:rsid="0084067d" officeooo:paragraph-rsid="00a46e8a"/>
    </style:style>
    <style:style style:name="P349" style:family="paragraph" style:parent-style-name="Heading_20_1">
      <style:paragraph-properties fo:break-before="page"/>
      <style:text-properties officeooo:paragraph-rsid="004f261b"/>
    </style:style>
    <style:style style:name="P350" style:family="paragraph" style:parent-style-name="Normal">
      <style:text-properties officeooo:rsid="0024e4ac" officeooo:paragraph-rsid="004f261b"/>
    </style:style>
    <style:style style:name="P351" style:family="paragraph" style:parent-style-name="Heading_20_2">
      <style:text-properties officeooo:rsid="0025f8a7" officeooo:paragraph-rsid="004f261b"/>
    </style:style>
    <style:style style:name="P352" style:family="paragraph" style:parent-style-name="Normal">
      <style:text-properties officeooo:rsid="0025f8a7" officeooo:paragraph-rsid="004f261b"/>
    </style:style>
    <style:style style:name="P353" style:family="paragraph" style:parent-style-name="Normal">
      <style:text-properties officeooo:rsid="00271cbb" officeooo:paragraph-rsid="004f261b"/>
    </style:style>
    <style:style style:name="P354" style:family="paragraph" style:parent-style-name="Normal">
      <style:text-properties officeooo:rsid="002fcae7" officeooo:paragraph-rsid="004f261b"/>
    </style:style>
    <style:style style:name="P355" style:family="paragraph" style:parent-style-name="Normal">
      <style:text-properties officeooo:rsid="004f261b" officeooo:paragraph-rsid="004f261b"/>
    </style:style>
    <style:style style:name="P356" style:family="paragraph" style:parent-style-name="Heading_20_2">
      <style:text-properties officeooo:paragraph-rsid="004f261b"/>
    </style:style>
    <style:style style:name="P357" style:family="paragraph" style:parent-style-name="Normal">
      <style:text-properties officeooo:paragraph-rsid="004f261b"/>
    </style:style>
    <style:style style:name="P358" style:family="paragraph" style:parent-style-name="Heading_20_3">
      <style:text-properties officeooo:rsid="002e65db" officeooo:paragraph-rsid="004f261b"/>
    </style:style>
    <style:style style:name="P359" style:family="paragraph" style:parent-style-name="Table_20_Contents">
      <style:text-properties officeooo:rsid="0029d9a9" officeooo:paragraph-rsid="004f261b"/>
    </style:style>
    <style:style style:name="P360" style:family="paragraph" style:parent-style-name="Table_20_Contents">
      <style:text-properties officeooo:rsid="002868dd" officeooo:paragraph-rsid="004f261b"/>
    </style:style>
    <style:style style:name="P361" style:family="paragraph" style:parent-style-name="Table_20_Contents">
      <style:text-properties officeooo:rsid="002c33bc" officeooo:paragraph-rsid="004f261b"/>
    </style:style>
    <style:style style:name="P362" style:family="paragraph" style:parent-style-name="Standard">
      <style:text-properties officeooo:rsid="002868dd" officeooo:paragraph-rsid="004f261b"/>
    </style:style>
    <style:style style:name="P363" style:family="paragraph" style:parent-style-name="Normal">
      <style:text-properties officeooo:rsid="002c33bc" officeooo:paragraph-rsid="004f261b"/>
    </style:style>
    <style:style style:name="P364" style:family="paragraph" style:parent-style-name="Normal">
      <style:text-properties officeooo:rsid="002e65db" officeooo:paragraph-rsid="004f261b"/>
    </style:style>
    <style:style style:name="P365" style:family="paragraph" style:parent-style-name="Heading_20_3">
      <style:text-properties officeooo:rsid="002d396c" officeooo:paragraph-rsid="004f261b"/>
    </style:style>
    <style:style style:name="P366" style:family="paragraph" style:parent-style-name="Heading_20_3">
      <style:text-properties officeooo:paragraph-rsid="004f261b"/>
    </style:style>
    <style:style style:name="P367" style:family="paragraph" style:parent-style-name="Normal">
      <style:text-properties officeooo:rsid="002868dd" officeooo:paragraph-rsid="004f261b"/>
    </style:style>
    <style:style style:name="P368" style:family="paragraph" style:parent-style-name="Normal">
      <style:text-properties officeooo:rsid="002954a2" officeooo:paragraph-rsid="004f261b"/>
    </style:style>
    <style:style style:name="P369" style:family="paragraph" style:parent-style-name="Normal">
      <style:text-properties officeooo:rsid="0029d9a9" officeooo:paragraph-rsid="004f261b"/>
    </style:style>
    <style:style style:name="P370" style:family="paragraph" style:parent-style-name="Standard">
      <style:text-properties officeooo:rsid="0029d9a9" officeooo:paragraph-rsid="004f261b"/>
    </style:style>
    <style:style style:name="P371" style:family="paragraph" style:parent-style-name="Normal">
      <style:text-properties officeooo:rsid="002af927" officeooo:paragraph-rsid="004f261b"/>
    </style:style>
    <style:style style:name="P372" style:family="paragraph" style:parent-style-name="Normal">
      <style:text-properties officeooo:rsid="0039bf87" officeooo:paragraph-rsid="004f261b"/>
    </style:style>
    <style:style style:name="P373" style:family="paragraph" style:parent-style-name="Table_20_Contents">
      <style:text-properties officeooo:rsid="002d396c" officeooo:paragraph-rsid="004f261b"/>
    </style:style>
    <style:style style:name="P374" style:family="paragraph" style:parent-style-name="Table_20_Heading">
      <style:text-properties officeooo:rsid="00271cbb" officeooo:paragraph-rsid="004f261b"/>
    </style:style>
    <style:style style:name="P375" style:family="paragraph" style:parent-style-name="Table_20_Contents">
      <style:text-properties officeooo:paragraph-rsid="004f261b"/>
    </style:style>
    <style:style style:name="P376" style:family="paragraph" style:parent-style-name="Heading_20_1">
      <style:text-properties officeooo:rsid="0055665f"/>
    </style:style>
    <style:style style:name="T1" style:family="text">
      <style:text-properties officeooo:rsid="0046ac92"/>
    </style:style>
    <style:style style:name="T2" style:family="text">
      <style:text-properties officeooo:rsid="00472feb"/>
    </style:style>
    <style:style style:name="T3" style:family="text">
      <style:text-properties officeooo:rsid="0051a80e"/>
    </style:style>
    <style:style style:name="T4" style:family="text">
      <style:text-properties officeooo:rsid="0048eade"/>
    </style:style>
    <style:style style:name="T5" style:family="text">
      <style:text-properties officeooo:rsid="00492afd"/>
    </style:style>
    <style:style style:name="T6" style:family="text">
      <style:text-properties officeooo:rsid="0049a008"/>
    </style:style>
    <style:style style:name="T7" style:family="text">
      <style:text-properties officeooo:rsid="00530a6a"/>
    </style:style>
    <style:style style:name="T8" style:family="text">
      <style:text-properties fo:font-style="italic" style:font-style-asian="italic" style:font-style-complex="italic"/>
    </style:style>
    <style:style style:name="T9" style:family="text">
      <style:text-properties officeooo:rsid="004b5e31"/>
    </style:style>
    <style:style style:name="T10" style:family="text">
      <style:text-properties officeooo:rsid="004c1dd3"/>
    </style:style>
    <style:style style:name="T11" style:family="text">
      <style:text-properties fo:font-weight="bold" style:font-weight-asian="bold" style:font-weight-complex="bold"/>
    </style:style>
    <style:style style:name="T12" style:family="text">
      <style:text-properties officeooo:rsid="004c3951"/>
    </style:style>
    <style:style style:name="T13" style:family="text">
      <style:text-properties officeooo:rsid="004d599f"/>
    </style:style>
    <style:style style:name="T14" style:family="text">
      <style:text-properties officeooo:rsid="004df120"/>
    </style:style>
    <style:style style:name="T15" style:family="text">
      <style:text-properties officeooo:rsid="00312ee8"/>
    </style:style>
    <style:style style:name="T16" style:family="text">
      <style:text-properties officeooo:rsid="00536fb8"/>
    </style:style>
    <style:style style:name="T17" style:family="text">
      <style:text-properties officeooo:rsid="0032ebec"/>
    </style:style>
    <style:style style:name="T18" style:family="text">
      <style:text-properties officeooo:rsid="004eec9f"/>
    </style:style>
    <style:style style:name="T19" style:family="text">
      <style:text-properties officeooo:rsid="00398960"/>
    </style:style>
    <style:style style:name="T20" style:family="text">
      <style:text-properties officeooo:rsid="003bd4a8"/>
    </style:style>
    <style:style style:name="T21" style:family="text">
      <style:text-properties officeooo:rsid="0055136b"/>
    </style:style>
    <style:style style:name="T22" style:family="text">
      <style:text-properties fo:color="#b2b2b2" loext:opacity="100%"/>
    </style:style>
    <style:style style:name="T23" style:family="text">
      <style:text-properties fo:color="#5983b0" loext:opacity="100%"/>
    </style:style>
    <style:style style:name="T24" style:family="text">
      <style:text-properties fo:color="#5983b0" loext:opacity="100%" officeooo:rsid="004eec9f"/>
    </style:style>
    <style:style style:name="T25" style:family="text">
      <style:text-properties fo:color="#b2b2b2" loext:opacity="100%" officeooo:rsid="003a964e"/>
    </style:style>
    <style:style style:name="T26" style:family="text">
      <style:text-properties officeooo:rsid="00bceaa6"/>
    </style:style>
    <style:style style:name="T27" style:family="text">
      <style:text-properties officeooo:rsid="005c0965"/>
    </style:style>
    <style:style style:name="T28" style:family="text">
      <style:text-properties officeooo:rsid="0056d2d9"/>
    </style:style>
    <style:style style:name="T29" style:family="text">
      <style:text-properties officeooo:rsid="005a8360"/>
    </style:style>
    <style:style style:name="T30" style:family="text">
      <style:text-properties officeooo:rsid="005e8f5a"/>
    </style:style>
    <style:style style:name="T31" style:family="text">
      <style:text-properties officeooo:rsid="00bf0192"/>
    </style:style>
    <style:style style:name="T32" style:family="text">
      <style:text-properties fo:font-weight="bold" officeooo:rsid="00bceaa6" style:font-weight-asian="bold" style:font-weight-complex="bold"/>
    </style:style>
    <style:style style:name="T33" style:family="text">
      <style:text-properties officeooo:rsid="005ce90b"/>
    </style:style>
    <style:style style:name="T34" style:family="text">
      <style:text-properties officeooo:rsid="005c5b42"/>
    </style:style>
    <style:style style:name="T35" style:family="text">
      <style:text-properties officeooo:rsid="006ae89f"/>
    </style:style>
    <style:style style:name="T36" style:family="text">
      <style:text-properties officeooo:rsid="00bea610"/>
    </style:style>
    <style:style style:name="T37" style:family="text">
      <style:text-properties officeooo:rsid="00605435"/>
    </style:style>
    <style:style style:name="T38" style:family="text">
      <style:text-properties officeooo:rsid="00df9b3a"/>
    </style:style>
    <style:style style:name="T39" style:family="text">
      <style:text-properties officeooo:rsid="00ddce38"/>
    </style:style>
    <style:style style:name="T40" style:family="text">
      <style:text-properties officeooo:rsid="006579b2"/>
    </style:style>
    <style:style style:name="T41" style:family="text">
      <style:text-properties fo:font-weight="bold" officeooo:rsid="0067daa0" style:font-weight-asian="bold" style:font-weight-complex="bold"/>
    </style:style>
    <style:style style:name="T42" style:family="text">
      <style:text-properties officeooo:rsid="0068b0e2"/>
    </style:style>
    <style:style style:name="T43" style:family="text">
      <style:text-properties officeooo:rsid="00695d3d"/>
    </style:style>
    <style:style style:name="T44" style:family="text">
      <style:text-properties fo:font-weight="bold" officeooo:rsid="0060e7a3" style:font-weight-asian="bold" style:font-weight-complex="bold"/>
    </style:style>
    <style:style style:name="T45" style:family="text">
      <style:text-properties officeooo:rsid="0062c106"/>
    </style:style>
    <style:style style:name="T46" style:family="text">
      <style:text-properties fo:font-weight="bold" officeooo:rsid="00755ef7" style:font-weight-asian="bold" style:font-weight-complex="bold"/>
    </style:style>
    <style:style style:name="T47" style:family="text">
      <style:text-properties officeooo:rsid="00dc1a59"/>
    </style:style>
    <style:style style:name="T48" style:family="text">
      <style:text-properties officeooo:rsid="00631496"/>
    </style:style>
    <style:style style:name="T49" style:family="text">
      <style:text-properties officeooo:rsid="006cb270"/>
    </style:style>
    <style:style style:name="T50" style:family="text">
      <style:text-properties officeooo:rsid="00858b02"/>
    </style:style>
    <style:style style:name="T51" style:family="text">
      <style:text-properties officeooo:rsid="0088350c"/>
    </style:style>
    <style:style style:name="T52" style:family="text">
      <style:text-properties officeooo:rsid="008a7ed2"/>
    </style:style>
    <style:style style:name="T53" style:family="text">
      <style:text-properties officeooo:rsid="0087650e"/>
    </style:style>
    <style:style style:name="T54" style:family="text">
      <style:text-properties fo:font-weight="normal" officeooo:rsid="00adbbb8" style:font-weight-asian="normal" style:font-weight-complex="normal"/>
    </style:style>
    <style:style style:name="T55" style:family="text">
      <style:text-properties fo:font-weight="normal" style:font-weight-asian="normal" style:font-weight-complex="normal"/>
    </style:style>
    <style:style style:name="T56" style:family="text">
      <style:text-properties officeooo:rsid="00adbbb8"/>
    </style:style>
    <style:style style:name="T57" style:family="text">
      <style:text-properties officeooo:rsid="00b4a0a0"/>
    </style:style>
    <style:style style:name="T58" style:family="text">
      <style:text-properties officeooo:rsid="00b31138"/>
    </style:style>
    <style:style style:name="T59" style:family="text">
      <style:text-properties fo:font-weight="bold" officeooo:rsid="00adbbb8" style:font-weight-asian="bold" style:font-weight-complex="bold"/>
    </style:style>
    <style:style style:name="T60" style:family="text">
      <style:text-properties fo:font-weight="bold" officeooo:rsid="00af075f" style:font-weight-asian="bold" style:font-weight-complex="bold"/>
    </style:style>
    <style:style style:name="T61" style:family="text">
      <style:text-properties officeooo:rsid="00a56287"/>
    </style:style>
    <style:style style:name="T62" style:family="text">
      <style:text-properties officeooo:rsid="00a76232"/>
    </style:style>
    <style:style style:name="T63" style:family="text">
      <style:text-properties fo:font-weight="bold" officeooo:rsid="00a76232" style:font-weight-asian="bold" style:font-weight-complex="bold"/>
    </style:style>
    <style:style style:name="T64" style:family="text">
      <style:text-properties officeooo:rsid="00af075f"/>
    </style:style>
    <style:style style:name="T65" style:family="text">
      <style:text-properties fo:font-weight="normal" officeooo:rsid="00bea610" style:font-weight-asian="normal" style:font-weight-complex="normal"/>
    </style:style>
    <style:style style:name="T66" style:family="text">
      <style:text-properties officeooo:rsid="00e6cd94"/>
    </style:style>
    <style:style style:name="T67" style:family="text">
      <style:text-properties officeooo:rsid="00e52870"/>
    </style:style>
    <style:style style:name="T68" style:family="text">
      <style:text-properties officeooo:rsid="00e865f9"/>
    </style:style>
    <style:style style:name="T69" style:family="text">
      <style:text-properties fo:color="#008000" loext:opacity="100%"/>
    </style:style>
    <style:style style:name="T70" style:family="text">
      <style:text-properties fo:color="#800000" loext:opacity="100%" style:font-name="Consolas" fo:font-size="10.5pt" fo:font-weight="normal"/>
    </style:style>
    <style:style style:name="T71" style:family="text">
      <style:text-properties style:font-name="Consolas" fo:font-size="10.5pt" fo:font-weight="normal"/>
    </style:style>
    <style:style style:name="T72" style:family="text">
      <style:text-properties fo:color="#e50000" loext:opacity="100%" style:font-name="Consolas" fo:font-size="10.5pt" fo:font-weight="normal"/>
    </style:style>
    <style:style style:name="T73" style:family="text">
      <style:text-properties fo:color="#0000ff" loext:opacity="100%" style:font-name="Consolas" fo:font-size="10.5pt" fo:font-weight="normal"/>
    </style:style>
    <style:style style:name="T74" style:family="text">
      <style:text-properties fo:color="#008000" loext:opacity="100%" style:font-name="Consolas" fo:font-size="10.5pt" fo:font-weight="normal"/>
    </style:style>
    <style:style style:name="T75" style:family="text">
      <style:text-properties officeooo:rsid="00e87730"/>
    </style:style>
    <style:style style:name="T76" style:family="text">
      <style:text-properties officeooo:rsid="00ea4d44"/>
    </style:style>
    <style:style style:name="T77" style:family="text">
      <style:text-properties officeooo:rsid="00eba25b"/>
    </style:style>
    <style:style style:name="T78" style:family="text">
      <style:text-properties officeooo:rsid="009e47f7"/>
    </style:style>
    <style:style style:name="T79" style:family="text">
      <style:text-properties fo:font-weight="bold" officeooo:rsid="009e47f7" style:font-weight-asian="bold" style:font-weight-complex="bold"/>
    </style:style>
    <style:style style:name="T80" style:family="text">
      <style:text-properties officeooo:rsid="006ecf77"/>
    </style:style>
    <style:style style:name="T81" style:family="text">
      <style:text-properties officeooo:rsid="008066bb"/>
    </style:style>
    <style:style style:name="T82" style:family="text">
      <style:text-properties officeooo:rsid="00bfada4"/>
    </style:style>
    <style:style style:name="T83" style:family="text">
      <style:text-properties officeooo:rsid="00c0274c"/>
    </style:style>
    <style:style style:name="T84" style:family="text">
      <style:text-properties officeooo:rsid="00c1453e"/>
    </style:style>
    <style:style style:name="T85" style:family="text">
      <style:text-properties officeooo:rsid="00c1658c"/>
    </style:style>
    <style:style style:name="T86" style:family="text">
      <style:text-properties officeooo:rsid="00c2430f"/>
    </style:style>
    <style:style style:name="T87" style:family="text">
      <style:text-properties officeooo:rsid="00c26955"/>
    </style:style>
    <style:style style:name="T88" style:family="text">
      <style:text-properties officeooo:rsid="00c370c5"/>
    </style:style>
    <style:style style:name="T89" style:family="text">
      <style:text-properties officeooo:rsid="00c3a200"/>
    </style:style>
    <style:style style:name="T90" style:family="text">
      <style:text-properties officeooo:rsid="00c54d9b"/>
    </style:style>
    <style:style style:name="T91" style:family="text">
      <style:text-properties fo:font-weight="bold" officeooo:rsid="007a8267" style:font-weight-asian="bold" style:font-weight-complex="bold"/>
    </style:style>
    <style:style style:name="T92" style:family="text">
      <style:text-properties officeooo:rsid="00d47b97"/>
    </style:style>
    <style:style style:name="T93" style:family="text">
      <style:text-properties fo:font-weight="bold" officeooo:rsid="007c2914" style:font-weight-asian="bold" style:font-weight-complex="bold"/>
    </style:style>
    <style:style style:name="T94" style:family="text">
      <style:text-properties officeooo:rsid="006f153c"/>
    </style:style>
    <style:style style:name="T95" style:family="text">
      <style:text-properties officeooo:rsid="0071f599"/>
    </style:style>
    <style:style style:name="T96" style:family="text">
      <style:text-properties officeooo:rsid="00706e89"/>
    </style:style>
    <style:style style:name="T97" style:family="text">
      <style:text-properties officeooo:rsid="007e1fc4"/>
    </style:style>
    <style:style style:name="T98" style:family="text">
      <style:text-properties officeooo:rsid="007d834e"/>
    </style:style>
    <style:style style:name="T99" style:family="text">
      <style:text-properties officeooo:rsid="006f6f05"/>
    </style:style>
    <style:style style:name="T100" style:family="text">
      <style:text-properties officeooo:rsid="00755ef7"/>
    </style:style>
    <style:style style:name="T101" style:family="text">
      <style:text-properties officeooo:rsid="009ba58d"/>
    </style:style>
    <style:style style:name="T102" style:family="text">
      <style:text-properties fo:font-style="italic" officeooo:rsid="009e47f7" style:font-style-asian="italic" style:font-style-complex="italic"/>
    </style:style>
    <style:style style:name="T103" style:family="text">
      <style:text-properties fo:font-weight="bold" officeooo:rsid="00d2d0ee" style:font-weight-asian="bold" style:font-weight-complex="bold"/>
    </style:style>
    <style:style style:name="T104" style:family="text">
      <style:text-properties officeooo:rsid="00d2d0ee"/>
    </style:style>
    <style:style style:name="T105" style:family="text">
      <style:text-properties officeooo:rsid="0082ac25"/>
    </style:style>
    <style:style style:name="T106" style:family="text">
      <style:text-properties officeooo:rsid="00e393b7"/>
    </style:style>
    <style:style style:name="T107" style:family="text">
      <style:text-properties officeooo:rsid="00a4ec3c"/>
    </style:style>
    <style:style style:name="T108" style:family="text">
      <style:text-properties fo:font-weight="normal" officeooo:rsid="00a46e8a" style:font-weight-asian="normal" style:font-weight-complex="normal"/>
    </style:style>
    <style:style style:name="T109" style:family="text">
      <style:text-properties fo:font-weight="normal" officeooo:rsid="00a4ec3c" style:font-weight-asian="normal" style:font-weight-complex="normal"/>
    </style:style>
    <style:style style:name="T110" style:family="text">
      <style:text-properties officeooo:rsid="00b7f65f"/>
    </style:style>
    <style:style style:name="T111" style:family="text">
      <style:text-properties officeooo:rsid="00b8c56f"/>
    </style:style>
    <style:style style:name="T112" style:family="text">
      <style:text-properties fo:font-weight="bold" officeooo:rsid="00b8c56f" style:font-weight-asian="bold" style:font-weight-complex="bold"/>
    </style:style>
    <style:style style:name="T113" style:family="text">
      <style:text-properties officeooo:rsid="009eb971"/>
    </style:style>
    <style:style style:name="T114" style:family="text">
      <style:text-properties fo:font-weight="normal" officeooo:rsid="009eb971" style:font-weight-asian="normal" style:font-weight-complex="normal"/>
    </style:style>
    <style:style style:name="T115" style:family="text">
      <style:text-properties officeooo:rsid="0089b827"/>
    </style:style>
    <style:style style:name="T116" style:family="text">
      <style:text-properties officeooo:rsid="008bd4f5"/>
    </style:style>
    <style:style style:name="T117" style:family="text">
      <style:text-properties officeooo:rsid="00901980"/>
    </style:style>
    <style:style style:name="T118" style:family="text">
      <style:text-properties officeooo:rsid="0098257b"/>
    </style:style>
    <style:style style:name="T119" style:family="text">
      <style:text-properties officeooo:rsid="0099c198"/>
    </style:style>
    <style:style style:name="T120" style:family="text">
      <style:text-properties fo:font-weight="normal" officeooo:rsid="00d7799b" style:font-weight-asian="normal" style:font-weight-complex="normal"/>
    </style:style>
    <style:style style:name="T121" style:family="text">
      <style:text-properties officeooo:rsid="00d7799b"/>
    </style:style>
    <style:style style:name="T122" style:family="text">
      <style:text-properties fo:font-weight="bold" officeooo:rsid="009ba58d" style:font-weight-asian="bold" style:font-weight-complex="bold"/>
    </style:style>
    <style:style style:name="T123" style:family="text">
      <style:text-properties officeooo:rsid="00ac07f6"/>
    </style:style>
    <style:style style:name="T124" style:family="text">
      <style:text-properties officeooo:rsid="009ba710"/>
    </style:style>
    <style:style style:name="T125" style:family="text">
      <style:text-properties officeooo:rsid="009fbbc3"/>
    </style:style>
    <style:style style:name="T126" style:family="text">
      <style:text-properties fo:font-weight="normal" officeooo:rsid="009fbbc3" style:font-weight-asian="normal" style:font-weight-complex="normal"/>
    </style:style>
    <style:style style:name="T127" style:family="text">
      <style:text-properties officeooo:rsid="00a21aec"/>
    </style:style>
    <style:style style:name="T128" style:family="text">
      <style:text-properties officeooo:rsid="00a403da"/>
    </style:style>
    <style:style style:name="T129" style:family="text">
      <style:text-properties fo:font-weight="normal" officeooo:rsid="00a403da" style:font-weight-asian="normal" style:font-weight-complex="normal"/>
    </style:style>
    <style:style style:name="T130" style:family="text">
      <style:text-properties officeooo:rsid="00a43545"/>
    </style:style>
    <style:style style:name="T131" style:family="text">
      <style:text-properties officeooo:rsid="00cecd65"/>
    </style:style>
    <style:style style:name="T132" style:family="text">
      <style:text-properties officeooo:rsid="00cf79c7"/>
    </style:style>
    <style:style style:name="T133" style:family="text">
      <style:text-properties officeooo:rsid="00a46e8a"/>
    </style:style>
    <style:style style:name="T134" style:family="text">
      <style:text-properties officeooo:rsid="0055665f"/>
    </style:style>
    <style:style style:name="T135" style:family="text">
      <style:text-properties officeooo:rsid="004f261b"/>
    </style:style>
    <style:style style:name="T136" style:family="text">
      <style:text-properties officeooo:rsid="0025f8a7"/>
    </style:style>
    <style:style style:name="T137" style:family="text">
      <style:text-properties officeooo:rsid="00271cbb"/>
    </style:style>
    <style:style style:name="T138" style:family="text">
      <style:text-properties officeooo:rsid="0029d9a9"/>
    </style:style>
    <style:style style:name="T139" style:family="text">
      <style:text-properties officeooo:rsid="002e65db"/>
    </style:style>
    <style:style style:name="T140" style:family="text">
      <style:text-properties officeooo:rsid="0050d0aa"/>
    </style:style>
    <style:style style:name="T141" style:family="text">
      <style:text-properties officeooo:rsid="002954a2"/>
    </style:style>
    <style:style style:name="T142" style:family="text">
      <style:text-properties officeooo:rsid="0039bf87"/>
    </style:style>
    <style:style style:name="T143" style:family="text">
      <style:text-properties fo:font-weight="bold" officeooo:rsid="002af927" style:font-weight-asian="bold" style:font-weight-complex="bold"/>
    </style:style>
    <style:style style:name="T144" style:family="text">
      <style:text-properties officeooo:rsid="002af927"/>
    </style:style>
    <style:style style:name="T145" style:family="text">
      <style:text-properties officeooo:rsid="002d396c"/>
    </style:style>
    <style:style style:name="T146" style:family="text">
      <style:text-properties officeooo:rsid="0050fda5"/>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vgTools Development Notes</text:p>
      <text:p text:style-name="P2">Copyright (c). 2025 Daniel Patterson, MCSD (danielanywhere).</text:p>
      <text:p text:style-name="Standard"/>
      <text:p text:style-name="Standard">This document contains descriptions of information and decision-making processes used to create and maintain the SvgTools library.</text:p>
      <text:p text:style-name="Standard"/>
      <text:h text:style-name="Heading_20_1" text:outline-level="1">GUI Artwork <text:span text:style-name="T1">Handling</text:span></text:h>
      <text:p text:style-name="Normal">The <text:span text:style-name="T1">SvgTools</text:span> application <text:span text:style-name="T1">helps </text:span>the artistic role within the organization to develop clean, attractive <text:span text:style-name="T1">user interfaces</text:span> and UI elements without any knowledge of coding or programming.</text:p>
      <text:p text:style-name="Normal">The user interface art can be drawn and completely maintained in Inkscape, Canva, or Adobe Illustrator, and its content can then be migrated to Microsoft Windows Presentation Foundation (WPF), or another feature-perfect platform like Uno, where it is connected by programmers to the logic of the application, thus ensuring the proper separation of responsibilities between visual designer and backend coder.</text:p>
      <text:p text:style-name="Normal"/>
      <text:h text:style-name="Heading_20_2" text:outline-level="2">Artist-First UI Design</text:h>
      <text:p text:style-name="Normal">Graphic artists work in a realm of color, shape, and emotion. Their tools are brushes, bezier curves, and layers. <text:span text:style-name="T2">They </text:span><text:span text:style-name="T1">shouldn't be required to </text:span>think at all in terms of <text:span text:style-name="T2">functional </text:span>containers, <text:span text:style-name="T2">data </text:span>bindings, or layout constraint <text:span text:style-name="T2">specifications</text:span>. Their goal is to evoke, inspire, and communicate visually. They are most often known to create SVGs, illustrations, mockups without any concern or curiosity for how <text:span text:style-name="T3">those</text:span> <text:span text:style-name="T1">might</text:span> be implemented in code.</text:p>
      <text:p text:style-name="Normal">Traditionally, <text:span text:style-name="T2">the original artwork of a user interface has been handed-off in a one-time event to </text:span>developers <text:span text:style-name="T2">who </text:span>have <text:span text:style-name="T2">then </text:span>been tasked with interpreting the visual assets created by the artist, and manually converting them into UI code. This <text:span text:style-name="T2">practice </text:span>often leads to misinterpretation, loss of nuance, and frustration on both sides. Not only does the artist's intent get diluted in the translation, but they are essentially removed from the design loop at the inception stage.</text:p>
      <text:p text:style-name="Normal">This project aims to work in the direction of supporting the philosophy of artist-first design where the role of graphic artist is completely decoupled from any programmatic expectation set up by declarative-style form design. In this philosophy, there may be one or more individuals specifically in the artist role, one or more individuals working in a type of art translation role, and finally, one or more individuals working in the application role, who ultimately complete the wiring the of the view and associated view model elements to the application.</text:p>
      <text:p text:style-name="Normal">The following is a declaration of principles that reimagine how user interfaces should be created when the artist's expressive flow is prioritized over rigid structure. As you might notice, nearly all of these requirements <text:span text:style-name="T2">can </text:span>fundamentally and commonly <text:span text:style-name="T2">be </text:span>met through the use of any of the contemporary desktop vector editing applications, <text:span text:style-name="T2">particularly those that specialize in SVG output.</text:span></text:p>
      <text:p text:style-name="Normal"><text:soft-page-break/></text:p>
      <text:h text:style-name="Heading_20_2" text:outline-level="2">Expression Before Structure</text:h>
      <text:p text:style-name="Normal">UI design must begin with freeform expression. Artists should be able to place elements intuitively, as though they were painting on a canvas, without needing to define containers, hierarchies, or layout rules upfront.</text:p>
      <text:p text:style-name="Normal">In other words, the artist should be allowed complete freedom to let the design emerge organically. Structure should follow creativity <text:span text:style-name="T4">instead of preceding</text:span> it.</text:p>
      <text:p text:style-name="P3">There must also be consideration for the artist's permanent participation throughout the <text:s text:c="84"/>evolution of the application, so that any visual changes needing to be made for the next version of application can be initiated directly by the artist, without requiring that individual to make any changes to the file, in it's interpreted state, before getting started.</text:p>
      <text:p text:style-name="Normal"/>
      <text:h text:style-name="Heading_20_2" text:outline-level="2">Visual First, Code Second</text:h>
      <text:p text:style-name="Normal">The primary interface for UI creation should be visual, tactile, and responsive. Code should be a behind-the-scenes translation of visual intent, not <text:span text:style-name="T4">ever </text:span>the starting point.</text:p>
      <text:p text:style-name="Normal">Visual designers should never be forced to learn a markup language to express visual ideas, <text:span text:style-name="T4">especially one like XAML, </text:span><text:span text:style-name="T3">or many other declarative alternatives that follow the same example, </text:span><text:span text:style-name="T4">that ha</text:span><text:span text:style-name="T3">ve</text:span><text:span text:style-name="T4"> virtually no indexing, modular segregation, or consistency in construction</text:span>. <text:span text:style-name="T4">That type of markup language is a complete mess of unorganized characters and </text:span><text:span text:style-name="T3">inconsistent </text:span><text:span text:style-name="T4">patterns, and should almost always be considered to be a type of 'hands-off' style structure that can be extremely useful only in automation; not at all helpful for maintena</text:span><text:span text:style-name="T3">nce</text:span><text:span text:style-name="T4">, let alone </text:span><text:span text:style-name="T3">casual </text:span><text:span text:style-name="T4">reading, by humans.</text:span></text:p>
      <text:p text:style-name="Normal"/>
      <text:h text:style-name="Heading_20_2" text:outline-level="2">Fluid Grouping and Rearrangement</text:h>
      <text:p text:style-name="Normal">Elements must be freely movable, groupable, and reconfigurable at any stage of the design process. Grouping should be a post-expression act, reflecting the natural evolution of the layout.</text:p>
      <text:p text:style-name="Normal">As a result, user interface design tools must support dynamic restructuring without penalty or complexity.</text:p>
      <text:p text:style-name="P3">If, in the next version of the user interface, the artist moves several items from one layer or group to another to better represent the visual aspect of the idea, the destruction or loss of previous interpreted objects should not be detrimental, and the individual in the interpretation role must be able to easily re-classify objects that are either new or newly unclassified.</text:p>
      <text:p text:style-name="P4"/>
      <text:h text:style-name="Heading_20_2" text:outline-level="2">Real-Time Feedback</text:h>
      <text:p text:style-name="Normal">Designers should see immediate visual results of their actions without having to initiate any compile steps or abstract previews. Just as with painting on a canvas the artist must be able to interact with instant, accurate rendering of the work as it evolves.</text:p>
      <text:p text:style-name="Normal"><text:soft-page-break/>The canvas should be alive, responsive, and reflective of every creative decision, <text:span text:style-name="T5">as is currently both expected and delivered in the wide variety of vector editors available today.</text:span></text:p>
      <text:p text:style-name="Normal"/>
      <text:h text:style-name="Heading_20_2" text:outline-level="2">Semantic Flexibility</text:h>
      <text:p text:style-name="Normal">Naming, identification, and binding should <text:span text:style-name="T6">not only</text:span> be optional, <text:span text:style-name="T6">but purposefully </text:span>deferred. The system <text:span text:style-name="T6">not </text:span>demand <text:span text:style-name="T6">any</text:span> rigid declarations <text:span text:style-name="T6">while the art is in progress</text:span>. In other words, the <text:span text:style-name="T6">function of the </text:span><text:span text:style-name="T5">file </text:span>must adapt to <text:span text:style-name="T6">and accept </text:span>the artist<text:span text:style-name="T6">'s form</text:span>.</text:p>
      <text:p text:style-name="Normal"/>
      <text:h text:style-name="Heading_20_2" text:outline-level="2">Design as Dialogue</text:h>
      <text:p text:style-name="Normal">Tools should be collaborators, <text:span text:style-name="T7">as opposed to being</text:span> gatekeepers.</text:p>
      <text:p text:style-name="Normal"><text:span text:style-name="T6">User interface</text:span> creation, <text:span text:style-name="T6">in general,</text:span> should feel <text:span text:style-name="T6">much more </text:span>like a conversation between the artist and the tool than a demanding specification that must be met before anything works at all. If there is any real-time monitoring of the artistic process at all, it should be in the form of suggestions, intelligent grouping, and adaptive layout hints the only enhance creativity, as opposed to constraining it.</text:p>
      <text:p text:style-name="P5">However, these features should not be required at all in the early phases of a conversion system.</text:p>
      <text:p text:style-name="Normal"/>
      <text:h text:style-name="Heading_20_2" text:outline-level="2">Accessibility of Tools</text:h>
      <text:p text:style-name="Normal">Creativity should never be gated by technical knowledge. To assure this result, the barrier to entry must be low <text:span text:style-name="T6">or even non-existent</text:span>. Artists should be able to create interfaces without needing to understand ANY programming paradigms, layout engines, or dependency properties.</text:p>
      <text:p text:style-name="P5">Those individuals understand what makes a view or use initiative intuitive to another person. They do not need to be involved in how that is going to be achieved in logic.</text:p>
      <text:p text:style-name="P5"/>
      <text:h text:style-name="Heading_20_2" text:outline-level="2">Evolution Over Perfection</text:h>
      <text:p text:style-name="Normal">UI design is a journey, not a destination and designs should be allowed to evolve continuously. The system must support iterative refinement, versioning, and experimentation without punishing the designer for <text:span text:style-name="T7">constantly </text:span>changing their mind.</text:p>
      <text:p text:style-name="Normal"/>
      <text:h text:style-name="Heading_20_1" text:outline-level="1">The Art Translator Role</text:h>
      <text:p text:style-name="P6">To achieve a perfectly systematic workflow, a new individual role is introduced; that of the <text:span text:style-name="T8">Art Translator</text:span>. This individual can perform in any combination of the other development roles, including artist or coder, when applicable by experience or team configuration, but this role doesn't require any of the other skills by default.</text:p>
      <text:p text:style-name="Normal"><text:soft-page-break/>To support the artist's work, the translator is responsible for annotating the original vector art in such a way that it can quickly and deterministically be converted to a declarative format, presumably <text:span text:style-name="T9">either GTK 3, GTK 4, </text:span><text:span text:style-name="T7">Avalonia AXAML, </text:span><text:span text:style-name="T9">or </text:span>WinUI 3 XAML, <text:span text:style-name="T7">etc</text:span>. Because this is seen as a non-destructive enhancement phase <text:span text:style-name="T10">for the art file</text:span>, the translator is expected not to make any visually identifiable changes to the original document, <text:span text:style-name="T9">but </text:span><text:span text:style-name="T10">instead, </text:span><text:span text:style-name="T9">to </text:span>add attributes, ordering, grouping, layering, and comments as needed, both to make the existing content compilable and to maintain the original artist's visual ownership over the asset so further changes can be made at any time by the original author.</text:p>
      <text:p text:style-name="Normal"/>
      <text:h text:style-name="Heading_20_2" text:outline-level="2">Responsibilities</text:h>
      <text:p text:style-name="P7">Following are some of the most notable responsibilities of the translator.</text:p>
      <text:p text:style-name="P7"/>
      <text:list text:style-name="L1">
        <text:list-item>
          <text:p text:style-name="P8"><text:span text:style-name="T11">Open and Analyze Art Files</text:span>. This includes SVGs, AIs, or other commonly recognized vector formats.</text:p>
        </text:list-item>
        <text:list-item>
          <text:p text:style-name="P8"><text:span text:style-name="T11">Group Elements Logically</text:span>. Identify which visual components belong together. For example, buttons, panels, and icons have specific meanings and are usually placed within various types of contains depending upon how they will move with a screen resize or react to certain kinds of user input.</text:p>
        </text:list-item>
        <text:list-item>
          <text:p text:style-name="P9"><text:span text:style-name="T11">Assign Semantic Names</text:span>. Elements can be labeled meaningfully for future reference and code binding.</text:p>
        </text:list-item>
        <text:list-item>
          <text:p text:style-name="P9"><text:span text:style-name="T11">Set Declarative Properties</text:span>. Define layout, alignment, responsiveness, and interaction metadata.</text:p>
        </text:list-item>
        <text:list-item>
          <text:p text:style-name="P9"><text:span text:style-name="T11">Prepare for Conversion</text:span>. Ensure compatibility with tools like this one, enabling smooth transformation into <text:span text:style-name="T12">GTK, </text:span>XAML, or <text:span text:style-name="T12">even </text:span>other declarative formats like HTML/<text:span text:style-name="T12">CSS</text:span>.</text:p>
        </text:list-item>
      </text:list>
      <text:p text:style-name="Normal"/>
      <text:h text:style-name="Heading_20_2" text:outline-level="2">Skills Required</text:h>
      <text:p text:style-name="P10">The skills of the art translator are artisan in nature because they involve attention to both art and science.</text:p>
      <text:p text:style-name="P10"/>
      <text:list text:style-name="L2">
        <text:list-item>
          <text:p text:style-name="P11">Visual literacy and design sensitivity.</text:p>
        </text:list-item>
        <text:list-item>
          <text:p text:style-name="P11">Familiarity with UI frameworks and declarative languages.</text:p>
        </text:list-item>
        <text:list-item>
          <text:p text:style-name="P11">Understanding of accessibility and responsive design principles.</text:p>
        </text:list-item>
        <text:list-item>
          <text:p text:style-name="P11">Communication skills to collaborate effectively with both artists and developers.</text:p>
        </text:list-item>
      </text:list>
      <text:p text:style-name="Normal"/>
      <text:h text:style-name="Heading_20_2" text:outline-level="2"><text:soft-page-break/>Tools of the Trade</text:h>
      <text:p text:style-name="Normal">The Art Translator may use specialized software that supports visual-to-declarative conversion, such as the following.</text:p>
      <text:p text:style-name="Normal"/>
      <text:list text:style-name="L3">
        <text:list-item>
          <text:p text:style-name="P12">Custom-built tools like <text:span text:style-name="T12">SvgTools</text:span>.</text:p>
        </text:list-item>
        <text:list-item>
          <text:p text:style-name="P12"><text:span text:style-name="T12">Code-structure p</text:span>lugins for <text:span text:style-name="T12">visual </text:span>design platforms (e.g. Adobe XD, <text:span text:style-name="T12">Uno Platform for </text:span>Figma, <text:span text:style-name="T12">etc.</text:span>).</text:p>
        </text:list-item>
        <text:list-item>
          <text:p text:style-name="P12">Intermediate markup editors with visual previews <text:span text:style-name="T12">(e.g. Visual Studio, Blend for Visual Studio, JetBrains IDE, etc.).</text:span></text:p>
        </text:list-item>
      </text:list>
      <text:p text:style-name="Normal"/>
      <text:h text:style-name="Heading_20_2" text:outline-level="2">Bridging Two Worlds</text:h>
      <text:p text:style-name="Normal">The main takeaway for this role is that the art translator doesn't just convert files, they preserve intent. By formalizing and embracing this role, teams can ensure that the artist's vision is faithfully represented in the final product. It also frees developers from the burden of visual interpretation and allows artists to focus purely on creativity.</text:p>
      <text:p text:style-name="Normal"/>
      <text:h text:style-name="Heading_20_1" text:outline-level="1">Groups and Attributes</text:h>
      <text:p text:style-name="Normal">SVG is an incredibly adaptable and mature structure with support in many areas around the industry, making it the ideal conveyance for artwork to user interface design code. To make the best of the SVG information, additional specialized attributes are added to common elements.</text:p>
      <text:p text:style-name="Normal"/>
      <text:h text:style-name="Heading_20_2" text:outline-level="2">Groups are not Required <text:span text:style-name="T13">for</text:span> Defi<text:span text:style-name="T13">nition</text:span></text:h>
      <text:p text:style-name="Normal">Although, especially when used in a templating library approach like that offered by the Inkscape Symbol Set library, a group certainly can <text:span text:style-name="T13">singularly present</text:span> the behavior of one or more controls under its encapsulation, as in the case of a ComboBox <text:span text:style-name="T13">control</text:span>, which is a single control composed of multiple visual shapes, possibilities also exist where a group is only used to maintain coherence between multiple separate controls, as they would commonly be used, as is the case <text:span text:style-name="T13">when</text:span> a TextBox <text:span text:style-name="T13">has a </text:span>matching Ellipsis button; two single shapes within the group, each with a different function.</text:p>
      <text:p text:style-name="Normal">To serve both of these purposes, the group element is not required to define any of its parts unless that is what makes the most sense for the scenario.</text:p>
      <text:p text:style-name="Normal"/>
      <text:h text:style-name="P13" text:outline-level="1">Inkscape Limitations and Workarounds</text:h>
      <text:p text:style-name="P14">There are a few limitations <text:span text:style-name="T14">in Inkscape </text:span>to the streamlined implementation of this approach.</text:p>
      <text:p text:style-name="P14"/>
      <text:h text:style-name="P15" text:outline-level="2">Symbols Loose Their <text:span text:style-name="T15">User-Defined </text:span>Attributes</text:h>
      <text:p text:style-name="P16">One of the main intents of using a template library for prototyping controls is that developers are able to predefine a lot of the information about the target then apply it all at once when the actual target object is created. As of Inkscape 1.4, you can reliably create and manage control templates in symbol libraries, but <text:span text:style-name="T16">if the shape being added to the symbol is a group object, </text:span>the step of adding <text:span text:style-name="T16">that </text:span>shape to the library effectively removes any statically defined user information that was meant to be repeated with every clone.</text:p>
      <text:p text:style-name="P14"><text:span text:style-name="T11">Limitation</text:span>: When using the Symbols library to create reusable object templates representing controls, newly created <text:span text:style-name="T16">group-based </text:span>symbols loose their user-defined attributes when added to a symbol set.</text:p>
      <text:p text:style-name="P14"><text:span text:style-name="T11">Workaround</text:span>: The workaround for this condition is either of the following actions.</text:p>
      <text:list text:style-name="L4">
        <text:list-item>
          <text:p text:style-name="P17">When arranging the shapes for the template object, add the Role = "object-information" attribute to one of the members of the group, then set that element's NodeType and other attributes to the intended values for the full object, or;</text:p>
        </text:list-item>
        <text:list-item>
          <text:p text:style-name="P18">After <text:span text:style-name="T17">either the artist or the translator roles </text:span>updat<text:span text:style-name="T17">e the working UI control symbol set, open the SVG file in a text editor and add any appropriate static attributes to the symbol </text:span><text:span text:style-name="T18">(destructible, not recommended)</text:span><text:span text:style-name="T17">, or;</text:span></text:p>
        </text:list-item>
        <text:list-item>
          <text:p text:style-name="P19">Create the artistic visual design using symbols from the library and set the associated attributes in the XML editor dialog for each of the uses of each symbol. This has the benefit that any control template can be used with multiple kinds of target intention, but the disadvantage that attributes have to be defined on every implemented symbol clone <text:span text:style-name="T18">(redundant work cycle, not recommended)</text:span>.</text:p>
        </text:list-item>
      </text:list>
      <text:p text:style-name="P20"/>
      <text:h text:style-name="P15" text:outline-level="2">Symbols <text:span text:style-name="T16">Should Be</text:span> Created From Groups</text:h>
      <text:p text:style-name="P21">In the case of a simple TextBox control, for example, you might be tempted to draw a quick rectangle with a white center and a stroke outline, the set its id to 'symTextBox', but when you add it to the symbol set, an unexpected name appears in the library, like 'Symbol5', for example.</text:p>
      <text:p text:style-name="P21"><text:span text:style-name="T11">Limitation</text:span>: In Inkscape, symbol <text:span text:style-name="T16">objects</text:span> <text:span text:style-name="T18">can only </text:span><text:span text:style-name="T16">directly </text:span>represent pre-grouped shape sets. If you add a primitive shape to the symbol library an automatically named group representing the symbol <text:span text:style-name="T16">itself </text:span>will be created and <text:span text:style-name="T18">your</text:span> shape will be added to that new group.</text:p>
      <text:p text:style-name="P21"><text:span text:style-name="T11">Workaround</text:span>: To assure that the new symbol is created with the name you intended, always create a group to contain your objects <text:span text:style-name="T16">and set its id prior to adding it to the symbol library</text:span>, no matter how few <text:span text:style-name="T16">elements it contains</text:span>.</text:p>
      <text:p text:style-name="P21"/>
      <text:h text:style-name="P15" text:outline-level="2"><text:soft-page-break/>Symbols Are Not Alphabetically Sorted</text:h>
      <text:p text:style-name="P22">Especially when browsing through a very large list of components, the artist will most likely expect to <text:span text:style-name="T19">index quickly to the type of symbol needed next. As of Inkscape version 1.4, symbols are only listed in the specific order by which they were created.</text:span></text:p>
      <text:p text:style-name="P23"><text:span text:style-name="T11">Limitation</text:span>: Unless symbols are added to the set in a presorted order, they are not available in any kind of sorted order.</text:p>
      <text:p text:style-name="P24"><text:span text:style-name="T11">Workaround</text:span>: Each time the symbol set changes, the <text:span text:style-name="T16">person in the </text:span>translator <text:span text:style-name="T16">role </text:span>can be notified and can update the sorting order of the symbols in that library by editing them in the text-based SVG file.</text:p>
      <text:p text:style-name="P25">To sort symbols quickly and easily, use the command:</text:p>
      <text:p text:style-name="Preformatted_20_Text">SvgTools /action:SortSymbols /infile:{Filename}</text:p>
      <text:p text:style-name="P23"/>
      <text:h text:style-name="P15" text:outline-level="2">Text Structure is Critical in SVG</text:h>
      <text:p text:style-name="P26">If you use an auto-formatting HTML/<text:span text:style-name="T20">XML</text:span> editor for rearranging the symbols list in the defs section of the SVG file, you may quickly find that the text elements of your symbol no longer appear. This is due to a bug in the SVG parser that is not able to understand text and tspan arrangements in anything <text:span text:style-name="T21">other</text:span> than a certain pattern.</text:p>
      <text:p text:style-name="P26"><text:span text:style-name="T11">Limitation</text:span>: To avoid running into an Inkscape parser bug that will cause your the text elements of your symbol to be unreadable after pasting with an auto-formatting <text:span text:style-name="T20">XML</text:span> editor, make sure to preserve the following specific character flow pattern.</text:p>
      <text:p text:style-name="P27">&lt;symbol<text:span text:style-name="T22">\n</text:span></text:p>
      <text:p text:style-name="P27"><text:span text:style-name="T22">\s+</text:span>id="{<text:span text:style-name="T23">SymbolId</text:span>}"&gt;<text:span text:style-name="T22">\n</text:span></text:p>
      <text:p text:style-name="P27"><text:span text:style-name="T22">\s+</text:span>&lt;text<text:span text:style-name="T22">\n</text:span></text:p>
      <text:p text:style-name="P27"><text:span text:style-name="T22">\s+</text:span>xml:space="preserve"<text:span text:style-name="T22">\n</text:span></text:p>
      <text:p text:style-name="P27"><text:span text:style-name="T22">\s+</text:span>id="{<text:span text:style-name="T23">Unique</text:span><text:span text:style-name="T24">Text</text:span><text:span text:style-name="T23">Id</text:span>}"<text:span text:style-name="T22">\n</text:span></text:p>
      <text:p text:style-name="P27"><text:span text:style-name="T22">\s+</text:span>style="{<text:span text:style-name="T23">FontStyles</text:span>}"&gt;&lt;tspan<text:span text:style-name="T22">\n</text:span></text:p>
      <text:p text:style-name="P27"><text:span text:style-name="T22">\s+</text:span>x="{<text:span text:style-name="T23">TextXOffset</text:span>}"<text:span text:style-name="T22">\n</text:span></text:p>
      <text:p text:style-name="P27"><text:span text:style-name="T22">\s+</text:span>y="{<text:span text:style-name="T23">TextYOffset</text:span>}"<text:span text:style-name="T22">\n</text:span></text:p>
      <text:p text:style-name="P27"><text:span text:style-name="T22">\s+</text:span>id="{<text:span text:style-name="T23">Unique</text:span><text:span text:style-name="T24">TSpan</text:span><text:span text:style-name="T23">Id</text:span>}"&gt;<text:span text:style-name="T11">Text Here</text:span>&lt;/tspan&gt;&lt;/text&gt;<text:span text:style-name="T25">\n</text:span></text:p>
      <text:p text:style-name="P27"><text:span text:style-name="T22">\s+</text:span>&lt;/symbol&gt;<text:span text:style-name="T22">\n</text:span></text:p>
      <text:p text:style-name="P27"/>
      <text:p text:style-name="P28"><text:span text:style-name="T11">Workaround</text:span>: This issue can usually be avoided by temporarily turning off your auto-formatting feature while <text:span text:style-name="T21">manually </text:span>copying and pasting the SVG nodes that contain text tags.</text:p>
      <text:p text:style-name="P29"/>
      <text:h text:style-name="P15" text:outline-level="2">Symbol Contents are not Editable</text:h>
      <text:p text:style-name="P30">For cases where your control template requires an internal design customization when being targeted, as in the case of a TextBlock, where a placeholder text is created to establish the symbol but the actual text of the object is meant to be set when the artist places the component on the canvas, you will have to unlink the object from the symbol set before editing it.</text:p>
      <text:p text:style-name="P30"><text:span text:style-name="T11">Limitation</text:span>: The inner elemental values of a symbol can not be set at time of canvas placement.</text:p>
      <text:p text:style-name="P30"><text:soft-page-break/><text:span text:style-name="T11">Workaround</text:span>: To work around this limitation, the artist will need to unlink the clone from the symbol set, after placing it on the canvas and before attempting to the set the properties, by selecting the menu option <text:span text:style-name="T11">Edit / Clone / Unlink Clone</text:span>. At that time, the object can be edited in any way necessary. Interestingly, if one of the elements of that symbol have been appointed as having an object-information role, those properties will be present in the new stand-alone object, retaining any predefined intents needed for conversion.</text:p>
      <text:p text:style-name="P30"/>
      <text:h text:style-name="Heading_20_1" text:outline-level="1"><text:span text:style-name="T26">The </text:span><text:span text:style-name="T27">Implied</text:span> Design <text:span text:style-name="T26">Strategy</text:span></text:h>
      <text:p text:style-name="P31">So, you want to design your form in a fast-and-loose fashion approximating throwing fresh-cooked spaghetti against the wall to see if sticks? <text:span text:style-name="T28">If you are the kind of form designer that feels deeply about how a single individual should be able to consistently create several different forms per day rather than one every couple of months, then </text:span>have we got the notion for you!</text:p>
      <text:p text:style-name="P31"><text:span text:style-name="T27">Implied</text:span> <text:span text:style-name="T29">visual </text:span>design allows you to quickly place free-style shapes on the canvas, perform a little basic approximate alignment on them, then add <text:span text:style-name="T26">just a few</text:span> suggestions to those shapes that help the converter to perform its job of literally creating a beautiful, perfectly functional form out of your mess <text:span text:style-name="T30">(um, beautiful creation)</text:span>. Let's get started.</text:p>
      <text:p text:style-name="P32"/>
      <text:h text:style-name="Heading_20_2" text:outline-level="2">Artist's Perspective</text:h>
      <text:p text:style-name="P33">In this approach, the so-called form designer need not be a trained artist of any caliber at all. If you can open Inkscape, draw a some rectangles and text on the canvas, and you can find the <text:span text:style-name="T31">various </text:span>editor <text:span text:style-name="T31">dialogs</text:span>, then you are ready to go. Follow these general steps to prepare the form.</text:p>
      <text:p text:style-name="P33"/>
      <text:list text:style-name="L5">
        <text:list-item>
          <text:p text:style-name="P34">Open Inkscape.</text:p>
        </text:list-item>
        <text:list-item>
          <text:p text:style-name="P34">Press [Ctrl][Shift][D] to open the <text:span text:style-name="T11">Document Properties</text:span> dialog.</text:p>
        </text:list-item>
        <text:list-item>
          <text:p text:style-name="P34">Set the <text:span text:style-name="T11">Width</text:span> and <text:span text:style-name="T11">Height</text:span> of the dialog. Also set the <text:span text:style-name="T11">Scale</text:span> to <text:span text:style-name="T11">1.0</text:span> before closing the dialog.</text:p>
        </text:list-item>
        <text:list-item>
          <text:p text:style-name="P34"><text:span text:style-name="T26">Open the </text:span><text:span text:style-name="T32">Layers</text:span><text:span text:style-name="T26"> and / or the </text:span><text:span text:style-name="T32">Object Properties</text:span><text:span text:style-name="T26"> dialogs</text:span>. <text:span text:style-name="T26">In some cases, you will want to add custom text attributes, and in those cases, you will also use the </text:span><text:span text:style-name="T32">XML Editor</text:span><text:span text:style-name="T26"> dialog. Don't worry, though. You won't have to do ANY actual XML editing. We will be using that last dialog only for adding and removing attributes.</text:span></text:p>
        </text:list-item>
        <text:list-item>
          <text:p text:style-name="P35">Draw rectangles and text on the canvas. <text:span text:style-name="T26">In the </text:span><text:span text:style-name="T32">Layers</text:span><text:span text:style-name="T26"> dialog, you can set the </text:span><text:span text:style-name="T32">ID</text:span><text:span text:style-name="T26"> for the layer or the </text:span><text:span text:style-name="T32">Intent</text:span><text:span text:style-name="T26"> for a drawing object on the layer. In the </text:span><text:span text:style-name="T32">Object Properties</text:span><text:span text:style-name="T26"> dialog, you can set both the </text:span><text:span text:style-name="T32">Intent</text:span><text:span text:style-name="T26"> and the </text:span><text:span text:style-name="T32">ID</text:span><text:span text:style-name="T26"> for a drawing object, and in the </text:span><text:span text:style-name="T32">XML Editor</text:span><text:span text:style-name="T26">, you can set a drawing object's </text:span><text:span text:style-name="T32">ID</text:span><text:span text:style-name="T26">, its </text:span><text:span text:style-name="T32">Intent</text:span><text:span text:style-name="T26">, and all of its other explicit text attributes. For working with each specific control type, please consult the </text:span><text:a xlink:type="simple" xlink:href="#5.5.Implied Design Cheat Sheet|outline" text:style-name="Internet_20_link" text:visited-style-name="Visited_20_Internet_20_Link"><text:span text:style-name="T32">Implied Design Cheat Sheet</text:span></text:a> <text:span text:style-name="T26">later in this document.</text:span></text:p>
        </text:list-item>
        <text:list-item>
          <text:p text:style-name="P34">Save the file and send it to the individual in the translation role for conversion.</text:p>
        </text:list-item>
      </text:list>
      <text:p text:style-name="P33"><text:soft-page-break/></text:p>
      <text:h text:style-name="Heading_20_2" text:outline-level="2">Translator's <text:span text:style-name="T33">Perspective</text:span></text:h>
      <text:p text:style-name="P33">In this particular form-design tactic, the burden on the translator is low to none, and that individual <text:span text:style-name="T33">might</text:span> only need to intervene <text:span text:style-name="T34">in the case that </text:span>the conversion utility was not at all able to <text:span text:style-name="T34">infer the artist's intent, </text:span><text:span text:style-name="T31">if conversion is being done automatically by scripts or integrated automation</text:span><text:span text:style-name="T34">.</text:span></text:p>
      <text:p text:style-name="P36">The following activity descriptions exemplify the probable limit of the translator's time.</text:p>
      <text:list text:style-name="L6">
        <text:list-item>
          <text:p text:style-name="P37">Clear up any vague or potentially confusing implications on the canvas.</text:p>
        </text:list-item>
        <text:list-item>
          <text:p text:style-name="P37">Run the conversion utility to generate the declarative form definition.</text:p>
        </text:list-item>
        <text:list-item>
          <text:p text:style-name="P37">Pass the form content to the Application Development department.</text:p>
        </text:list-item>
      </text:list>
      <text:p text:style-name="P36"/>
      <text:h text:style-name="P38" text:outline-level="2">Development Considerations for Supporting Implied Design</text:h>
      <text:p text:style-name="P39">The above approach is expected to work as envisioned if careful attention is given to the elements and relations that exist <text:span text:style-name="T35">both</text:span> on a freestyle image <text:span text:style-name="T35">and a</text:span> typical UI form.</text:p>
      <text:p text:style-name="P39"/>
      <text:h text:style-name="Heading_20_3" text:outline-level="3">Traits of a UI Form</text:h>
      <text:p text:style-name="P39">Although the freestyle image is created first, the rules of how a form work are considered first when deciding <text:span text:style-name="T35">must be provided by the</text:span> <text:span text:style-name="T36">SVG</text:span>.</text:p>
      <text:p text:style-name="P39"/>
      <text:list text:style-name="L7">
        <text:list-item>
          <text:p text:style-name="P40"><text:span text:style-name="T11">Alignment</text:span>. <text:span text:style-name="T37">When the target control supports either vertical or horizontal alignments as a natural case, the position of the drawing element is interpreted as occupying one of those areas if it is extremely close to a notable marker. For example, if a label is to be placed in the vertical center of a panel, the drawing element version of that label should be located near the vertical center of the rectangle representing the panel on the source drawing.</text:span></text:p>
        </text:list-item>
        <text:list-item>
          <text:p text:style-name="P40"><text:span text:style-name="T11">Containment</text:span>. Although there are conditions under which controls can overlay one another, as in the case of pictures, labels, and others, there are also many cases where, when a shape overlays another shape, it indicates containment, as in the case of a panel that hosts multiple controls in the layout. When drawing shape overlays a container shape, an interpretation is made that the higher shape in the z-order is a child control of the lower shape.<text:line-break/><text:line-break/><text:span text:style-name="T38">In this specific system, a</text:span><text:span text:style-name="T39">nother method for containment support is that of ID redirection. For any control that supports containment of items or child objects, you can create a new layer and set its label value to the ID of the control for which child items are being defined.</text:span></text:p>
        </text:list-item>
        <text:list-item>
          <text:p text:style-name="P41"><text:span text:style-name="T11">Control anchoring</text:span>. In many cases, certain types of controls are found anchored to one of the sides of the form. Menu bars are often at the top, status bars are usually at the <text:soft-page-break/>bottom, and toolbars are typically located on one of the vertical sides, directly below the menu bar, or immediately above the status bar. <text:span text:style-name="T40">Knowing that this is the case can help to default layout behaviors for controls that have common placement locations.</text:span></text:p>
        </text:list-item>
        <text:list-item>
          <text:p text:style-name="P42"><text:span text:style-name="T11">Control </text:span><text:span text:style-name="T41">assignment</text:span>. The controls upon a user interface form are all explicitly typed. Even in the case that one control type on the page can <text:span text:style-name="T42">dynamically </text:span>be swapped out with another during run-time. To support this, every element on the drawing canvas <text:span text:style-name="T43">that </text:span>need<text:span text:style-name="T43">s</text:span> to be represented as a target control must have some method of indication. In general, this is handled by the 'intent' custom user property on each convertible shape.</text:p>
        </text:list-item>
        <text:list-item>
          <text:p text:style-name="P43"><text:span text:style-name="T11">Member values</text:span>. Controls like menu bars often have their navigation structure fully laid out at design time. To properly support this approach, some kind of setting or indication is needed to allow the designer to set out a series of text labels, for example, that each represent members of another control on the canvas.</text:p>
        </text:list-item>
        <text:list-item>
          <text:p text:style-name="P44"><text:span text:style-name="T11">Rectangular areas</text:span>. The usual shape of any form control is that of a rectangle. This consideration helps to regulate the placement of polygons and curves according to their bounding boxes rather than their starting and ending points.</text:p>
        </text:list-item>
        <text:list-item>
          <text:p text:style-name="P40"><text:span text:style-name="T11">Tab </text:span><text:span text:style-name="T44">o</text:span><text:span text:style-name="T11">rder</text:span>. On a typical form, the tab order through the available controls is determined first, by the Z-order of the objects on the page then secondly, upon the containment of controls along that path.</text:p>
        </text:list-item>
      </text:list>
      <text:p text:style-name="P39"/>
      <text:p text:style-name="P39"/>
      <text:h text:style-name="Heading_20_3" text:outline-level="3">Traits of a Freestyle Vector Image</text:h>
      <text:p text:style-name="P45">The intention of implicit design is to allow the user to draw shapes anywhere on the drawing canvas to represent controls on a form in a purely suggesti<text:span text:style-name="T45">ve</text:span> sense.</text:p>
      <text:p text:style-name="P46"/>
      <text:list text:style-name="L8">
        <text:list-item>
          <text:p text:style-name="P47"><text:span text:style-name="T11">Compound representations</text:span>. Controls like combo boxes and text boxes with button helpers might be singularly represented by multiple basic shapes.</text:p>
        </text:list-item>
        <text:list-item>
          <text:p text:style-name="P47"><text:span text:style-name="T11">Curves and </text:span><text:span text:style-name="T46">p</text:span><text:span text:style-name="T11">olygons</text:span>. The user might be inclined to draw various imagery serving as background or emphasis.</text:p>
        </text:list-item>
        <text:list-item>
          <text:p text:style-name="P48"><text:span text:style-name="T11">Freedom of Expression</text:span>. The artist must be given as much leeway as possible to visually the meaning of what they are constructing. As few as possible logical requirements must be placed upon them.</text:p>
        </text:list-item>
        <text:list-item>
          <text:p text:style-name="P49"><text:span text:style-name="T11">Grouping</text:span>. When drawing compound objects, grouping is more often used for associating visual elements that can be moved, scaled, or transformed as a set than it is for defining a non-rational behavior, as is the case in most declarative techniques. As a result, any implicit design converter should treat most groups as transparent, inactive, passive drawing objects unless any of them happen to have a defined intent or prescribed purpose, in which case, it is considered as an active object in that specific case.<text:line-break/><text:line-break/>One good example of the passive case is where a set of compound control definitions <text:soft-page-break/>are all placed on a StaticPanel control and gathered into a group where a label for the group has also be set to indicate that this is the 'StaticPanelControlsGroup'. In this case, the group is easily moved around on the canvas, but it serves no operational purpose during conversion.<text:line-break/><text:line-break/>Another example of a group, but one serving an active case, is a set of shapes that <text:span text:style-name="T47">constitute the visual representation of a ComboBox control with an initial selected item. In this case, the group itself has a Label of ComboBox as well as the ID 'cmboPreset'. Inside is a generic rectangle showing the text area, a smaller rectangle, and a downward arrow symbol. The ComboBox is not a container control, so any shapes drawn within that group will be ignored, although they are of a great value to the visual representation of the object to a casual viewer.</text:span></text:p>
        </text:list-item>
        <text:list-item>
          <text:p text:style-name="P50"><text:span text:style-name="T11">Proximal suggestion</text:span>. The artist should be expected to draw two shapes in side-by-side or over-and-under arrangements to indicate they are separated horizontally or vertically on the form, respectively. <text:span text:style-name="T48">By default, it might be advisable to allow these stacks to be splitter views, where each target control is resizable, unless one or more of the objects is marked as either non-resizable or sized with the form or parent object. This preference corresponds loosely with a combination of the {Horizontal|Vertical}Stretch property of the target control and a decision as to whether to place it within a splitter-based or stack-based parent control.</text:span></text:p>
        </text:list-item>
        <text:list-item>
          <text:p text:style-name="P51"><text:span text:style-name="T11">Static placement</text:span>. <text:span text:style-name="T49">In general, a form will be constructed by placing controls that automatically interact with one another while the form is resized. However, i</text:span>n certain cases, the designer will prefer that all of the controls of a form appear exactly where they have been placed on the local canvas. This method can be activated whenever a base area, roughly with the total area of the drawing canvas, is placed and set to the intent of StaticPanel. All controls dropped upon that will be located exactly where they were indicated on the drawing.</text:p>
        </text:list-item>
        <text:list-item>
          <text:p text:style-name="P52"><text:span text:style-name="T11">Z-order</text:span>. An object can be placed in front of or behind another.</text:p>
        </text:list-item>
      </text:list>
      <text:p text:style-name="P39"/>
      <text:p text:style-name="P53"/>
      <text:h text:style-name="P54" text:outline-level="2"><text:span text:style-name="T50">Development and Implementation </text:span>Questions</text:h>
      <text:p text:style-name="P55">This section contains questions, and hopefully their answers, in regard to the considerations needed to properly identify and translate the user's design to a functioning form.</text:p>
      <text:p text:style-name="P55"/>
      <text:h text:style-name="P56" text:outline-level="3">Q: How are Item Groups Handled?</text:h>
      <text:p text:style-name="P55">In a very high number of cases, a <text:span text:style-name="T51">normal </text:span>target form will contain design-time collections for common controls like combo boxes, list boxes, menu structures, tab controls, and many of the others. <text:span text:style-name="T52">At first glance</text:span>, the idea of <text:span text:style-name="T53">splattering </text:span>controls onto the form <text:span text:style-name="T52">seems to be </text:span><text:span text:style-name="T53">utterly </text:span><text:span text:style-name="T52">speedy and </text:span><text:span text:style-name="T53">helpful at the outermost level, where, for example, a tree view is being inserted into a split panel.</text:span></text:p>
      <text:p text:style-name="P57">Is there a variation of this approach where the user can define, let's say, all of the custom items that can be pre-loaded into a menu structure or a list box during conversion?</text:p>
      <text:p text:style-name="P57">For example, what if an item with <text:span text:style-name="T54">I</text:span><text:span text:style-name="T55">ntent=</text:span><text:span text:style-name="T54">"</text:span><text:span text:style-name="T55">ListBox</text:span><text:span text:style-name="T54">"</text:span> were set to <text:span text:style-name="T56">id=</text:span>"lstPageSection", then using a special layer with the name of "lstPageSection", the user could define list items that just happen to have image-based values for each of "Normal", "Hovered", and "Selected" states? In a more tame example, the user could just place text values, arranged from top to bottom, left to right, which also had attribute markings on them, if appropriate.</text:p>
      <text:p text:style-name="P57"/>
      <text:h text:style-name="Heading_20_3" text:outline-level="3">A: Item Groups as Layers</text:h>
      <text:p text:style-name="P58"><text:span text:style-name="T57">W</text:span>ithin the Layers dialog, the names of layers are treated a little differently than the names of drawing objects on those layers, whose labels can also be set.</text:p>
      <text:p text:style-name="P58">To create a group of items to be assigned to a control with a particular <text:span text:style-name="T11">id</text:span>, copy that object's <text:span text:style-name="T11">id</text:span> value, create a new layer, setting the label of that new layer to the value of the original control's <text:span text:style-name="T11">id</text:span>. <text:span text:style-name="T58">An attempt will be made by the converter to translate a</text:span>ll of the items in the <text:span text:style-name="T58">new layer to appropriate items for that referenced control.</text:span></text:p>
      <text:p text:style-name="P58"/>
      <text:p text:style-name="P59">More Information</text:p>
      <text:p text:style-name="P60">In Inkscape, a layer is represented by a group where <text:span text:style-name="T59">inkscape:groupmode </text:span><text:span text:style-name="T60">= </text:span><text:span text:style-name="T59">"layer"</text:span><text:span text:style-name="T56">. </text:span>The visual label of the layer, within the Layers dialog, is represented by the <text:span text:style-name="T11">inscape:label</text:span>.</text:p>
      <text:p text:style-name="P61"/>
      <text:p text:style-name="P57"/>
      <text:p text:style-name="P62"/>
      <text:h text:style-name="Heading_20_3" text:outline-level="3">Q: How Can Visual Objects <text:span text:style-name="T61">Easily </text:span>be <text:span text:style-name="T61">Intentioned</text:span>?</text:h>
      <text:p text:style-name="P63">When working with dragging objects onto the canvas, it is clumsy and distracting to have to keep switching to the XML Editor page to set its <text:span text:style-name="T11">Intent</text:span> property. Is there a way that it can be intentioned directly from the object hierarchy view?</text:p>
      <text:p text:style-name="P63"/>
      <text:h text:style-name="Heading_20_3" text:outline-level="3">A: <text:span text:style-name="T61">Intention </text:span>Objects Directly From the Inkscape Layers View (version 1.<text:span text:style-name="T62">2</text:span> and later)</text:h>
      <text:p text:style-name="P64">After dropping a drawing object onto the layer, using the <text:span text:style-name="T11">Layers</text:span> dialog, locate that object within the child items of the layer and set its label to the control intent of the object.</text:p>
      <text:p text:style-name="P63"/>
      <text:p text:style-name="P59">More Information</text:p>
      <text:p text:style-name="P63"><text:span text:style-name="T62">In Inkscape, w</text:span>hen an object's label is set from the Layers view, <text:span text:style-name="T62">it creates an </text:span><text:span text:style-name="T63">inkscape:label</text:span><text:span text:style-name="T62"> attribute on that value, which overrides the </text:span><text:span text:style-name="T63">Intent</text:span><text:span text:style-name="T62"> customer user property </text:span><text:span text:style-name="T56">when </text:span><text:span text:style-name="T64">that object</text:span><text:span text:style-name="T36">'s </text:span><text:span text:style-name="T59">inkscape:groupmode </text:span><text:span text:style-name="T65">is not equal to</text:span><text:span text:style-name="T60"> </text:span><text:span text:style-name="T59">"layer"</text:span><text:span text:style-name="T56">.</text:span></text:p>
      <text:p text:style-name="P39"/>
      <text:p text:style-name="P53"/>
      <text:h text:style-name="Heading_20_3" text:outline-level="3">Q: Is There a Way That The User Can Easily Define Dynamic Styles for Selector-Based States?</text:h>
      <text:p text:style-name="P65">In target systems like Avalonia, a <text:span text:style-name="T66">collection</text:span> of <text:span text:style-name="T66">S</text:span>tyle<text:span text:style-name="T67">s </text:span><text:span text:style-name="T66">is available for several types of controls. This collection can be filled not only with the general visual behaviors for the control and its items, but can also be used to generate working no-code behaviors for the control and its items that depend only upon the established pseudo-classes defined for the object, as well as the value of any public property. For example, on a ListBoxItem, a selector of "ListBoxItem:pointerover Image[Tag=Hover]" will focus any child actions </text:span><text:span text:style-name="T68">for the style if</text:span><text:span text:style-name="T66"> the ListBoxItem's Image whose Tag is 'Hover' when the pointer is currently over that </text:span><text:span text:style-name="T68">ListBoxItem. If the child definition, for example, carries a setter for Isvisible=True, then that matching image will be made visible on the ListBoxItem. A short example follows.</text:span></text:p>
      <text:p text:style-name="P65"/>
      <table:table table:name="Table1" table:style-name="Table1">
        <table:table-column table:style-name="Table1.A"/>
        <table:table-row>
          <table:table-cell table:style-name="Table1.A1" office:value-type="string">
            <text:p text:style-name="P66"><text:span text:style-name="T69">&lt;!-- Default visibility: only Normal shown --&gt;</text:span></text:p>
            <text:p text:style-name="P67"><text:span text:style-name="T70">&lt;Style</text:span><text:span text:style-name="T71"> </text:span><text:span text:style-name="T72">Selector</text:span><text:span text:style-name="T71">=</text:span><text:span text:style-name="T73">"ListBoxItem Image[Tag=Hover]"</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7"><text:span text:style-name="T70">&lt;/Style&gt;</text:span></text:p>
            <text:p text:style-name="P67"><text:span text:style-name="T70">&lt;Style</text:span><text:span text:style-name="T71"> </text:span><text:span text:style-name="T72">Selector</text:span><text:span text:style-name="T71">=</text:span><text:span text:style-name="T73">"ListBoxItem Image[Tag=Selected]"</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7"><text:span text:style-name="T70">&lt;/Style&gt;</text:span></text:p>
            <text:p text:style-name="P68"/>
            <text:p text:style-name="P67"><text:span text:style-name="T74">&lt;!-- Hovered: show Hover, hide Normal --&gt;</text:span></text:p>
            <text:p text:style-name="P67"><text:span text:style-name="T70">&lt;Style</text:span><text:span text:style-name="T71"> </text:span><text:span text:style-name="T72">Selector</text:span><text:span text:style-name="T71">=</text:span><text:span text:style-name="T73">"ListBoxItem:pointerover Image[Tag=Hover]"</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True"</text:span><text:span text:style-name="T70">/&gt;</text:span></text:p>
            <text:p text:style-name="P67"><text:span text:style-name="T70">&lt;/Style&gt;</text:span></text:p>
            <text:p text:style-name="P67"><text:span text:style-name="T70">&lt;Style</text:span><text:span text:style-name="T71"> </text:span><text:span text:style-name="T72">Selector</text:span><text:span text:style-name="T71">=</text:span><text:span text:style-name="T73">"ListBoxItem:pointerover Image[Tag=Normal]"</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7"><text:span text:style-name="T70">&lt;/Style&gt;</text:span></text:p>
            <text:p text:style-name="P68"/>
            <text:p text:style-name="P67"><text:span text:style-name="T74">&lt;!-- Selected: show Selected, hide Normal --&gt;</text:span></text:p>
            <text:p text:style-name="P67"><text:span text:style-name="T70">&lt;Style</text:span><text:span text:style-name="T71"> </text:span><text:span text:style-name="T72">Selector</text:span><text:span text:style-name="T71">=</text:span><text:span text:style-name="T73">"ListBoxItem:selected Image[Tag=Selected]"</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True"</text:span><text:span text:style-name="T70">/&gt;</text:span></text:p>
            <text:p text:style-name="P67"><text:span text:style-name="T70">&lt;/Style&gt;</text:span></text:p>
            <text:p text:style-name="P67"><text:span text:style-name="T70">&lt;Style</text:span><text:span text:style-name="T71"> </text:span><text:span text:style-name="T72">Selector</text:span><text:span text:style-name="T71">=</text:span><text:span text:style-name="T73">"ListBoxItem:selected Image[Tag=Normal]"</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7"><text:span text:style-name="T70">&lt;/Style&gt;</text:span></text:p>
            <text:p text:style-name="P68"/>
            <text:p text:style-name="P67"><text:span text:style-name="T74">&lt;!-- If both selected and hovered, hide Hover --&gt;</text:span></text:p>
            <text:p text:style-name="P67"><text:span text:style-name="T70">&lt;Style</text:span><text:span text:style-name="T71"> </text:span><text:span text:style-name="T72">Selector</text:span><text:span text:style-name="T71">=</text:span><text:span text:style-name="T73">"ListBoxItem:selected:pointerover Image[Tag=Hover]"</text:span><text:span text:style-name="T70">&gt;</text:span></text:p>
            <text:p text:style-name="P67"><text:s text:c="2"/><text:span text:style-name="T70">&lt;Setter</text:span><text:span text:style-name="T71"> </text:span><text:span text:style-name="T72">Property</text:span><text:span text:style-name="T71">=</text:span><text:span text:style-name="T73">"IsVisible"</text:span><text:span text:style-name="T71"> </text:span><text:span text:style-name="T72">Value</text:span><text:span text:style-name="T71">=</text:span><text:span text:style-name="T73">"False"</text:span><text:span text:style-name="T70">/&gt;</text:span></text:p>
            <text:p text:style-name="P67"><text:span text:style-name="T70">&lt;/Style&gt;</text:span></text:p>
            <text:p text:style-name="P69"/>
          </table:table-cell>
        </table:table-row>
      </table:table>
      <text:p text:style-name="P65"/>
      <text:p text:style-name="P70"><text:soft-page-break/>That minimal language is incredibly powerful for defining highly interactive visual-only activities that don't really need to reach the view model if they don't have to. This type of capability really is one of the most powerful advantages of XAML-style declarative form design over the traditional widget style like WinForms. However, on the other hand, because that power is so far buried in the inconsistent chaotic coding structure of XAML, this type of styling use finds virtually little to no use in the practical world.</text:p>
      <text:p text:style-name="P70">Is there a way we can at least superficially manage these style selectors so no-code visual-only interactions with the cursor and the backing object's observable properties can result in the use of <text:span text:style-name="T75">visual resources provided directly by the artist?</text:span></text:p>
      <text:p text:style-name="P70"/>
      <text:h text:style-name="Heading_20_3" text:outline-level="3">A: Use a Slightly Off-Center CSS Syntax <text:span text:style-name="T76">in Attributes</text:span></text:h>
      <text:p text:style-name="P71">The above style definitions can be included with the text attributes of a control using the names <text:span text:style-name="T77">Control</text:span>Style-000 through <text:span text:style-name="T77">Control</text:span>Style-999. <text:span text:style-name="T77">To main a CSS-like syntax for each value, replace the colon character (':') with a period ('.') when specifying pseudo-classes.</text:span></text:p>
      <text:p text:style-name="P72">The following example mirrors the example in the question.</text:p>
      <table:table table:name="Table2" table:style-name="Table2">
        <table:table-column table:style-name="Table2.A"/>
        <table:table-column table:style-name="Table2.B"/>
        <table:table-row>
          <table:table-cell table:style-name="Table2.A1" office:value-type="string">
            <text:p text:style-name="P73">Name</text:p>
          </table:table-cell>
          <table:table-cell table:style-name="Table2.B1" office:value-type="string">
            <text:p text:style-name="P73">Value</text:p>
          </table:table-cell>
        </table:table-row>
        <table:table-row>
          <table:table-cell table:style-name="Table2.A2" office:value-type="string">
            <text:p text:style-name="Table_20_Contents">ControlStyle-001</text:p>
          </table:table-cell>
          <table:table-cell table:style-name="Table2.B2" office:value-type="string">
            <text:p text:style-name="Table_20_Contents">Selector:ListBoxItem Image[Tag=Hover];Visible:False</text:p>
          </table:table-cell>
        </table:table-row>
        <table:table-row>
          <table:table-cell table:style-name="Table2.A2" office:value-type="string">
            <text:p text:style-name="P73">ControlStyle-002</text:p>
          </table:table-cell>
          <table:table-cell table:style-name="Table2.B2" office:value-type="string">
            <text:p text:style-name="Table_20_Contents">Selector:ListBoxItem Image[Tag=Selected;Visible:False</text:p>
          </table:table-cell>
        </table:table-row>
        <table:table-row>
          <table:table-cell table:style-name="Table2.A2" office:value-type="string">
            <text:p text:style-name="P73">ControlStyle-003</text:p>
          </table:table-cell>
          <table:table-cell table:style-name="Table2.B2" office:value-type="string">
            <text:p text:style-name="Table_20_Contents">Selector:ListBoxItem.pointerover Image[Tag=Hover];Visible:True</text:p>
          </table:table-cell>
        </table:table-row>
        <table:table-row>
          <table:table-cell table:style-name="Table2.A2" office:value-type="string">
            <text:p text:style-name="P73">ControlStyle-004</text:p>
          </table:table-cell>
          <table:table-cell table:style-name="Table2.B2" office:value-type="string">
            <text:p text:style-name="Table_20_Contents">Selector:ListBoxItem.pointerover Image[Tag=Normal];Visible:False</text:p>
          </table:table-cell>
        </table:table-row>
        <table:table-row>
          <table:table-cell table:style-name="Table2.A2" office:value-type="string">
            <text:p text:style-name="P73">ControlStyle-005</text:p>
          </table:table-cell>
          <table:table-cell table:style-name="Table2.B2" office:value-type="string">
            <text:p text:style-name="Table_20_Contents">Selector:ListBoxItem.selected Image[Tag=Selected];Visible:True</text:p>
          </table:table-cell>
        </table:table-row>
        <table:table-row>
          <table:table-cell table:style-name="Table2.A2" office:value-type="string">
            <text:p text:style-name="P73">ControlStyle-006</text:p>
          </table:table-cell>
          <table:table-cell table:style-name="Table2.B2" office:value-type="string">
            <text:p text:style-name="Table_20_Contents">Selector:ListBoxItem.selected Image[Tag=Normal];Visible:False</text:p>
          </table:table-cell>
        </table:table-row>
        <table:table-row>
          <table:table-cell table:style-name="Table2.A2" office:value-type="string">
            <text:p text:style-name="P73">ControlStyle-007</text:p>
          </table:table-cell>
          <table:table-cell table:style-name="Table2.B2" office:value-type="string">
            <text:p text:style-name="Table_20_Contents">Selector:ListBoxItem.selected.pointerover Image[Tag=Hover];Visible:False</text:p>
          </table:table-cell>
        </table:table-row>
      </table:table>
      <text:p text:style-name="P72"/>
      <text:p text:style-name="P71"/>
      <text:p text:style-name="P39"/>
      <text:p text:style-name="P53"/>
      <text:p text:style-name="P39"/>
      <text:h text:style-name="Heading_20_2" text:outline-level="2">Implied Design Cheat Sheet</text:h>
      <text:p text:style-name="P74">This section identifies all of the explicit control intentions and settings for each of those controls.</text:p>
      <text:p text:style-name="P74"/>
      <text:p text:style-name="P75">To get started, name a layer using the syntax <text:span text:style-name="T11">Form-</text:span>{<text:span text:style-name="T78">Caption</text:span>}. For example, 'Form-My First Implicit Design Form' will indicate that the form's title <text:span text:style-name="T78">caption </text:span>is going to be 'My First Implicit Design Form'. <text:span text:style-name="T78">Alternatively, you can also simply name the layer </text:span><text:span text:style-name="T79">Form</text:span><text:span text:style-name="T78">, then drag on a </text:span><text:span text:style-name="T79">FormInformation</text:span><text:span text:style-name="T78"> control, upon which, you can set the </text:span><text:span text:style-name="T79">Caption</text:span><text:span text:style-name="T78"> attribute.</text:span></text:p>
      <text:p text:style-name="P75"/>
      <text:h text:style-name="P76" text:outline-level="3">Custom User Attribute Index</text:h>
      <text:p text:style-name="P77">The following is a list of defined custom user attributes available for implied design to form conversion in SvgTools.</text:p>
      <text:p text:style-name="P77"/>
      <text:p text:style-name="P77"/>
      <text:p text:style-name="P77"/>
      <text:p text:style-name="P77"><draw:frame draw:style-name="fr1" draw:name="Object1" text:anchor-type="char" svg:width="6.3138in" svg:height="3.4in" draw:z-index="33"><draw:object xlink:href="./Object 1" xlink:type="simple" xlink:show="embed" xlink:actuate="onLoad"/><draw:image xlink:href="./ObjectReplacements/Object 1" xlink:type="simple" xlink:show="embed" xlink:actuate="onLoad"/></draw:frame></text:p>
      <text:p text:style-name="P78"/>
      <text:h text:style-name="Heading_20_3" text:outline-level="3"><text:soft-page-break/>Intent <text:span text:style-name="T80">Index</text:span></text:h>
      <text:p text:style-name="P79">Following are the available values for the <text:span text:style-name="T63">I</text:span><text:span text:style-name="T11">ntent</text:span> customer user property. Use one of these values on each shape that needs to appear on the target user interface form.</text:p>
      <text:p text:style-name="P80">Note that in the definitions for the following controls, control location and size is only applied where applicable, such as in the case of when it is being placed on a StaticPanel. In other cases, the control is sized according to its child role within whatever parent has been indicated.</text:p>
      <text:p text:style-name="P79"/>
      <text:p text:style-name="P81">Discrete User Controls</text:p>
      <text:p text:style-name="P80">Following is a list of the controls that offer direct user interaction.</text:p>
      <text:p text:style-name="P80"/>
      <text:list xml:id="list1766403353" text:style-name="L9">
        <text:list-item>
          <text:p text:style-name="P82"><text:a xlink:type="simple" xlink:href="#5.4.2.Intents: Button|outline" text:style-name="Internet_20_link" text:visited-style-name="Visited_20_Internet_20_Link"><text:span text:style-name="T11">Button</text:span></text:a>. <text:span text:style-name="T80">A visual area on the form that can be clicked to initiate an action.</text:span></text:p>
        </text:list-item>
        <text:list-item>
          <text:p text:style-name="P82"><text:a xlink:type="simple" xlink:href="#5.4.3.Intents: CheckBox|outline" text:style-name="Internet_20_link" text:visited-style-name="Visited_20_Internet_20_Link"><text:span text:style-name="T11">CheckBox</text:span></text:a>. <text:span text:style-name="T81">A control that toggles its state when clicked.</text:span></text:p>
        </text:list-item>
        <text:list-item>
          <text:p text:style-name="P82"><text:a xlink:type="simple" xlink:href="#5.4.4.Intents: ComboBox|outline" text:style-name="Internet_20_link" text:visited-style-name="Visited_20_Internet_20_Link"><text:span text:style-name="T11">ComboBox</text:span></text:a>. <text:span text:style-name="T82">A</text:span> drop-down list that lets users either select an item from a predefined set or type in their own input.</text:p>
        </text:list-item>
        <text:list-item>
          <text:p text:style-name="P82"><text:a xlink:type="simple" xlink:href="#5.4.7.Intents: GridView|outline" text:style-name="Internet_20_link" text:visited-style-name="Visited_20_Internet_20_Link"><text:span text:style-name="T11">GridView</text:span></text:a>. <text:span text:style-name="T82">A</text:span> table-like control that displays data in rows and columns, making it easy to view, sort, and edit structured information.</text:p>
        </text:list-item>
        <text:list-item>
          <text:p text:style-name="P82"><text:a xlink:type="simple" xlink:href="#5.5.14.Intents: Label|outline" text:style-name="Internet_20_link" text:visited-style-name="Visited_20_Internet_20_Link"><text:span text:style-name="T11">Label</text:span></text:a>. <text:span text:style-name="T82">A </text:span>simple text element used to display static information or instructions to guide users within a form.</text:p>
        </text:list-item>
        <text:list-item>
          <text:p text:style-name="P82"><text:a xlink:type="simple" xlink:href="#5.5.15.Intents: ListBox|outline" text:style-name="Internet_20_link" text:visited-style-name="Visited_20_Internet_20_Link"><text:span text:style-name="T11">ListBox</text:span></text:a>. <text:span text:style-name="T82">A</text:span> simple control that displays a vertical list of selectable items, ideal for basic selection tasks without <text:span text:style-name="T83">some of the </text:span>structured layout flexibility of a ListView.</text:p>
        </text:list-item>
        <text:list-item>
          <text:p text:style-name="P82"><text:a xlink:type="simple" xlink:href="#5.5.16.Intents: ListView|outline" text:style-name="Internet_20_link" text:visited-style-name="Visited_20_Internet_20_Link"><text:span text:style-name="T11">ListView</text:span></text:a>. <text:span text:style-name="T82">A</text:span> flexible control that displays a list of items with customizable layouts, making it ideal for presenting rich, structured data like images, text, or interactive <text:span text:style-name="T83">object-based </text:span>elements.</text:p>
        </text:list-item>
        <text:list-item>
          <text:p text:style-name="P82"><text:a xlink:type="simple" xlink:href="#5.5.17.Intents: MenuBar|outline" text:style-name="Internet_20_link" text:visited-style-name="Visited_20_Internet_20_Link"><text:span text:style-name="T11">MenuBar</text:span></text:a>. <text:span text:style-name="T83">A horizontal strip of drop-down menus that organizes application commands into categories like File, Edit, or Help, giving users quick access to key features.</text:span></text:p>
        </text:list-item>
        <text:list-item>
          <text:p text:style-name="P83"><text:a xlink:type="simple" xlink:href="#5.5.19.Intents: PictureBox|outline" text:style-name="Internet_20_link" text:visited-style-name="Visited_20_Internet_20_Link"><text:span text:style-name="T11">PictureBox</text:span></text:a>. <text:span text:style-name="T83">A </text:span>simple visual control used to display images, like icons, photos, or graphics, within a form, making it easy to add visual context or decoration.</text:p>
        </text:list-item>
        <text:list-item>
          <text:p text:style-name="P83"><text:a xlink:type="simple" xlink:href="#5.5.20.Intents: ProgressBar|outline" text:style-name="Internet_20_link" text:visited-style-name="Visited_20_Internet_20_Link"><text:span text:style-name="T11">ProgressBar</text:span></text:a>. <text:span text:style-name="T83">A </text:span>visual indicator that shows the completion status of a task or process, helping users track progress in a clear and intuitive way.</text:p>
        </text:list-item>
        <text:list-item>
          <text:p text:style-name="P82"><text:a xlink:type="simple" xlink:href="#5.5.21.Intents: RadioButton|outline" text:style-name="Internet_20_link" text:visited-style-name="Visited_20_Internet_20_Link"><text:span text:style-name="T11">RadioButton</text:span></text:a>. <text:span text:style-name="T84">A</text:span> selection control that lets users choose one option from a group, ensuring only a single choice is active at a time.</text:p>
        </text:list-item>
        <text:list-item>
          <text:p text:style-name="P82"><text:a xlink:type="simple" xlink:href="#5.5.25.Intents: StatusBar|outline" text:style-name="Internet_20_link" text:visited-style-name="Visited_20_Internet_20_Link"><text:span text:style-name="T11">StatusBar</text:span></text:a>. <text:span text:style-name="T85">A</text:span> horizontal panel typically placed at the bottom of a form that displays brief messages, progress updates, or contextual information to keep users informed as they interact with the application.</text:p>
        </text:list-item>
        <text:list-item>
          <text:p text:style-name="P83"><text:a xlink:type="simple" xlink:href="#5.5.26.Intents: TabControl|outline" text:style-name="Internet_20_link" text:visited-style-name="Visited_20_Internet_20_Link"><text:span text:style-name="T11">TabControl</text:span></text:a>. <text:span text:style-name="T85">A</text:span> container that organizes content into multiple tabs, allowing users to switch between different views or sections without cluttering the interface.</text:p>
        </text:list-item>
        <text:list-item>
          <text:p text:style-name="P82"><text:a xlink:type="simple" xlink:href="#5.5.27.Intents: TextBox|outline" text:style-name="Internet_20_link" text:visited-style-name="Visited_20_Internet_20_Link"><text:soft-page-break/><text:span text:style-name="T11">TextBox</text:span></text:a>. <text:span text:style-name="T85">A</text:span>n input field that lets users enter or edit text, essential for collecting information like names, passwords, or comments in a form.</text:p>
        </text:list-item>
        <text:list-item>
          <text:p text:style-name="P82"><text:a xlink:type="simple" xlink:href="#5.5.28.Intents: TextWithHelper|outline" text:style-name="Internet_20_link" text:visited-style-name="Visited_20_Internet_20_Link"><text:span text:style-name="T11">TextWithHelper</text:span></text:a>. <text:span text:style-name="T86">A</text:span> composite control that combines a TextBox with a button, typically labeled with an ellipsis ("..."), to let users enter text manually or launch a helper dialog for guided input.</text:p>
        </text:list-item>
        <text:list-item>
          <text:p text:style-name="P82"><text:a xlink:type="simple" xlink:href="#5.5.29.Intents: ToolBar|outline" text:style-name="Internet_20_link" text:visited-style-name="Visited_20_Internet_20_Link"><text:span text:style-name="T11">ToolBar</text:span></text:a>. <text:span text:style-name="T87">A</text:span> horizontal or vertical strip of buttons and controls that gives users quick access to frequently used commands, tools, or actions within an application.</text:p>
        </text:list-item>
        <text:list-item>
          <text:p text:style-name="P83"><text:a xlink:type="simple" xlink:href="#5.5.30.Intents: TrackBar|outline" text:style-name="Internet_20_link" text:visited-style-name="Visited_20_Internet_20_Link"><text:span text:style-name="T11">TrackBar</text:span></text:a>. <text:span text:style-name="T87">A</text:span> slider control that lets users select a value from a continuous or discrete range by dragging a thumb along a track, perfect for adjusting settings like <text:span text:style-name="T87">transient position, </text:span>volume, brightness, or zoom.</text:p>
        </text:list-item>
        <text:list-item>
          <text:p text:style-name="P82"><text:a xlink:type="simple" xlink:href="#5.5.31.Intents: TreeView|outline" text:style-name="Internet_20_link" text:visited-style-name="Visited_20_Internet_20_Link"><text:span text:style-name="T11">TreeView</text:span></text:a>. <text:span text:style-name="T87">A</text:span> hierarchical control that displays nested items in a collapsible tree structure, perfect for organizing complex data like file systems, categories, or organizational charts.</text:p>
        </text:list-item>
        <text:list-item>
          <text:p text:style-name="P83"><text:a xlink:type="simple" xlink:href="#5.5.32.Intents: UpDown|outline" text:style-name="Internet_20_link" text:visited-style-name="Visited_20_Internet_20_Link"><text:span text:style-name="T11">UpDown</text:span></text:a>. <text:span text:style-name="T87">A</text:span> numeric input control that lets users adjust a value by clicking up or down arrows, offering a precise alternative to typing in a TextBox.</text:p>
        </text:list-item>
      </text:list>
      <text:p text:style-name="P79"/>
      <text:p text:style-name="P84">Information <text:span text:style-name="T78">Only</text:span></text:p>
      <text:p text:style-name="P75">The following controls are used to provide information to the converter.</text:p>
      <text:list text:style-name="L10">
        <text:list-item>
          <text:p text:style-name="P85"><text:a xlink:type="simple" xlink:href="#5.5.7.Intents: FormInformation|outline" text:style-name="Internet_20_link" text:visited-style-name="Visited_20_Internet_20_Link"><text:span text:style-name="T11">FormInformation</text:span></text:a>. <text:span text:style-name="T87">A virtual control that structures additional general information about the form upon which it is placed, like design implication styles, dialog behavior, etc.</text:span></text:p>
        </text:list-item>
      </text:list>
      <text:p text:style-name="P30"/>
      <text:p text:style-name="P86">Layout Surfaces and Containers</text:p>
      <text:p text:style-name="P87">Following is the list of controls that help to arrange the discrete controls upon the form.</text:p>
      <text:list text:continue-list="list1766403353" text:style-name="L9">
        <text:list-item>
          <text:p text:style-name="P88"><text:a xlink:type="simple" xlink:href="#5.4.5.Intents: FlowPanel|outline" text:style-name="Internet_20_link" text:visited-style-name="Visited_20_Internet_20_Link"><text:span text:style-name="T11">FlowPanel</text:span></text:a>. <text:span text:style-name="T88">A</text:span> layout container that arranges child elements sequentially, horizontally or vertically, wrapping them as needed, making it ideal for dynamic, content-driven interfaces.</text:p>
        </text:list-item>
        <text:list-item>
          <text:p text:style-name="P89"><text:a xlink:type="simple" xlink:href="#5.4.6.Intents: Grid|outline" text:style-name="Internet_20_link" text:visited-style-name="Visited_20_Internet_20_Link"><text:span text:style-name="T11">Grid</text:span></text:a>. <text:span text:style-name="T89">A</text:span> layout container that <text:span text:style-name="T89">generally occupies the parent's available space and </text:span>arranges child elements into rows and columns, giving you precise control over positioning and alignment for complex UI designs.</text:p>
        </text:list-item>
        <text:list-item>
          <text:p text:style-name="P88"><text:a xlink:type="simple" xlink:href="#5.4.8.Intents: GroupBox|outline" text:style-name="Internet_20_link" text:visited-style-name="Visited_20_Internet_20_Link"><text:span text:style-name="T11">GroupBox</text:span></text:a>. <text:span text:style-name="T89">A</text:span> container that visually frames a set of related controls under a labeled border, helping organize form elements into logical sections for clarity and structure.</text:p>
        </text:list-item>
        <text:list-item>
          <text:p text:style-name="P90"><text:a xlink:type="simple" xlink:href="#5.4.9.Intents: HorizontalGrid|outline" text:style-name="Internet_20_link" text:visited-style-name="Visited_20_Internet_20_Link"><text:span text:style-name="T11">HorizontalGrid</text:span></text:a>. <text:span text:style-name="T89">A</text:span> layout container, <text:span text:style-name="T90">typically occupying the parent's available space,</text:span> that arranges child elements in a horizontal sequence across defined columns, offering structured alignment for side-by-side content presentation.</text:p>
        </text:list-item>
        <text:list-item>
          <text:p text:style-name="P88"><text:a xlink:type="simple" xlink:href="#5.4.10.Intents: HorizontalScrollPanel|outline" text:style-name="Internet_20_link" text:visited-style-name="Visited_20_Internet_20_Link"><text:span text:style-name="T11">HorizontalScroll</text:span><text:span text:style-name="T91">Panel</text:span></text:a>. <text:span text:style-name="T89">A</text:span> layout container that arranges child elements in a horizontal line and enables scrolling when the content exceeds the visible width, making it ideal for carousels or wide tool strips.</text:p>
        </text:list-item>
        <text:list-item>
          <text:p text:style-name="P89"><text:a xlink:type="simple" xlink:href="#5.5.13.Intents: HorizontalStackPanel|outline" text:style-name="Internet_20_link" text:visited-style-name="Visited_20_Internet_20_Link"><text:soft-page-break/><text:span text:style-name="T11">HorizontalStackPanel</text:span></text:a>. <text:span text:style-name="T89">A</text:span> layout container that arranges child elements in a single horizontal line, ideal for creating toolbars, button rows, or evenly spaced horizontal content.</text:p>
        </text:list-item>
        <text:list-item>
          <text:p text:style-name="P91"><text:a xlink:type="simple" xlink:href="#5.5.18.Intents: Panel|outline" text:style-name="Internet_20_link" text:visited-style-name="Visited_20_Internet_20_Link"><text:span text:style-name="T11">Panel</text:span></text:a>. <text:span text:style-name="T89">A</text:span> flexible layout surface that allows designers to position child controls at exact coordinates and sizes, making it ideal for custom arrangements where precise placement matters. <text:span text:style-name="T90">NOTE: This control might be replaced by </text:span><text:span text:style-name="T92">Static</text:span><text:span text:style-name="T90">Panel.</text:span></text:p>
        </text:list-item>
        <text:list-item>
          <text:p text:style-name="P89"><text:a xlink:type="simple" xlink:href="#5.5.22.Intents: ScrollPanel|outline" text:style-name="Internet_20_link" text:visited-style-name="Visited_20_Internet_20_Link"><text:span text:style-name="T11">ScrollPanel</text:span></text:a>. <text:span text:style-name="T89">A</text:span> layout container that enables vertical and/or horizontal scrolling when its child content exceeds the visible area, making it ideal for displaying large or dynamic content within a constrained space.</text:p>
        </text:list-item>
        <text:list-item>
          <text:p text:style-name="P88"><text:a xlink:type="simple" xlink:href="#5.5.23.Intents: SplitPanel|outline" text:style-name="Internet_20_link" text:visited-style-name="Visited_20_Internet_20_Link"><text:span text:style-name="T11">SplitPanel</text:span></text:a>. <text:span text:style-name="T90">A</text:span> layout container that divides its space into resizable sections, <text:span text:style-name="T90">either horizontally or vertically aligned</text:span>, <text:span text:style-name="T90">and </text:span>typically with a draggable splitter, allowing users to adjust the relative size of content panes dynamically.</text:p>
        </text:list-item>
        <text:list-item>
          <text:p text:style-name="P90"><text:a xlink:type="simple" xlink:href="#5.5.24.Intents: StaticPanel|outline" text:style-name="Internet_20_link" text:visited-style-name="Visited_20_Internet_20_Link"><text:span text:style-name="T11">StaticPanel</text:span></text:a>. <text:span text:style-name="T89">A</text:span> flexible layout surface that allows designers to position child controls at exact coordinates and sizes, making it ideal for custom arrangements where precise placement matters.</text:p>
        </text:list-item>
        <text:list-item>
          <text:p text:style-name="P89"><text:a xlink:type="simple" xlink:href="#5.5.33.Intents: VerticalGrid|outline" text:style-name="Internet_20_link" text:visited-style-name="Visited_20_Internet_20_Link"><text:span text:style-name="T11">VerticalGrid</text:span></text:a>. <text:span text:style-name="T90">A</text:span> layout container, <text:span text:style-name="T90">typically occupying the parent's available space,</text:span> that arranges child elements in a vertical sequence across defined rows, offering structured alignment for stacked content with consistent spacing and positioning.</text:p>
        </text:list-item>
        <text:list-item>
          <text:p text:style-name="P88"><text:a xlink:type="simple" xlink:href="#5.5.34.Intents: VerticalScrollPanel|outline" text:style-name="Internet_20_link" text:visited-style-name="Visited_20_Internet_20_Link"><text:span text:style-name="T11">VerticalScroll</text:span><text:span text:style-name="T91">Panel</text:span></text:a>. <text:span text:style-name="T90">A</text:span> layout container that stacks child elements vertically and enables scrolling when the content exceeds the visible height, making it ideal for long forms, lists, or dynamic vertical layouts.</text:p>
        </text:list-item>
        <text:list-item>
          <text:p text:style-name="P89"><text:a xlink:type="simple" xlink:href="#5.5.35.Intents: VerticalStackPanel|outline" text:style-name="Internet_20_link" text:visited-style-name="Visited_20_Internet_20_Link"><text:span text:style-name="T11">VerticalStackPanel</text:span></text:a>. <text:span text:style-name="T90">A</text:span> layout container that arranges child elements in a single vertical line, making it ideal for stacking controls like labels, text boxes, buttons, <text:span text:style-name="T90">or compound controls,</text:span> in a top-to-bottom flow.</text:p>
        </text:list-item>
      </text:list>
      <text:p text:style-name="P92"/>
      <text:p text:style-name="P93"/>
      <text:h text:style-name="Heading_20_3" text:outline-level="3">Intents: Button</text:h>
      <text:p text:style-name="P94"/>
      <text:p text:style-name="P94"><draw:frame draw:style-name="fr2" draw:name="Image1" text:anchor-type="char" svg:width="0.5583in" svg:height="0.2165in" draw:z-index="0"><draw:image xlink:href="Pictures/10000001000000430000001A475E055B.png" xlink:type="simple" xlink:show="embed" xlink:actuate="onLoad" draw:mime-type="image/png"/></draw:frame></text:p>
      <text:p text:style-name="P95">Category: <text:span text:style-name="T93">Discrete User Control</text:span></text:p>
      <text:p text:style-name="P95"/>
      <text:p text:style-name="P94">The Button control <text:span text:style-name="T94">receives a user click to initiate an action, like raising an event that can be intercepted, for example, to perform a sequence of operations.</text:span></text:p>
      <text:p text:style-name="P96">The button's caption is established by placing a text object inside th<text:span text:style-name="T95">at</text:span> button<text:span text:style-name="T95">'s</text:span> area. This control is aware of text position, meaning that if you want the caption text to be centered within the control, you should position that text roughly in the center within the button's outline.</text:p>
      <text:p text:style-name="P96"/>
      <text:p text:style-name="P97">Instructions</text:p>
      <text:p text:style-name="P98">Follow these steps to use the Button control.</text:p>
      <text:list text:style-name="L11">
        <text:list-item>
          <text:p text:style-name="P99">Draw a rectangle on the canvas.</text:p>
        </text:list-item>
        <text:list-item>
          <text:p text:style-name="P99">In the <text:span text:style-name="T11">Object Properties</text:span> dialog, set the <text:span text:style-name="T11">ID</text:span> of the control and press [Enter] to record it.</text:p>
        </text:list-item>
        <text:list-item>
          <text:p text:style-name="P99">Set the <text:span text:style-name="T11">Label</text:span> of the new object to <text:span text:style-name="T11">Button</text:span>. Press [Enter] to record the new value.</text:p>
        </text:list-item>
        <text:list-item>
          <text:p text:style-name="P99">Draw text over the rectangle to set the button's caption.</text:p>
        </text:list-item>
      </text:list>
      <text:p text:style-name="P96"/>
      <text:p text:style-name="P100">Visual Attributes</text:p>
      <text:p text:style-name="P96">The following <text:span text:style-name="T96">visual </text:span>attributes are transferred <text:span text:style-name="T96">from the drawing </text:span>to the resulting <text:span text:style-name="T97">target</text:span> control.</text:p>
      <text:list xml:id="list222278626" text:style-name="L12">
        <text:list-item>
          <text:p text:style-name="P101"><text:span text:style-name="T98">Control</text:span> background color.</text:p>
        </text:list-item>
        <text:list-item>
          <text:p text:style-name="P101"><text:span text:style-name="T98">Control</text:span> border color.</text:p>
        </text:list-item>
        <text:list-item>
          <text:p text:style-name="P101"><text:span text:style-name="T98">Control</text:span> corner radius.</text:p>
        </text:list-item>
        <text:list-item>
          <text:p text:style-name="P102"><text:span text:style-name="T98">Control</text:span> location (x, y).</text:p>
        </text:list-item>
        <text:list-item>
          <text:p text:style-name="P102"><text:span text:style-name="T98">Control</text:span> size (width, height).</text:p>
        </text:list-item>
        <text:list-item>
          <text:p text:style-name="P101">Text <text:span text:style-name="T99">font </text:span>color.</text:p>
        </text:list-item>
        <text:list-item>
          <text:p text:style-name="P101">Text font name.</text:p>
        </text:list-item>
        <text:list-item>
          <text:p text:style-name="P101">Text font size.</text:p>
        </text:list-item>
        <text:list-item>
          <text:p text:style-name="P103">Text font weight.</text:p>
        </text:list-item>
      </text:list>
      <text:p text:style-name="P96"/>
      <text:p text:style-name="P104"/>
      <text:h text:style-name="Heading_20_3" text:outline-level="3"><text:span text:style-name="T100">Intents: </text:span>CheckBox</text:h>
      <text:p text:style-name="P30"/>
      <text:p text:style-name="P30"><draw:frame draw:style-name="fr2" draw:name="Image2" text:anchor-type="char" svg:width="0.5835in" svg:height="0.2583in" draw:z-index="1"><draw:image xlink:href="Pictures/10000001000000460000001F43AE67A2.png" xlink:type="simple" xlink:show="embed" xlink:actuate="onLoad" draw:mime-type="image/png"/></draw:frame></text:p>
      <text:p text:style-name="P105">Category: <text:span text:style-name="T11">Discrete User Control</text:span></text:p>
      <text:p text:style-name="P105"/>
      <text:p text:style-name="P105">When enabled, the CheckBox control can be on or off. Clicking it once toggles the state. When disabled, the state of the control can be shown but not changed by the user.</text:p>
      <text:p text:style-name="P105"/>
      <text:p text:style-name="P106">Visual Attributes</text:p>
      <text:p text:style-name="P107">The following <text:span text:style-name="T96">visual </text:span>attributes are transferred <text:span text:style-name="T96">from the drawing </text:span>to the resulting <text:span text:style-name="T97">target </text:span>control.</text:p>
      <text:list xml:id="list1996602317" text:style-name="L13">
        <text:list-item>
          <text:p text:style-name="P108">Control location (x, y).</text:p>
        </text:list-item>
      </text:list>
      <text:p text:style-name="P105"/>
      <text:p text:style-name="P109"/>
      <text:h text:style-name="Heading_20_3" text:outline-level="3"><text:span text:style-name="T100">Intents: </text:span>ComboBox</text:h>
      <text:p text:style-name="P30"/>
      <text:p text:style-name="P30"><draw:frame draw:style-name="fr3" draw:name="Image3" text:anchor-type="char" svg:x="2.9417in" svg:y="0in" svg:width="0.6165in" svg:height="0.1917in" draw:z-index="2"><draw:image xlink:href="Pictures/100000010000004A00000017B796C711.png" xlink:type="simple" xlink:show="embed" xlink:actuate="onLoad" draw:mime-type="image/png"/></draw:frame></text:p>
      <text:p text:style-name="P110">Category: <text:span text:style-name="T11">Discrete User Control</text:span></text:p>
      <text:p text:style-name="P30"/>
      <text:p text:style-name="P110">The ComboBox control can contain zero or more items, and when one or more items are present, any one of them can be selected by clicking the down-arrow, then picking it from the drop-down list.</text:p>
      <text:p text:style-name="P110"/>
      <text:p text:style-name="P111">Visual Attributes</text:p>
      <text:p text:style-name="P107">The following <text:span text:style-name="T96">visual </text:span>attributes are transferred <text:span text:style-name="T96">from the drawing </text:span>to the resulting <text:span text:style-name="T97">target</text:span> control.</text:p>
      <text:list xml:id="list194104776147762" text:continue-list="list222278626" text:style-name="L12">
        <text:list-item>
          <text:p text:style-name="P112"><text:span text:style-name="T98">Control</text:span> background color.</text:p>
        </text:list-item>
        <text:list-item>
          <text:p text:style-name="P112"><text:span text:style-name="T98">Control</text:span> border color.</text:p>
        </text:list-item>
        <text:list-item>
          <text:p text:style-name="P112"><text:span text:style-name="T98">Control</text:span> corner radius.</text:p>
        </text:list-item>
        <text:list-item>
          <text:p text:style-name="P113"><text:span text:style-name="T98">Control</text:span> location (x, y).</text:p>
        </text:list-item>
        <text:list-item>
          <text:p text:style-name="P113"><text:span text:style-name="T98">Control</text:span> size (width, height).</text:p>
        </text:list-item>
        <text:list-item>
          <text:p text:style-name="P112">Text <text:span text:style-name="T99">font </text:span>color.</text:p>
        </text:list-item>
        <text:list-item>
          <text:p text:style-name="P112">Text font name.</text:p>
        </text:list-item>
        <text:list-item>
          <text:p text:style-name="P112">Text font size.</text:p>
        </text:list-item>
        <text:list-item>
          <text:p text:style-name="P114">Text font weight.</text:p>
        </text:list-item>
      </text:list>
      <text:p text:style-name="P107"/>
      <text:p text:style-name="P30"/>
      <text:p text:style-name="P93"/>
      <text:h text:style-name="Heading_20_3" text:outline-level="3"><text:span text:style-name="T100">Intents: </text:span>FlowPanel</text:h>
      <text:p text:style-name="P115"><draw:frame draw:style-name="fr3" draw:name="Image4" text:anchor-type="char" svg:x="3.0417in" svg:y="0.1717in" svg:width="0.4165in" svg:height="0.4165in" draw:z-index="3"><draw:image xlink:href="Pictures/100000010000003200000032F5C41E43.png" xlink:type="simple" xlink:show="embed" xlink:actuate="onLoad" draw:mime-type="image/png"/></draw:frame></text:p>
      <text:p text:style-name="P115"/>
      <text:p text:style-name="P80">Category: <text:span text:style-name="T11">Layout Surface</text:span></text:p>
      <text:p text:style-name="P80"/>
      <text:p text:style-name="P80">The flow panel dynamically arranges as many of the child objects as will fit on the current row before wrapping to the next row.</text:p>
      <text:p text:style-name="P80"/>
      <text:p text:style-name="P116">Visual Attributes</text:p>
      <text:p text:style-name="P107">The following <text:span text:style-name="T96">visual </text:span>attributes are transferred <text:span text:style-name="T96">from the drawing </text:span>to the resulting <text:span text:style-name="T97">target</text:span> control.</text:p>
      <text:list xml:id="list194104812000446" text:continue-numbering="true" text:style-name="L12">
        <text:list-item>
          <text:p text:style-name="P112"><text:span text:style-name="T98">Control</text:span> border color.</text:p>
        </text:list-item>
        <text:list-item>
          <text:p text:style-name="P113"><text:span text:style-name="T98">Control</text:span> location (x, y).</text:p>
        </text:list-item>
        <text:list-item>
          <text:p text:style-name="P113"><text:span text:style-name="T98">Control</text:span> size (width, height).</text:p>
        </text:list-item>
      </text:list>
      <text:p text:style-name="P107"/>
      <text:p text:style-name="P107"/>
      <text:p text:style-name="P117"/>
      <text:h text:style-name="Heading_20_3" text:outline-level="3">Intents: FormInformation</text:h>
      <text:p text:style-name="P75"><draw:frame draw:style-name="fr3" draw:name="Image26" text:anchor-type="char" svg:x="3.1291in" svg:y="0.1311in" svg:width="0.2417in" svg:height="0.4252in" draw:z-index="25"><draw:image xlink:href="Pictures/100000010000001D000000335D30EF29.png" xlink:type="simple" xlink:show="embed" xlink:actuate="onLoad" draw:mime-type="image/png"/></draw:frame></text:p>
      <text:p text:style-name="P75"/>
      <text:p text:style-name="P118">Category: <text:span text:style-name="T11">Information</text:span></text:p>
      <text:p text:style-name="P75"/>
      <text:p text:style-name="P118">The FormInformation control provides text attribute information for the current form.</text:p>
      <text:p text:style-name="P118"/>
      <text:p text:style-name="P119">Text Attributes</text:p>
      <text:p text:style-name="P120">The following custom user attributes can be set for this control.</text:p>
      <text:list xml:id="list603946729" text:style-name="L14">
        <text:list-item>
          <text:p text:style-name="P121"><text:span text:style-name="T79">Caption</text:span>. The <text:span text:style-name="T101">text </text:span><text:span text:style-name="T78">to be displayed at the top of the form</text:span>. <text:span text:style-name="T78">This value, if supplied, overrides the caption suffix on the </text:span><text:span text:style-name="T79">Form-</text:span><text:span text:style-name="T102">{Caption}</text:span><text:span text:style-name="T78"> layer.</text:span></text:p>
        </text:list-item>
        <text:list-item>
          <text:p text:style-name="P122"><text:span text:style-name="T11">UseBackgroundColor</text:span>. True|False. Value indicating whether to use background colors on dropped objects by default on this form.</text:p>
        </text:list-item>
        <text:list-item>
          <text:p text:style-name="P123"><text:span text:style-name="T11">UseBorder</text:span><text:span text:style-name="T103">Color</text:span>. <text:span text:style-name="T104">True|False. Value indicating whether to use border colors of drawing objects by default on this form.</text:span></text:p>
        </text:list-item>
        <text:list-item>
          <text:p text:style-name="P122"><text:span text:style-name="T11">UseBorderWidth</text:span>. True|False. Value indicating whether to use border widths of drawing objects by default on this form.</text:p>
        </text:list-item>
        <text:list-item>
          <text:p text:style-name="P122"><text:span text:style-name="T11">UseCornerRadius</text:span>. True|False. Value indicating whether to use border corner radii of drawing objects by default on this form.</text:p>
        </text:list-item>
      </text:list>
      <text:p text:style-name="P120"/>
      <text:p text:style-name="P124">Visual Attributes</text:p>
      <text:p text:style-name="P125">The following <text:span text:style-name="T96">visual </text:span>attributes are transferred <text:span text:style-name="T96">from the drawing </text:span>to the resulting <text:span text:style-name="T97">target</text:span> control.</text:p>
      <text:list xml:id="list194105179608191" text:continue-list="list194104812000446" text:style-name="L12">
        <text:list-item>
          <text:p text:style-name="P126"><text:span text:style-name="T98">Control</text:span> size (width, height).</text:p>
        </text:list-item>
      </text:list>
      <text:p text:style-name="P125"/>
      <text:p text:style-name="P127"/>
      <text:p text:style-name="P128"/>
      <text:p text:style-name="P75"/>
      <text:p text:style-name="P75"/>
      <text:p text:style-name="P75"/>
      <text:p text:style-name="P75"/>
      <text:p text:style-name="P75"/>
      <text:p text:style-name="P75"><text:soft-page-break/></text:p>
      <text:p text:style-name="P75"/>
      <text:p text:style-name="P129"/>
      <text:h text:style-name="Heading_20_3" text:outline-level="3"><text:span text:style-name="T100">Intents: </text:span>Grid</text:h>
      <text:p text:style-name="P115"><draw:frame draw:style-name="fr3" draw:name="Image5" text:anchor-type="char" svg:x="3.0417in" svg:y="0.1311in" svg:width="0.4165in" svg:height="0.4165in" draw:z-index="4"><draw:image xlink:href="Pictures/100000010000003200000032FD94F225.png" xlink:type="simple" xlink:show="embed" xlink:actuate="onLoad" draw:mime-type="image/png"/></draw:frame></text:p>
      <text:p text:style-name="P115"/>
      <text:p text:style-name="P80">Category: <text:span text:style-name="T11">Layout Surface</text:span></text:p>
      <text:p text:style-name="P115"/>
      <text:p text:style-name="P80">The Grid control is a container that will typically fill the parent area with the specified number of rows and columns.</text:p>
      <text:p text:style-name="P80"/>
      <text:p text:style-name="P130">Visual Attributes</text:p>
      <text:p text:style-name="P131">The following <text:span text:style-name="T96">visual </text:span>attributes are transferred <text:span text:style-name="T96">from the drawing </text:span>to the resulting <text:span text:style-name="T97">target</text:span> control.</text:p>
      <text:list xml:id="list194105578142321" text:continue-numbering="true" text:style-name="L12">
        <text:list-item>
          <text:p text:style-name="P132"><text:span text:style-name="T98">Control</text:span> location (x, y).</text:p>
        </text:list-item>
        <text:list-item>
          <text:p text:style-name="P132"><text:span text:style-name="T98">Control</text:span> size (width, height).</text:p>
        </text:list-item>
      </text:list>
      <text:p text:style-name="P131"/>
      <text:p text:style-name="P115"/>
      <text:p text:style-name="P133"/>
      <text:h text:style-name="Heading_20_3" text:outline-level="3"><text:span text:style-name="T100">Intents: </text:span>GridView</text:h>
      <text:p text:style-name="P115"><draw:frame draw:style-name="fr3" draw:name="Image6" text:anchor-type="char" svg:x="3.0417in" svg:y="0.1311in" svg:width="0.4165in" svg:height="0.4165in" draw:z-index="5"><draw:image xlink:href="Pictures/100000010000003200000032427CED1F.png" xlink:type="simple" xlink:show="embed" xlink:actuate="onLoad" draw:mime-type="image/png"/></draw:frame></text:p>
      <text:p text:style-name="P115"/>
      <text:p text:style-name="P134">Category: <text:span text:style-name="T11">Discrete User Control</text:span></text:p>
      <text:p text:style-name="P134"/>
      <text:p text:style-name="P134">A control that facilitates table-based and list-based editing, filtering, and sorting.</text:p>
      <text:p text:style-name="P134"/>
      <text:p text:style-name="P135">Instructions</text:p>
      <text:p text:style-name="P136">Follow these steps to use the GridView control.</text:p>
      <text:list text:style-name="L15">
        <text:list-item>
          <text:p text:style-name="P137">Draw a rectangle on the canvas.</text:p>
        </text:list-item>
        <text:list-item>
          <text:p text:style-name="P137">In the Object Properties dialog, set the unique <text:span text:style-name="T11">ID</text:span> of the control. Press [Enter] to record the value.</text:p>
        </text:list-item>
        <text:list-item>
          <text:p text:style-name="P137">Set the <text:span text:style-name="T11">Label</text:span> to <text:span text:style-name="T11">GridView</text:span> and press [Enter] to record the value.</text:p>
        </text:list-item>
        <text:list-item>
          <text:p text:style-name="P138">To add initial column definitions to the control, drop one or more text shapes near the inside top of the control.</text:p>
        </text:list-item>
      </text:list>
      <text:p text:style-name="P134"/>
      <text:p text:style-name="P130">Visual Attributes</text:p>
      <text:p text:style-name="P131">The following <text:span text:style-name="T96">visual </text:span>attributes are transferred <text:span text:style-name="T96">from the drawing </text:span>to the resulting <text:span text:style-name="T97">target</text:span> control.</text:p>
      <text:list xml:id="list194105214659801" text:continue-list="list194105578142321" text:style-name="L12">
        <text:list-item>
          <text:p text:style-name="P132"><text:span text:style-name="T98">Control</text:span> location (x, y).</text:p>
        </text:list-item>
        <text:list-item>
          <text:p text:style-name="P132"><text:span text:style-name="T98">Control</text:span> size (width, height).</text:p>
        </text:list-item>
      </text:list>
      <text:p text:style-name="P131"/>
      <text:p text:style-name="P134"/>
      <text:p text:style-name="P139"/>
      <text:h text:style-name="Heading_20_3" text:outline-level="3"><text:span text:style-name="T100">Intents: </text:span>GroupBox</text:h>
      <text:p text:style-name="P115"><draw:frame draw:style-name="fr3" draw:name="Image7" text:anchor-type="char" svg:x="3.0417in" svg:y="0.1311in" svg:width="0.4165in" svg:height="0.4083in" draw:z-index="6"><draw:image xlink:href="Pictures/1000000100000032000000311630D571.png" xlink:type="simple" xlink:show="embed" xlink:actuate="onLoad" draw:mime-type="image/png"/></draw:frame></text:p>
      <text:p text:style-name="P115"/>
      <text:p text:style-name="P140">Category: <text:span text:style-name="T11">Layout Surface</text:span></text:p>
      <text:p text:style-name="P140"/>
      <text:p text:style-name="P140">The GroupBox control is a statically sized container with a border decoration and a caption.</text:p>
      <text:p text:style-name="P140"/>
      <text:p text:style-name="P141">Visual Attributes</text:p>
      <text:p text:style-name="P142">The following <text:span text:style-name="T96">visual </text:span>attributes are transferred <text:span text:style-name="T96">from the drawing </text:span>to the resulting <text:span text:style-name="T97">target</text:span> control.</text:p>
      <text:list xml:id="list194104289550807" text:continue-numbering="true" text:style-name="L12">
        <text:list-item>
          <text:p text:style-name="P143"><text:span text:style-name="T98">Control</text:span> background color.</text:p>
        </text:list-item>
        <text:list-item>
          <text:p text:style-name="P143"><text:span text:style-name="T98">Control</text:span> border color.</text:p>
        </text:list-item>
        <text:list-item>
          <text:p text:style-name="P143"><text:span text:style-name="T98">Control</text:span> corner radius.</text:p>
        </text:list-item>
        <text:list-item>
          <text:p text:style-name="P144"><text:span text:style-name="T98">Control</text:span> location (x, y).</text:p>
        </text:list-item>
        <text:list-item>
          <text:p text:style-name="P144"><text:span text:style-name="T98">Control</text:span> size (width, height).</text:p>
        </text:list-item>
        <text:list-item>
          <text:p text:style-name="P143">Text <text:span text:style-name="T99">font </text:span>color.</text:p>
        </text:list-item>
        <text:list-item>
          <text:p text:style-name="P143">Text font name.</text:p>
        </text:list-item>
        <text:list-item>
          <text:p text:style-name="P143">Text font size.</text:p>
        </text:list-item>
        <text:list-item>
          <text:p text:style-name="P145">Text font weight.</text:p>
        </text:list-item>
      </text:list>
      <text:p text:style-name="P142"/>
      <text:p text:style-name="P142"/>
      <text:p text:style-name="P146"/>
      <text:h text:style-name="Heading_20_3" text:outline-level="3"><text:span text:style-name="T100">Intents: </text:span>HorizontalGrid</text:h>
      <text:p text:style-name="P115"><draw:frame draw:style-name="fr3" draw:name="Image8" text:anchor-type="char" svg:x="3.0417in" svg:y="0.1311in" svg:width="0.4165in" svg:height="0.4165in" draw:z-index="7"><draw:image xlink:href="Pictures/10000001000000320000003282C90CCE.png" xlink:type="simple" xlink:show="embed" xlink:actuate="onLoad" draw:mime-type="image/png"/></draw:frame></text:p>
      <text:p text:style-name="P115"/>
      <text:p text:style-name="P147">Category: <text:span text:style-name="T11">Layout Surface</text:span></text:p>
      <text:p text:style-name="P147"/>
      <text:p text:style-name="P147">The HorizontalGrid control is used to fill the width of the parent by distributing it into the specified number of columns.</text:p>
      <text:p text:style-name="P147"/>
      <text:p text:style-name="P148">Instructions</text:p>
      <text:p text:style-name="P149">Follow these steps to use the HorizontalGrid control.</text:p>
      <text:list text:style-name="L16">
        <text:list-item>
          <text:p text:style-name="P150">Draw a rectangle on the canvas.</text:p>
        </text:list-item>
        <text:list-item>
          <text:p text:style-name="P150">In the <text:span text:style-name="T11">Layers</text:span> dialog, set the new object's label to <text:span text:style-name="T11">HorizontalGrid</text:span>.</text:p>
        </text:list-item>
      </text:list>
      <text:p text:style-name="P147"/>
      <text:p text:style-name="P151">Visual Attributes</text:p>
      <text:p text:style-name="P152">The following <text:span text:style-name="T96">visual </text:span>attributes are transferred <text:span text:style-name="T96">from the drawing </text:span>to the resulting <text:span text:style-name="T97">target</text:span> control.</text:p>
      <text:list xml:id="list194104312542674" text:continue-list="list194104289550807" text:style-name="L12">
        <text:list-item>
          <text:p text:style-name="P153"><text:span text:style-name="T98">Control</text:span> location (x, y).</text:p>
        </text:list-item>
        <text:list-item>
          <text:p text:style-name="P153"><text:span text:style-name="T98">Control</text:span> size (width, height).</text:p>
        </text:list-item>
      </text:list>
      <text:p text:style-name="P152"/>
      <text:p text:style-name="P152"/>
      <text:p text:style-name="P154"/>
      <text:h text:style-name="Heading_20_3" text:outline-level="3"><text:span text:style-name="T100">Intents: </text:span>HorizontalScroll<text:span text:style-name="T105">Panel</text:span></text:h>
      <text:p text:style-name="P115"><draw:frame draw:style-name="fr3" draw:name="Image9" text:anchor-type="char" svg:x="3.0417in" svg:y="0.1311in" svg:width="0.4165in" svg:height="0.4165in" draw:z-index="8"><draw:image xlink:href="Pictures/100000010000003200000032AE7DD013.png" xlink:type="simple" xlink:show="embed" xlink:actuate="onLoad" draw:mime-type="image/png"/></draw:frame></text:p>
      <text:p text:style-name="P115"/>
      <text:p text:style-name="P115"/>
      <text:p text:style-name="P155">Category: <text:span text:style-name="T11">Layout Surface</text:span></text:p>
      <text:p text:style-name="P115"/>
      <text:p text:style-name="P155">The HorizontalScrollPanel <text:span text:style-name="T106">behaves as a HorizontalStackPanel whose width is limited.</text:span> Optionally, when the child control is narrower than the width of the scroll panel, no scroll bar is shown. The range of the scroll bar is adjusted automatically according to the difference in widths between the scroll panel window and the child control.</text:p>
      <text:p text:style-name="P155"/>
      <text:p text:style-name="P156">Visual Attributes</text:p>
      <text:p text:style-name="P157">The following <text:span text:style-name="T96">visual </text:span>attributes are transferred <text:span text:style-name="T96">from the drawing </text:span>to the resulting <text:span text:style-name="T97">target</text:span> control.</text:p>
      <text:list xml:id="list194104868891808" text:continue-numbering="true" text:style-name="L12">
        <text:list-item>
          <text:p text:style-name="P158"><text:span text:style-name="T98">Control</text:span> location (x, y).</text:p>
        </text:list-item>
        <text:list-item>
          <text:p text:style-name="P158"><text:span text:style-name="T98">Control</text:span> size (width, height).</text:p>
        </text:list-item>
      </text:list>
      <text:p text:style-name="P157"/>
      <text:p text:style-name="P157"/>
      <text:p text:style-name="P159"/>
      <text:h text:style-name="Heading_20_3" text:outline-level="3"><text:span text:style-name="T100">Intents: </text:span>HorizontalStackPanel</text:h>
      <text:p text:style-name="P115"><draw:frame draw:style-name="fr3" draw:name="Image10" text:anchor-type="char" svg:x="3.1126in" svg:y="0.1311in" svg:width="0.2752in" svg:height="0.1583in" draw:z-index="9"><draw:image xlink:href="Pictures/100000010000002100000013AE9F163D.png" xlink:type="simple" xlink:show="embed" xlink:actuate="onLoad" draw:mime-type="image/png"/></draw:frame></text:p>
      <text:p text:style-name="P115"/>
      <text:p text:style-name="P160">Category: <text:span text:style-name="T11">Layout Surface</text:span></text:p>
      <text:p text:style-name="P115"/>
      <text:p text:style-name="P160">The HorizontalStackPanel control is a container for one or more other controls that will be distributed horizontally across the display according to the widths of each of the child controls.</text:p>
      <text:p text:style-name="P160"/>
      <text:p text:style-name="P161">Text Attributes</text:p>
      <text:p text:style-name="P162">The following custom user attributes can be set for this control.</text:p>
      <text:list xml:id="list194103658025244" text:continue-list="list603946729" text:style-name="L14">
        <text:list-item>
          <text:p text:style-name="P163"><text:span text:style-name="T107">Columns</text:span><text:span text:style-name="T55">. </text:span><text:span text:style-name="T108">A comma-delimited string defining the </text:span><text:span text:style-name="T109">columns</text:span><text:span text:style-name="T108"> and their general behaviors. Values for each entry are {*|Auto|{Number}}, where '*' indicates that the </text:span><text:span text:style-name="T109">column</text:span><text:span text:style-name="T108"> will take up the remaining available space after the other </text:span><text:span text:style-name="T109">columns</text:span><text:span text:style-name="T108"> have been laid out, 'Auto' indicates that the </text:span><text:span text:style-name="T109">column</text:span><text:span text:style-name="T108"> will occupy as much space as needed by its child control, and {Number} indicates the number of pixels that will be assigned to the </text:span><text:span text:style-name="T109">column</text:span><text:span text:style-name="T108">, as an integer value. If this value is omitted, the </text:span><text:span text:style-name="T109">columns</text:span><text:span text:style-name="T108"> are defined implicitly as 'Auto' sizing by the objects that are placed in this control's area.</text:span></text:p>
        </text:list-item>
      </text:list>
      <text:p text:style-name="P164"/>
      <text:p text:style-name="P165">Visual Attributes</text:p>
      <text:p text:style-name="P166">The following <text:span text:style-name="T96">visual </text:span>attributes are transferred <text:span text:style-name="T96">from the drawing </text:span>to the resulting <text:span text:style-name="T97">target</text:span> control.</text:p>
      <text:list xml:id="list194105122523074" text:continue-list="list194104868891808" text:style-name="L12">
        <text:list-item>
          <text:p text:style-name="P167"><text:span text:style-name="T98">Control</text:span> location (x, y).</text:p>
        </text:list-item>
        <text:list-item>
          <text:p text:style-name="P167"><text:span text:style-name="T98">Control</text:span> size (width, height).</text:p>
        </text:list-item>
      </text:list>
      <text:p text:style-name="P166"/>
      <text:p text:style-name="P166"/>
      <text:p text:style-name="P168"/>
      <text:h text:style-name="Heading_20_3" text:outline-level="3"><text:span text:style-name="T100">Intents: </text:span>Label</text:h>
      <text:p text:style-name="P115"><draw:frame draw:style-name="fr3" draw:name="Image11" text:anchor-type="char" svg:x="2.8752in" svg:y="0.1311in" svg:width="0.75in" svg:height="0.1252in" draw:z-index="10"><draw:image xlink:href="Pictures/100000010000005A0000000F653A65C6.png" xlink:type="simple" xlink:show="embed" xlink:actuate="onLoad" draw:mime-type="image/png"/></draw:frame></text:p>
      <text:p text:style-name="P115"/>
      <text:p text:style-name="P160">Category: <text:span text:style-name="T11">Discrete User Control</text:span></text:p>
      <text:p text:style-name="P115"/>
      <text:p text:style-name="P160">The Label control is used to display non-interactive text upon the form.</text:p>
      <text:p text:style-name="P160"/>
      <text:p text:style-name="P165">Visual Attributes</text:p>
      <text:p text:style-name="P166">The following <text:span text:style-name="T96">visual </text:span>attributes are transferred <text:span text:style-name="T96">from the drawing </text:span>to the resulting <text:span text:style-name="T97">target</text:span> control.</text:p>
      <text:list xml:id="list194103555260397" text:continue-numbering="true" text:style-name="L12">
        <text:list-item>
          <text:p text:style-name="P169">Text <text:span text:style-name="T99">font </text:span>color.</text:p>
        </text:list-item>
        <text:list-item>
          <text:p text:style-name="P169">Text font name.</text:p>
        </text:list-item>
        <text:list-item>
          <text:p text:style-name="P169">Text font size.</text:p>
        </text:list-item>
        <text:list-item>
          <text:p text:style-name="P170">Text font weight.</text:p>
        </text:list-item>
      </text:list>
      <text:p text:style-name="P166"/>
      <text:p text:style-name="P115"/>
      <text:p text:style-name="P133"/>
      <text:h text:style-name="Heading_20_3" text:outline-level="3"><text:span text:style-name="T100">Intents: </text:span>ListBox</text:h>
      <text:p text:style-name="P115"><draw:frame draw:style-name="fr3" draw:name="Image12" text:anchor-type="char" svg:x="3.0835in" svg:y="0.1311in" svg:width="0.3335in" svg:height="0.3835in" draw:z-index="11"><draw:image xlink:href="Pictures/10000001000000280000002E2F529CCD.png" xlink:type="simple" xlink:show="embed" xlink:actuate="onLoad" draw:mime-type="image/png"/></draw:frame></text:p>
      <text:p text:style-name="P115"/>
      <text:p text:style-name="P171">Category: <text:span text:style-name="T11">Discrete User Control</text:span></text:p>
      <text:p text:style-name="P115"/>
      <text:p text:style-name="P171">The ListBox control contains zero or more items, each of which can be selected. In multi-select mode, more than one item can be selected at any time, while in the default single-select mode, only one or zero items can be selected.</text:p>
      <text:p text:style-name="P171"/>
      <text:p text:style-name="P172">Visual Attributes</text:p>
      <text:p text:style-name="P173">The following <text:span text:style-name="T96">visual </text:span>attributes are transferred <text:span text:style-name="T96">from the drawing </text:span>to the resulting <text:span text:style-name="T97">target</text:span> control.</text:p>
      <text:list xml:id="list194104544275773" text:continue-numbering="true" text:style-name="L12">
        <text:list-item>
          <text:p text:style-name="P174"><text:span text:style-name="T98">Control</text:span> background color.</text:p>
        </text:list-item>
        <text:list-item>
          <text:p text:style-name="P174"><text:span text:style-name="T98">Control</text:span> border color.</text:p>
        </text:list-item>
        <text:list-item>
          <text:p text:style-name="P174"><text:span text:style-name="T98">Control</text:span> corner radius.</text:p>
        </text:list-item>
        <text:list-item>
          <text:p text:style-name="P175"><text:span text:style-name="T98">Control</text:span> location (x, y).</text:p>
        </text:list-item>
        <text:list-item>
          <text:p text:style-name="P175"><text:span text:style-name="T98">Control</text:span> size (width, height).</text:p>
        </text:list-item>
        <text:list-item>
          <text:p text:style-name="P174">Text <text:span text:style-name="T99">font </text:span>color.</text:p>
        </text:list-item>
        <text:list-item>
          <text:p text:style-name="P174">Text font name.</text:p>
        </text:list-item>
        <text:list-item>
          <text:p text:style-name="P174">Text font size.</text:p>
        </text:list-item>
        <text:list-item>
          <text:p text:style-name="P176">Text font weight.</text:p>
        </text:list-item>
      </text:list>
      <text:p text:style-name="P173"/>
      <text:p text:style-name="P173"/>
      <text:p text:style-name="P177"/>
      <text:h text:style-name="Heading_20_3" text:outline-level="3"><text:span text:style-name="T100">Intents: </text:span>ListView</text:h>
      <text:p text:style-name="P115"><draw:frame draw:style-name="fr3" draw:name="Image13" text:anchor-type="char" svg:x="3.0583in" svg:y="0.1311in" svg:width="0.3835in" svg:height="0.2417in" draw:z-index="12"><draw:image xlink:href="Pictures/100000010000002E0000001D354A799B.png" xlink:type="simple" xlink:show="embed" xlink:actuate="onLoad" draw:mime-type="image/png"/></draw:frame></text:p>
      <text:p text:style-name="P115"/>
      <text:p text:style-name="P178">Category: <text:span text:style-name="T11">Discrete User Control</text:span></text:p>
      <text:p text:style-name="P115"/>
      <text:p text:style-name="P178">The ListView control is similar to the ListBox in general functionality, but has more built-in presentation capabilities, mainly in that an icon and a label can be assigned to any item, and the control can be viewed in multiple display modes, including Extra Large, Large, Normal, and Small Icon View, Item View, and Detail View, the last of which is typically a multi-column list with an icon in the left column.</text:p>
      <text:p text:style-name="P178"/>
      <text:p text:style-name="P179">Visual Attributes</text:p>
      <text:p text:style-name="P180">The following <text:span text:style-name="T96">visual </text:span>attributes are transferred <text:span text:style-name="T96">from the drawing </text:span>to the resulting <text:span text:style-name="T97">target</text:span> control.</text:p>
      <text:list xml:id="list194104447271268" text:continue-numbering="true" text:style-name="L12">
        <text:list-item>
          <text:p text:style-name="P181"><text:span text:style-name="T98">Control</text:span> background color.</text:p>
        </text:list-item>
        <text:list-item>
          <text:p text:style-name="P181"><text:span text:style-name="T98">Control</text:span> border color.</text:p>
        </text:list-item>
        <text:list-item>
          <text:p text:style-name="P181"><text:span text:style-name="T98">Control</text:span> corner radius.</text:p>
        </text:list-item>
        <text:list-item>
          <text:p text:style-name="P182"><text:span text:style-name="T98">Control</text:span> location (x, y).</text:p>
        </text:list-item>
        <text:list-item>
          <text:p text:style-name="P182"><text:span text:style-name="T98">Control</text:span> size (width, height).</text:p>
        </text:list-item>
        <text:list-item>
          <text:p text:style-name="P181">Text <text:span text:style-name="T99">font </text:span>color.</text:p>
        </text:list-item>
        <text:list-item>
          <text:p text:style-name="P181">Text font name.</text:p>
        </text:list-item>
        <text:list-item>
          <text:p text:style-name="P181">Text font size.</text:p>
        </text:list-item>
        <text:list-item>
          <text:p text:style-name="P183">Text font weight.</text:p>
        </text:list-item>
      </text:list>
      <text:p text:style-name="P180"/>
      <text:p text:style-name="P180"/>
      <text:p text:style-name="P184"/>
      <text:h text:style-name="Heading_20_3" text:outline-level="3"><text:span text:style-name="T100">Intents: </text:span>MenuBar</text:h>
      <text:p text:style-name="P115"><draw:frame draw:style-name="fr3" draw:name="Image14" text:anchor-type="char" svg:x="3.0417in" svg:y="0.1311in" svg:width="0.4165in" svg:height="0.2165in" draw:z-index="13"><draw:image xlink:href="Pictures/10000001000000320000001AF4D5C348.png" xlink:type="simple" xlink:show="embed" xlink:actuate="onLoad" draw:mime-type="image/png"/></draw:frame></text:p>
      <text:p text:style-name="P115"/>
      <text:p text:style-name="P185">Category: <text:span text:style-name="T11">Discrete User Control</text:span></text:p>
      <text:p text:style-name="P185"/>
      <text:p text:style-name="P185">The MenuBar <text:span text:style-name="T110">control </text:span>is a classic form design element that provides users with a structured way to access commands and features. Think of it as the row of options you see at the top of most desktop applications, like File, Edit, or Help.</text:p>
      <text:p text:style-name="P185"/>
      <text:p text:style-name="P186">Instructions</text:p>
      <text:p text:style-name="P187">Follow these general steps to design with this control.</text:p>
      <text:list text:style-name="L17">
        <text:list-item>
          <text:p text:style-name="P188">Draw a new rectangle object onto the canvas.</text:p>
        </text:list-item>
        <text:list-item>
          <text:p text:style-name="P188">Visually align the control to the top, left, bottom, or right side of the parent area to indicate its docking position.</text:p>
        </text:list-item>
        <text:list-item>
          <text:p text:style-name="P188">In the Object Properties dialog for this object, set the <text:span text:style-name="T11">ID</text:span> to a memorable name, like <text:span text:style-name="T11">mnuMain</text:span><text:span text:style-name="T55"> (The following steps will assume that mnuMain is the control's name. Wherever that name appears, replace it with whatever name you have chosen for your own MenuBar). Press [Enter] to record the value, then [Tab] to move to the </text:span><text:span text:style-name="T11">Label</text:span><text:span text:style-name="T55"> textbox.</text:span></text:p>
        </text:list-item>
        <text:list-item>
          <text:p text:style-name="P188">Set the <text:span text:style-name="T11">Label</text:span> value to <text:span text:style-name="T11">MenuBar</text:span></text:p>
        </text:list-item>
        <text:list-item>
          <text:p text:style-name="P189">Switch to the Layers dialog and create a new layer.</text:p>
        </text:list-item>
        <text:list-item>
          <text:p text:style-name="P189">Set the label of the layer to <text:span text:style-name="T11">mnuMain</text:span></text:p>
        </text:list-item>
        <text:list-item>
          <text:p text:style-name="P189">With the new layer active, drop a text with the caption <text:span text:style-name="T11">&amp;File</text:span>. In the Object Properties panel, set the ID to <text:span text:style-name="T11">mnuFile</text:span>. This indicates that what follows is a menu panel named File, and the default navigation key for activating it is Alt+F.</text:p>
        </text:list-item>
        <text:list-item>
          <text:p text:style-name="P189">Under the text, draw a rectangle.</text:p>
        </text:list-item>
        <text:list-item>
          <text:p text:style-name="P189">Onto the rectangle, draw one or more text entries. <text:span text:style-name="T111">They will be interpreted as they appear vertically on the canvas. Using the </text:span><text:span text:style-name="T112">ID</text:span><text:span text:style-name="T111"> property in the Object Properties dialog, give each item a unique name, prefixing it with </text:span><text:span text:style-name="T112">mnuFile</text:span><text:span text:style-name="T111">, as in </text:span><text:span text:style-name="T112">mnuFileSave</text:span><text:span text:style-name="T111"> for the </text:span><text:span text:style-name="T112">File / Save</text:span><text:span text:style-name="T111"> option, and </text:span><text:span text:style-name="T112">mnuFileOpen</text:span><text:span text:style-name="T111"> for the </text:span><text:span text:style-name="T112">File / Open</text:span><text:span text:style-name="T111"> option.</text:span></text:p>
        </text:list-item>
        <text:list-item>
          <text:p text:style-name="P190">Whenever sub-menus need to be designed, use a similar approach in a slightly different area of the canvas, and continuing the naming convention as started on its parent menu. For example, if the <text:span text:style-name="T11">File / Export</text:span> option is named <text:span text:style-name="T11">mnuFileExport</text:span>, and that entry leads to a sub-menu, then drop a new text item on a blank area of the screen with the text <text:span text:style-name="T11">Export</text:span> and the <text:span text:style-name="T11">ID</text:span> <text:span text:style-name="T11">menuFileExport</text:span>, create a rectangle panel directly beneath it, and a set of items that continue the naming chain, as in <text:span text:style-name="T11">mnuFileExportAsText</text:span> for the option <text:span text:style-name="T11">Export / </text:span><text:soft-page-break/><text:span text:style-name="T11">As Text</text:span>, and <text:span text:style-name="T11">mnuFileExportAsBinary</text:span> for the option <text:span text:style-name="T11">Export / As Binary</text:span>, the latter of which will be fully expressed in the application context as <text:span text:style-name="T11">File / Export / As Binary</text:span>.</text:p>
        </text:list-item>
      </text:list>
      <text:p text:style-name="P185"/>
      <text:p text:style-name="P185"/>
      <text:p text:style-name="P191">Text Attributes</text:p>
      <text:p text:style-name="P192">The following custom user attributes can be set for this control.</text:p>
      <text:list xml:id="list194104565860571" text:continue-list="list194103658025244" text:style-name="L14">
        <text:list-item>
          <text:p text:style-name="P193"><text:span text:style-name="T113">Dock</text:span><text:span text:style-name="T55">. </text:span><text:span text:style-name="T114">{Left|Top|Right|Bottom}</text:span><text:span text:style-name="T55">. </text:span><text:span text:style-name="T114">The area within the parent at which the control should be docked.</text:span></text:p>
        </text:list-item>
      </text:list>
      <text:p text:style-name="P194"/>
      <text:p text:style-name="P195">Visual Attributes</text:p>
      <text:p text:style-name="P196"><text:span text:style-name="T115">There are no specific </text:span><text:span text:style-name="T96">visual </text:span>attributes transferred <text:span text:style-name="T96">from the drawing </text:span>to the resulting <text:span text:style-name="T97">target</text:span> control.</text:p>
      <text:p text:style-name="P196"/>
      <text:p text:style-name="P196"/>
      <text:p text:style-name="P197"/>
      <text:h text:style-name="Heading_20_3" text:outline-level="3"><text:span text:style-name="T100">Intents: </text:span>Panel</text:h>
      <text:p text:style-name="P115"><draw:frame draw:style-name="fr3" draw:name="Image15" text:anchor-type="char" svg:x="3.0417in" svg:y="0.1311in" svg:width="0.4165in" svg:height="0.4165in" draw:z-index="14"><draw:image xlink:href="Pictures/100000010000003200000032C208A6F4.png" xlink:type="simple" xlink:show="embed" xlink:actuate="onLoad" draw:mime-type="image/png"/></draw:frame></text:p>
      <text:p text:style-name="P115"/>
      <text:p text:style-name="P185">Category: <text:span text:style-name="T11">Layout Surface</text:span></text:p>
      <text:p text:style-name="P115"/>
      <text:p text:style-name="P185">A Panel control is a container with static positioning that can be used within any other statically positioned container to provide organization.</text:p>
      <text:p text:style-name="P198">Note: This control might be discontinued in favor of the StaticPanel, which is extremely similar, if not indistinguishable.</text:p>
      <text:p text:style-name="P198"/>
      <text:p text:style-name="P185"/>
      <text:p text:style-name="P195">Visual Attributes</text:p>
      <text:p text:style-name="P196">The following <text:span text:style-name="T96">visual </text:span>attributes are transferred <text:span text:style-name="T96">from the drawing </text:span>to the resulting <text:span text:style-name="T97">target</text:span> control.</text:p>
      <text:list xml:id="list194104298879960" text:continue-list="list194104447271268" text:style-name="L12">
        <text:list-item>
          <text:p text:style-name="P199"><text:span text:style-name="T98">Control</text:span> background color.</text:p>
        </text:list-item>
        <text:list-item>
          <text:p text:style-name="P199"><text:span text:style-name="T98">Control</text:span> border color.</text:p>
        </text:list-item>
        <text:list-item>
          <text:p text:style-name="P199"><text:span text:style-name="T98">Control</text:span> corner radius.</text:p>
        </text:list-item>
        <text:list-item>
          <text:p text:style-name="P200"><text:span text:style-name="T98">Control</text:span> location (x, y).</text:p>
        </text:list-item>
        <text:list-item>
          <text:p text:style-name="P200"><text:span text:style-name="T98">Control</text:span> size (width, height).</text:p>
        </text:list-item>
      </text:list>
      <text:p text:style-name="P201"/>
      <text:p text:style-name="P115"/>
      <text:p text:style-name="P133"/>
      <text:h text:style-name="Heading_20_3" text:outline-level="3"><text:span text:style-name="T100">Intents: </text:span>PictureBox</text:h>
      <text:p text:style-name="P115"><draw:frame draw:style-name="fr3" draw:name="Image16" text:anchor-type="char" svg:x="3.0417in" svg:y="0.1311in" svg:width="0.4165in" svg:height="0.4165in" draw:z-index="15"><draw:image xlink:href="Pictures/10000001000000320000003298D0025F.png" xlink:type="simple" xlink:show="embed" xlink:actuate="onLoad" draw:mime-type="image/png"/></draw:frame></text:p>
      <text:p text:style-name="P115"/>
      <text:p text:style-name="P202">Category: <text:span text:style-name="T11">Discrete User Control</text:span></text:p>
      <text:p text:style-name="P202"/>
      <text:p text:style-name="P202">The picture control displays a picture at the specified location on the form.</text:p>
      <text:p text:style-name="P202"/>
      <text:p text:style-name="P203">Visual Attributes</text:p>
      <text:p text:style-name="P204">The following <text:span text:style-name="T96">visual </text:span>attributes are transferred <text:span text:style-name="T96">from the drawing </text:span>to the resulting <text:span text:style-name="T97">target</text:span> control.</text:p>
      <text:list xml:id="list194104010882048" text:continue-numbering="true" text:style-name="L12">
        <text:list-item>
          <text:p text:style-name="P205"><text:span text:style-name="T98">Control</text:span> background color.</text:p>
        </text:list-item>
        <text:list-item>
          <text:p text:style-name="P205"><text:span text:style-name="T98">Control</text:span> border color.</text:p>
        </text:list-item>
        <text:list-item>
          <text:p text:style-name="P205"><text:span text:style-name="T98">Control</text:span> corner radius.</text:p>
        </text:list-item>
        <text:list-item>
          <text:p text:style-name="P206"><text:span text:style-name="T98">Control</text:span> location (x, y).</text:p>
        </text:list-item>
        <text:list-item>
          <text:p text:style-name="P206"><text:span text:style-name="T98">Control</text:span> size (width, height).</text:p>
        </text:list-item>
      </text:list>
      <text:p text:style-name="P207"/>
      <text:p text:style-name="P202"/>
      <text:p text:style-name="P208"/>
      <text:h text:style-name="Heading_20_3" text:outline-level="3"><text:span text:style-name="T100">Intents: </text:span>ProgressBar</text:h>
      <text:p text:style-name="P115"><draw:frame draw:style-name="fr3" draw:name="Image17" text:anchor-type="char" svg:x="3.0665in" svg:y="0.1311in" svg:width="0.3665in" svg:height="0.1165in" draw:z-index="16"><draw:image xlink:href="Pictures/100000010000002C0000000E99D9F417.png" xlink:type="simple" xlink:show="embed" xlink:actuate="onLoad" draw:mime-type="image/png"/></draw:frame></text:p>
      <text:p text:style-name="P115"/>
      <text:p text:style-name="P202">Category: <text:span text:style-name="T11">Discrete User Control</text:span></text:p>
      <text:p text:style-name="P115"/>
      <text:p text:style-name="P202">The ProgressBar control indicates the amount of completion a process has reached.</text:p>
      <text:p text:style-name="P202"/>
      <text:p text:style-name="P203">Visual Attributes</text:p>
      <text:p text:style-name="P204">The following <text:span text:style-name="T96">visual </text:span>attributes are transferred <text:span text:style-name="T96">from the drawing </text:span>to the resulting <text:span text:style-name="T97">target</text:span> control.</text:p>
      <text:list xml:id="list194103748119727" text:continue-numbering="true" text:style-name="L12">
        <text:list-item>
          <text:p text:style-name="P205"><text:span text:style-name="T98">Control</text:span> border color.</text:p>
        </text:list-item>
        <text:list-item>
          <text:p text:style-name="P205"><text:span text:style-name="T98">Control</text:span> corner radius.</text:p>
        </text:list-item>
        <text:list-item>
          <text:p text:style-name="P206"><text:span text:style-name="T98">Control</text:span> location (x, y).</text:p>
        </text:list-item>
        <text:list-item>
          <text:p text:style-name="P206"><text:span text:style-name="T98">Control</text:span> size (width, height).</text:p>
        </text:list-item>
      </text:list>
      <text:p text:style-name="P207"/>
      <text:p text:style-name="P115"/>
      <text:p text:style-name="P133"/>
      <text:h text:style-name="Heading_20_3" text:outline-level="3"><text:span text:style-name="T100">Intents: </text:span>RadioButton</text:h>
      <text:p text:style-name="P115"><draw:frame draw:style-name="fr3" draw:name="Image18" text:anchor-type="char" svg:x="2.9457in" svg:y="0.1311in" svg:width="0.6083in" svg:height="0.2665in" draw:z-index="17"><draw:image xlink:href="Pictures/1000000100000049000000200C9DEBB5.png" xlink:type="simple" xlink:show="embed" xlink:actuate="onLoad" draw:mime-type="image/png"/></draw:frame></text:p>
      <text:p text:style-name="P115"/>
      <text:p text:style-name="P202">Category: <text:span text:style-name="T11">Discrete User Control</text:span></text:p>
      <text:p text:style-name="P202"/>
      <text:p text:style-name="P202">The RadioButton, typically used in groups of more than one, is similar to a CheckBox control in that it has on and off states and that clicking upon one can toggle its status to on. However, it differs from the CheckBox in that only one item in the group can be on at any given time. Turning one item on effectively results in all other items in the group being turned off.</text:p>
      <text:p text:style-name="P202"/>
      <text:p text:style-name="P209">Visual Attributes</text:p>
      <text:p text:style-name="P204">The following <text:span text:style-name="T96">visual </text:span>attributes are transferred <text:span text:style-name="T96">from the drawing </text:span>to the resulting <text:span text:style-name="T97">target </text:span>control.</text:p>
      <text:list text:continue-list="list1996602317" text:style-name="L13">
        <text:list-item>
          <text:p text:style-name="P210">Control location (x, y).</text:p>
        </text:list-item>
      </text:list>
      <text:p text:style-name="P211"/>
      <text:p text:style-name="P211"/>
      <text:p text:style-name="P212"/>
      <text:h text:style-name="Heading_20_3" text:outline-level="3"><text:span text:style-name="T100">Intents: </text:span>ScrollPanel</text:h>
      <text:p text:style-name="P115"><draw:frame draw:style-name="fr3" draw:name="Image19" text:anchor-type="char" svg:x="3.0417in" svg:y="0.1311in" svg:width="0.4165in" svg:height="0.4165in" draw:z-index="18"><draw:image xlink:href="Pictures/100000010000003200000032384A74F3.png" xlink:type="simple" xlink:show="embed" xlink:actuate="onLoad" draw:mime-type="image/png"/></draw:frame></text:p>
      <text:p text:style-name="P115"/>
      <text:p text:style-name="P213">Category: <text:span text:style-name="T11">Layout Surface</text:span></text:p>
      <text:p text:style-name="P115"/>
      <text:p text:style-name="P213">The ScrollPanel control is a container that can handle the scrolling and relative in-window positioning of the <text:span text:style-name="T116">child control.</text:span></text:p>
      <text:p text:style-name="P213"/>
      <text:p text:style-name="P214">Visual Attributes</text:p>
      <text:p text:style-name="P215">The following <text:span text:style-name="T96">visual </text:span>attributes are transferred <text:span text:style-name="T96">from the drawing </text:span>to the resulting <text:span text:style-name="T97">target</text:span> control.</text:p>
      <text:list xml:id="list194105523928432" text:continue-list="list194103748119727" text:style-name="L12">
        <text:list-item>
          <text:p text:style-name="P216"><text:span text:style-name="T98">Control</text:span> location (x, y).</text:p>
        </text:list-item>
        <text:list-item>
          <text:p text:style-name="P216"><text:span text:style-name="T98">Control</text:span> size (width, height).</text:p>
        </text:list-item>
      </text:list>
      <text:p text:style-name="P217"/>
      <text:p text:style-name="P213"/>
      <text:p text:style-name="P218"/>
      <text:h text:style-name="Heading_20_3" text:outline-level="3"><text:span text:style-name="T100">Intents: </text:span>SplitPanel</text:h>
      <text:p text:style-name="P115"><draw:frame draw:style-name="fr3" draw:name="Image20" text:anchor-type="char" svg:x="3.0417in" svg:y="0.1311in" svg:width="0.4165in" svg:height="0.4165in" draw:z-index="19"><draw:image xlink:href="Pictures/100000010000003200000032DEBB135B.png" xlink:type="simple" xlink:show="embed" xlink:actuate="onLoad" draw:mime-type="image/png"/></draw:frame></text:p>
      <text:p text:style-name="P115"/>
      <text:p text:style-name="P219">Category: <text:span text:style-name="T11">Layout Surface</text:span></text:p>
      <text:p text:style-name="P115"/>
      <text:p text:style-name="P219">The SplitPanel control provides a splitter bar between two child controls, allowing the user to resize both objects by dragging the splitter bar. Horizontal and vertical modes are available, and determined by which orientation is used when placing the child controls.</text:p>
      <text:p text:style-name="P219"/>
      <text:p text:style-name="P220">Instructions</text:p>
      <text:p text:style-name="P221">Follow these steps to use the SplitPanel layout control.</text:p>
      <text:list text:style-name="L18">
        <text:list-item>
          <text:p text:style-name="P222">Draw a rectangle in available area, set its location and size as appropriate.</text:p>
        </text:list-item>
        <text:list-item>
          <text:p text:style-name="P222">In the <text:span text:style-name="T11">Layouts</text:span> dialog, locate the object and set its label to <text:span text:style-name="T11">SplitPanel</text:span>.</text:p>
        </text:list-item>
        <text:list-item>
          <text:p text:style-name="P222">Draw child controls on the left and right, if the splitter is to be oriented horizontally, or top and bottom, if the splitter is to be oriented vertically.</text:p>
        </text:list-item>
      </text:list>
      <text:p text:style-name="P223"/>
      <text:p text:style-name="P224">Visual Attributes</text:p>
      <text:p text:style-name="P225">The following <text:span text:style-name="T96">visual </text:span>attributes are transferred <text:span text:style-name="T96">from the drawing </text:span>to the resulting <text:span text:style-name="T97">target</text:span> control.</text:p>
      <text:list xml:id="list194103545016243" text:continue-list="list194105523928432" text:style-name="L12">
        <text:list-item>
          <text:p text:style-name="P226"><text:span text:style-name="T98">Control</text:span> location (x, y).</text:p>
        </text:list-item>
        <text:list-item>
          <text:p text:style-name="P226"><text:span text:style-name="T98">Control</text:span> size (width, height).</text:p>
        </text:list-item>
      </text:list>
      <text:p text:style-name="P227"/>
      <text:p text:style-name="P227"/>
      <text:p text:style-name="P228"/>
      <text:h text:style-name="Heading_20_3" text:outline-level="3"><text:span text:style-name="T100">Intents: </text:span>StaticPanel</text:h>
      <text:p text:style-name="P115"><draw:frame draw:style-name="fr3" draw:name="Image21" text:anchor-type="char" svg:x="3.0417in" svg:y="0.1311in" svg:width="0.4165in" svg:height="0.4165in" draw:z-index="20"><draw:image xlink:href="Pictures/100000010000003200000032C208A6F4.png" xlink:type="simple" xlink:show="embed" xlink:actuate="onLoad" draw:mime-type="image/png"/></draw:frame></text:p>
      <text:p text:style-name="P115"/>
      <text:p text:style-name="P229">Category: <text:span text:style-name="T11">Layout Surface</text:span></text:p>
      <text:p text:style-name="P115"/>
      <text:p text:style-name="P229">The StaticPanel control provides a surface upon which <text:span text:style-name="T117">specific,</text:span> coordinate-based layout <text:span text:style-name="T117">of multiple child objects </text:span>can be <text:span text:style-name="T117">performed.</text:span></text:p>
      <text:p text:style-name="P229"/>
      <text:p text:style-name="P230">Visual Attributes</text:p>
      <text:p text:style-name="P231">The following <text:span text:style-name="T96">visual </text:span>attributes are transferred <text:span text:style-name="T96">from the drawing </text:span>to the resulting <text:span text:style-name="T97">target</text:span> control.</text:p>
      <text:list xml:id="list194104186856705" text:continue-numbering="true" text:style-name="L12">
        <text:list-item>
          <text:p text:style-name="P232"><text:span text:style-name="T98">Control</text:span> background color.</text:p>
        </text:list-item>
        <text:list-item>
          <text:p text:style-name="P232"><text:span text:style-name="T98">Control</text:span> border color.</text:p>
        </text:list-item>
        <text:list-item>
          <text:p text:style-name="P232"><text:span text:style-name="T98">Control</text:span> corner radius.</text:p>
        </text:list-item>
        <text:list-item>
          <text:p text:style-name="P233"><text:span text:style-name="T98">Control</text:span> location (x, y).</text:p>
        </text:list-item>
        <text:list-item>
          <text:p text:style-name="P233"><text:span text:style-name="T98">Control</text:span> size (width, height).</text:p>
        </text:list-item>
      </text:list>
      <text:p text:style-name="P234"/>
      <text:p text:style-name="P234"/>
      <text:p text:style-name="P235"/>
      <text:h text:style-name="Heading_20_3" text:outline-level="3"><text:span text:style-name="T100">Intents: </text:span>StatusBar</text:h>
      <text:p text:style-name="P115"/>
      <text:p text:style-name="P115"><draw:frame draw:style-name="fr3" draw:name="Image22" text:anchor-type="char" svg:x="3.0417in" svg:y="-0.0402in" svg:width="0.4165in" svg:height="0.0417in" draw:z-index="21"><draw:image xlink:href="Pictures/1000000100000032000000057144843E.png" xlink:type="simple" xlink:show="embed" xlink:actuate="onLoad" draw:mime-type="image/png"/></draw:frame></text:p>
      <text:p text:style-name="P236">Category: <text:span text:style-name="T11">Discrete User Control</text:span></text:p>
      <text:p text:style-name="P236"/>
      <text:p text:style-name="P237">The StatusBar control is typically aligned at the bottom of the form or parent control, and contains basic controls, like labels and progress bars, help the user to remain aware of current application states.</text:p>
      <text:p text:style-name="P237"/>
      <text:p text:style-name="P238">Visual Attributes</text:p>
      <text:p text:style-name="P239">The following <text:span text:style-name="T96">visual </text:span>attributes are transferred <text:span text:style-name="T96">from the drawing </text:span>to the resulting <text:span text:style-name="T97">target</text:span> control.</text:p>
      <text:list xml:id="list194105548928039" text:continue-numbering="true" text:style-name="L12">
        <text:list-item>
          <text:p text:style-name="P240"><text:span text:style-name="T98">Control</text:span> background color.</text:p>
        </text:list-item>
        <text:list-item>
          <text:p text:style-name="P240"><text:span text:style-name="T98">Control</text:span> border color.</text:p>
        </text:list-item>
        <text:list-item>
          <text:p text:style-name="P241"><text:span text:style-name="T98">Control</text:span> size (height).</text:p>
        </text:list-item>
      </text:list>
      <text:p text:style-name="P242"/>
      <text:p text:style-name="P242"/>
      <text:p text:style-name="P243"/>
      <text:h text:style-name="Heading_20_3" text:outline-level="3"><text:span text:style-name="T100">Intents: </text:span>TabControl</text:h>
      <text:p text:style-name="P115"><draw:frame draw:style-name="fr3" draw:name="Image23" text:anchor-type="char" svg:x="3.05in" svg:y="0.1311in" svg:width="0.4in" svg:height="0.2835in" draw:z-index="22"><draw:image xlink:href="Pictures/1000000100000030000000221E9CA233.png" xlink:type="simple" xlink:show="embed" xlink:actuate="onLoad" draw:mime-type="image/png"/></draw:frame></text:p>
      <text:p text:style-name="P115"/>
      <text:p text:style-name="P244">Category: <text:span text:style-name="T11">Discrete User Control</text:span></text:p>
      <text:p text:style-name="P244"/>
      <text:p text:style-name="P244">The TabControl is a multi-page container control having selection tabs at one of the edges, often the top.</text:p>
      <text:p text:style-name="P244"/>
      <text:p text:style-name="P245">Instructions</text:p>
      <text:p text:style-name="P244">Use layers to place child controls in the pages of a TabControl.</text:p>
      <text:p text:style-name="P246">First, create one layer for each <text:span text:style-name="T118">of the control's </text:span>tab<text:span text:style-name="T118">s. </text:span><text:span text:style-name="T119">Name that layer using the TabControl's id value, a hyphen character, and the Text to display on the tab. For example, if the TabControl id="tctlMain" and you want the tab to display the text "Book Sales", then create a new layer named "tctlMain-Book Sales".</text:span></text:p>
      <text:p text:style-name="P247">Next, treat the new layer somewhat as a form by adding controls and appropriate settings.</text:p>
      <text:p text:style-name="P247"/>
      <text:p text:style-name="P248">Text Attributes</text:p>
      <text:p text:style-name="P247">The following custom user attributes can be set for this control.</text:p>
      <text:list xml:id="list194103908281312" text:continue-list="list194104565860571" text:style-name="L14">
        <text:list-item>
          <text:p text:style-name="P249"><text:span text:style-name="T11">TabEdge</text:span>. {Left|Top|Right|Bottom}. The edge at which to place the tabs.</text:p>
        </text:list-item>
      </text:list>
      <text:p text:style-name="P244"/>
      <text:p text:style-name="P250">Visual Attributes</text:p>
      <text:p text:style-name="P251">The following <text:span text:style-name="T96">visual </text:span>attributes are transferred <text:span text:style-name="T96">from the drawing </text:span>to the resulting <text:span text:style-name="T97">target</text:span> control.</text:p>
      <text:list xml:id="list194103807940704" text:continue-list="list194105548928039" text:style-name="L12">
        <text:list-item>
          <text:p text:style-name="P252"><text:span text:style-name="T98">Control</text:span> background color.</text:p>
        </text:list-item>
        <text:list-item>
          <text:p text:style-name="P252"><text:span text:style-name="T98">Control</text:span> border color.</text:p>
        </text:list-item>
        <text:list-item>
          <text:p text:style-name="P252"><text:span text:style-name="T98">Control</text:span> corner radius.</text:p>
        </text:list-item>
        <text:list-item>
          <text:p text:style-name="P253"><text:span text:style-name="T98">Control</text:span> location (x, y).</text:p>
        </text:list-item>
        <text:list-item>
          <text:p text:style-name="P253"><text:span text:style-name="T98">Control</text:span> size (width, height).</text:p>
        </text:list-item>
      </text:list>
      <text:p text:style-name="P254"/>
      <text:p text:style-name="P244"/>
      <text:p text:style-name="P244"/>
      <text:p text:style-name="P255"/>
      <text:h text:style-name="Heading_20_3" text:outline-level="3"><text:span text:style-name="T100">Intents: </text:span>TextBox</text:h>
      <text:p text:style-name="P115"><draw:frame draw:style-name="fr3" draw:name="Image24" text:anchor-type="char" svg:x="2.3665in" svg:y="0.1311in" svg:width="1.7665in" svg:height="0.2165in" draw:z-index="23"><draw:image xlink:href="Pictures/10000001000000D40000001A60F92BBD.png" xlink:type="simple" xlink:show="embed" xlink:actuate="onLoad" draw:mime-type="image/png"/></draw:frame></text:p>
      <text:p text:style-name="P115"/>
      <text:p text:style-name="P256">Category: <text:span text:style-name="T11">Discrete User Control</text:span></text:p>
      <text:p text:style-name="P256"/>
      <text:p text:style-name="P256">The TextBox is a control that allows the user to enter or edit text, which helps to maintain the value of a field.</text:p>
      <text:p text:style-name="P256"/>
      <text:p text:style-name="P257">Instructions</text:p>
      <text:list text:style-name="L19">
        <text:list-item>
          <text:p text:style-name="P258">Draw a rectangle on the canvas.</text:p>
        </text:list-item>
        <text:list-item>
          <text:p text:style-name="P258">In the <text:span text:style-name="T11">Object Properties</text:span> dialog, set the <text:span text:style-name="T11">ID</text:span> to the unique ID of the control on the form. For example, 'txtDisplayName'. Press [Enter] to record the value.</text:p>
        </text:list-item>
        <text:list-item>
          <text:p text:style-name="P259">Set the Label to <text:span text:style-name="T11">TextBox</text:span><text:span text:style-name="T55"> and press [Enter] to record the value.</text:span></text:p>
        </text:list-item>
        <text:list-item>
          <text:p text:style-name="P260"><text:span text:style-name="T120">Optional. </text:span>To configure <text:span text:style-name="T121">the</text:span> TextBox with existing text, drop a text object inside its area.</text:p>
        </text:list-item>
        <text:list-item>
          <text:p text:style-name="P261">Optional. To indicate an in-control label, such as those found in text boxes in the style of Material Design, drop a text object inside the TextBox area and set its label to <text:span text:style-name="T11">Label</text:span>.</text:p>
        </text:list-item>
      </text:list>
      <text:p text:style-name="P256"/>
      <text:p text:style-name="P262">Text Attributes</text:p>
      <text:p text:style-name="P263">The following custom user attributes can be set for this control.</text:p>
      <text:list xml:id="list194103747661640" text:continue-list="list194103908281312" text:style-name="L14">
        <text:list-item>
          <text:p text:style-name="P264"><text:span text:style-name="T122">Prompt</text:span>. The <text:span text:style-name="T101">text to be placed in the control when the Text property is blank</text:span>.</text:p>
        </text:list-item>
        <text:list-item>
          <text:p text:style-name="P265"><text:span text:style-name="T11">Text</text:span>. The <text:span text:style-name="T123">initial</text:span> user text in the control.</text:p>
        </text:list-item>
      </text:list>
      <text:p text:style-name="P266"/>
      <text:p text:style-name="P267">Visual Attributes</text:p>
      <text:p text:style-name="P268">The following <text:span text:style-name="T96">visual </text:span>attributes are transferred <text:span text:style-name="T96">from the drawing </text:span>to the resulting <text:span text:style-name="T97">target</text:span> control.</text:p>
      <text:list xml:id="list194104979662863" text:continue-list="list194103807940704" text:style-name="L12">
        <text:list-item>
          <text:p text:style-name="P269"><text:span text:style-name="T98">Control</text:span> background color.</text:p>
        </text:list-item>
        <text:list-item>
          <text:p text:style-name="P269"><text:span text:style-name="T98">Control</text:span> border color.</text:p>
        </text:list-item>
        <text:list-item>
          <text:p text:style-name="P269"><text:span text:style-name="T98">Control</text:span> corner radius.</text:p>
        </text:list-item>
        <text:list-item>
          <text:p text:style-name="P270"><text:span text:style-name="T98">Control</text:span> location (x, y).</text:p>
        </text:list-item>
        <text:list-item>
          <text:p text:style-name="P270"><text:span text:style-name="T98">Control</text:span> size (width, height).</text:p>
        </text:list-item>
        <text:list-item>
          <text:p text:style-name="P269">Text <text:span text:style-name="T99">font </text:span>color.</text:p>
        </text:list-item>
        <text:list-item>
          <text:p text:style-name="P269"><text:soft-page-break/>Text font name.</text:p>
        </text:list-item>
        <text:list-item>
          <text:p text:style-name="P269">Text font size.</text:p>
        </text:list-item>
        <text:list-item>
          <text:p text:style-name="P271">Text font weight.</text:p>
        </text:list-item>
      </text:list>
      <text:p text:style-name="P268"/>
      <text:p text:style-name="P272"/>
      <text:h text:style-name="Heading_20_3" text:outline-level="3"><text:span text:style-name="T100">Intents: </text:span>TextWithHelper</text:h>
      <text:p text:style-name="P115"><draw:frame draw:style-name="fr3" draw:name="Image25" text:anchor-type="char" svg:x="2.2291in" svg:y="0.1311in" svg:width="2.0417in" svg:height="0.2165in" draw:z-index="24"><draw:image xlink:href="Pictures/10000001000000F50000001AA429A09E.png" xlink:type="simple" xlink:show="embed" xlink:actuate="onLoad" draw:mime-type="image/png"/></draw:frame></text:p>
      <text:p text:style-name="P115"/>
      <text:p text:style-name="P256">Category: <text:span text:style-name="T11">Discrete User Control</text:span></text:p>
      <text:p text:style-name="P115"/>
      <text:p text:style-name="P273">The TextWithHelper control is a combination of the standard TextBox and Button controls.</text:p>
      <text:p text:style-name="P273"/>
      <text:p text:style-name="P274">Text Attributes</text:p>
      <text:p text:style-name="P275">The following custom user attributes can be set for this control.</text:p>
      <text:list xml:id="list194104903184701" text:continue-list="list194103747661640" text:style-name="L14">
        <text:list-item>
          <text:p text:style-name="P276">Caption<text:span text:style-name="T55">. The text caption to be displayed on the button. The default value is '...'.</text:span></text:p>
        </text:list-item>
        <text:list-item>
          <text:p text:style-name="P277"><text:span text:style-name="T122">Prompt</text:span>. The <text:span text:style-name="T101">text to be placed in the control when the Text property is blank</text:span>.</text:p>
        </text:list-item>
        <text:list-item>
          <text:p text:style-name="P278"><text:span text:style-name="T11">Text</text:span>. The active user text in the control. <text:span text:style-name="T124">This value overrides any visual text value placed on the control.</text:span></text:p>
        </text:list-item>
      </text:list>
      <text:p text:style-name="P279"/>
      <text:p text:style-name="P280">Visual Attributes</text:p>
      <text:p text:style-name="P281">The following <text:span text:style-name="T96">visual </text:span>attributes are transferred <text:span text:style-name="T96">from the drawing </text:span>to the resulting <text:span text:style-name="T97">target</text:span> control.</text:p>
      <text:list xml:id="list2928687581" text:style-name="L20">
        <text:list-item>
          <text:p text:style-name="P282">Button control background color.</text:p>
        </text:list-item>
        <text:list-item>
          <text:p text:style-name="P282">Button control border color.</text:p>
        </text:list-item>
        <text:list-item>
          <text:p text:style-name="P282">Button control corner radius.</text:p>
        </text:list-item>
        <text:list-item>
          <text:p text:style-name="P283"><text:span text:style-name="T98">Control</text:span> location (x, y).</text:p>
        </text:list-item>
        <text:list-item>
          <text:p text:style-name="P283"><text:span text:style-name="T98">Control</text:span> size (width, height).</text:p>
        </text:list-item>
        <text:list-item>
          <text:p text:style-name="P284">Text <text:span text:style-name="T99">font </text:span>color.</text:p>
        </text:list-item>
        <text:list-item>
          <text:p text:style-name="P284">Text font name.</text:p>
        </text:list-item>
        <text:list-item>
          <text:p text:style-name="P284">Text font size.</text:p>
        </text:list-item>
        <text:list-item>
          <text:p text:style-name="P285">Text font weight.</text:p>
        </text:list-item>
        <text:list-item>
          <text:p text:style-name="P284"><text:soft-page-break/><text:span text:style-name="T124">TextBox c</text:span><text:span text:style-name="T98">ontrol</text:span> background color.</text:p>
        </text:list-item>
        <text:list-item>
          <text:p text:style-name="P284"><text:span text:style-name="T124">TextBox c</text:span><text:span text:style-name="T98">ontrol</text:span> border color.</text:p>
        </text:list-item>
        <text:list-item>
          <text:p text:style-name="P284"><text:span text:style-name="T124">TextBox c</text:span><text:span text:style-name="T98">ontrol</text:span> corner radius.</text:p>
        </text:list-item>
      </text:list>
      <text:p text:style-name="P281"/>
      <text:p text:style-name="P286"/>
      <text:h text:style-name="Heading_20_3" text:outline-level="3"><text:span text:style-name="T100">Intents: </text:span>ToolBar</text:h>
      <text:p text:style-name="P115"><draw:frame draw:style-name="fr3" draw:name="Image27" text:anchor-type="char" svg:x="3.0417in" svg:y="0.1311in" svg:width="0.4165in" svg:height="0.1083in" draw:z-index="26"><draw:image xlink:href="Pictures/10000001000000320000000DE9C2C0A9.png" xlink:type="simple" xlink:show="embed" xlink:actuate="onLoad" draw:mime-type="image/png"/></draw:frame></text:p>
      <text:p text:style-name="P115"/>
      <text:p text:style-name="P287">Category: <text:span text:style-name="T11">Discrete User Control</text:span></text:p>
      <text:p text:style-name="P115"/>
      <text:p text:style-name="P287">The ToolBar control, typically docked to the top, bottom, left, or right sides, <text:span text:style-name="T113">contains one or more toolbar buttons, which are typically similarly sized, icon-based buttons arranged in a single row or column.</text:span></text:p>
      <text:p text:style-name="P287"/>
      <text:p text:style-name="P288">Text Attributes</text:p>
      <text:p text:style-name="P289">The following custom user attributes can be set for this control.</text:p>
      <text:list xml:id="list194104089818944" text:continue-list="list194104903184701" text:style-name="L14">
        <text:list-item>
          <text:p text:style-name="P290"><text:span text:style-name="T113">Dock</text:span><text:span text:style-name="T55">. </text:span><text:span text:style-name="T114">{Left|Top|Right|Bottom}</text:span><text:span text:style-name="T55">. </text:span><text:span text:style-name="T114">The area within the parent at which the control should be docked.</text:span></text:p>
        </text:list-item>
      </text:list>
      <text:p text:style-name="P291"/>
      <text:p text:style-name="P292">Visual Attributes</text:p>
      <text:p text:style-name="P293">The following <text:span text:style-name="T96">visual </text:span>attributes are transferred <text:span text:style-name="T96">from the drawing </text:span>to the resulting <text:span text:style-name="T97">target</text:span> control.</text:p>
      <text:list xml:id="list194105026964513" text:continue-list="list2928687581" text:style-name="L20">
        <text:list-item>
          <text:p text:style-name="P294">Item Button Icon.</text:p>
        </text:list-item>
      </text:list>
      <text:p text:style-name="P295"/>
      <text:p text:style-name="P295"/>
      <text:p text:style-name="P291"/>
      <text:p text:style-name="P296"/>
      <text:h text:style-name="Heading_20_3" text:outline-level="3"><text:span text:style-name="T100">Intents: </text:span>TrackBar</text:h>
      <text:p text:style-name="P115"><draw:frame draw:style-name="fr3" draw:name="Image28" text:anchor-type="char" svg:x="2.5874in" svg:y="0.1311in" svg:width="1.3252in" svg:height="0.1665in" draw:z-index="27"><draw:image xlink:href="Pictures/100000010000009F000000141E89DC1D.png" xlink:type="simple" xlink:show="embed" xlink:actuate="onLoad" draw:mime-type="image/png"/></draw:frame></text:p>
      <text:p text:style-name="P115"/>
      <text:p text:style-name="P297">Category: <text:span text:style-name="T11">Discrete User Control</text:span></text:p>
      <text:p text:style-name="P115"/>
      <text:p text:style-name="P297">The TrackBar control allows the user to set a value within a range between minimum and maximum values. The control can be displayed in horizontal (default) or vertical orientations.</text:p>
      <text:p text:style-name="P297"/>
      <text:p text:style-name="P298">Text Attributes</text:p>
      <text:p text:style-name="P299">The following custom user attributes can be set for this control.</text:p>
      <text:list xml:id="list194103642560109" text:continue-list="list194104089818944" text:style-name="L14">
        <text:list-item>
          <text:p text:style-name="P300"><text:span text:style-name="T125">Orientation</text:span><text:span text:style-name="T55">. </text:span><text:span text:style-name="T114">{</text:span><text:span text:style-name="T126">Horizontal|Vertical</text:span><text:span text:style-name="T114">}</text:span><text:span text:style-name="T55">. </text:span><text:span text:style-name="T126">The orientation of this control on its parent control</text:span><text:span text:style-name="T114">. </text:span><text:span text:style-name="T126">If this value is provided, it overrides the orientation of the visual object.</text:span></text:p>
        </text:list-item>
      </text:list>
      <text:p text:style-name="P301"/>
      <text:p text:style-name="P302">Visual Attributes</text:p>
      <text:p text:style-name="P303">The following <text:span text:style-name="T96">visual </text:span>attributes are transferred <text:span text:style-name="T96">from the drawing </text:span>to the resulting <text:span text:style-name="T97">target</text:span> control.</text:p>
      <text:list xml:id="list194105337789093" text:continue-list="list194105026964513" text:style-name="L20">
        <text:list-item>
          <text:p text:style-name="P304"><text:span text:style-name="T98">Control</text:span> location (x, y).</text:p>
        </text:list-item>
        <text:list-item>
          <text:p text:style-name="P305">Control orientation (horizontal, vertical).</text:p>
        </text:list-item>
        <text:list-item>
          <text:p text:style-name="P304"><text:span text:style-name="T98">Control</text:span> size (width, height).</text:p>
        </text:list-item>
      </text:list>
      <text:p text:style-name="P303"/>
      <text:p text:style-name="P303"/>
      <text:p text:style-name="P306"/>
      <text:h text:style-name="Heading_20_3" text:outline-level="3"><text:span text:style-name="T100">Intents: </text:span>TreeView</text:h>
      <text:p text:style-name="P115"><draw:frame draw:style-name="fr3" draw:name="Image29" text:anchor-type="char" svg:x="3.1374in" svg:y="0.1311in" svg:width="0.2252in" svg:height="0.3583in" draw:z-index="28"><draw:image xlink:href="Pictures/100000010000001B0000002B866FBCDD.png" xlink:type="simple" xlink:show="embed" xlink:actuate="onLoad" draw:mime-type="image/png"/></draw:frame></text:p>
      <text:p text:style-name="P115"/>
      <text:p text:style-name="P307">Category: <text:span text:style-name="T11">Discrete User Control</text:span></text:p>
      <text:p text:style-name="P115"/>
      <text:p text:style-name="P307">The TreeView <text:span text:style-name="T127">control </text:span>is a user interface element that displays data in a hierarchical structure, much like folders <text:span text:style-name="T127">and files </text:span>in a file explorer <text:span text:style-name="T127">application</text:span>. It’s perfect for organizing and navigating complex sets of related items.</text:p>
      <text:p text:style-name="P307"/>
      <text:p text:style-name="P308">Instructions</text:p>
      <text:p text:style-name="P309">Follow these steps to use the TreeView control.</text:p>
      <text:list text:style-name="L21">
        <text:list-item>
          <text:p text:style-name="P310">Draw a rectangle area on the canvas.</text:p>
        </text:list-item>
        <text:list-item>
          <text:p text:style-name="P310">In the <text:span text:style-name="T11">Object Properties</text:span> dialog, set the <text:span text:style-name="T11">ID</text:span> to the unique name for the control, like <text:span text:style-name="T11">trvMain</text:span>, for example. Press [Enter] to record the value.</text:p>
        </text:list-item>
        <text:list-item>
          <text:p text:style-name="P310">Set the <text:span text:style-name="T11">Label</text:span> to <text:span text:style-name="T11">TreeView</text:span>. Press [Enter] to record the value.</text:p>
        </text:list-item>
      </text:list>
      <text:p text:style-name="P309"/>
      <text:p text:style-name="P308">Pre-Loading Instructions</text:p>
      <text:p text:style-name="P309">Follow these steps if you wish to pre-load items to display in the tree when the form initializes.</text:p>
      <text:list text:style-name="L22">
        <text:list-item>
          <text:p text:style-name="P311">In the Layers dialog, create a new layer and set its label to the ID of the TreeView to represent. In the above example, the label of the new layer will be <text:span text:style-name="T11">trvMain</text:span>.</text:p>
        </text:list-item>
        <text:list-item>
          <text:p text:style-name="P311">Anywhere on the canvas, but usually within the area of the tree, drop a series of hierarchically arranged texts or image / text grouped items.</text:p>
        </text:list-item>
        <text:list-item>
          <text:p text:style-name="P311">If the nodes will have notable identifications, set the <text:span text:style-name="T11">ID</text:span>s of either the stand-alone texts or the groups containing the image and text combinations.</text:p>
        </text:list-item>
      </text:list>
      <text:p text:style-name="P309"/>
      <text:p text:style-name="P307"/>
      <text:p text:style-name="P312">Visual Attributes</text:p>
      <text:p text:style-name="P313">The following <text:span text:style-name="T96">visual </text:span>attributes are transferred <text:span text:style-name="T96">from the drawing </text:span>to the resulting <text:span text:style-name="T97">target</text:span> control.</text:p>
      <text:list text:continue-list="list194105337789093" text:style-name="L20">
        <text:list-item>
          <text:p text:style-name="P314"><text:span text:style-name="T98">Control</text:span> location (x, y).</text:p>
        </text:list-item>
        <text:list-item>
          <text:p text:style-name="P314"><text:span text:style-name="T98">Control</text:span> size (width, height).</text:p>
        </text:list-item>
      </text:list>
      <text:p text:style-name="P313"/>
      <text:p text:style-name="P313"><text:soft-page-break/></text:p>
      <text:p text:style-name="P315"/>
      <text:h text:style-name="Heading_20_3" text:outline-level="3"><text:span text:style-name="T100">Intents: </text:span>UpDown</text:h>
      <text:p text:style-name="P115"><draw:frame draw:style-name="fr3" draw:name="Image30" text:anchor-type="char" svg:x="2.8791in" svg:y="0.1311in" svg:width="0.7417in" svg:height="0.2165in" draw:z-index="29"><draw:image xlink:href="Pictures/10000001000000590000001A13F15CD0.png" xlink:type="simple" xlink:show="embed" xlink:actuate="onLoad" draw:mime-type="image/png"/></draw:frame></text:p>
      <text:p text:style-name="P115"/>
      <text:p text:style-name="P316">Category: <text:span text:style-name="T11">Discrete User Control</text:span></text:p>
      <text:p text:style-name="P115"/>
      <text:p text:style-name="P115">The UpDown control lets users adjust a value by clicking up or down arrows, rather than typing it manually. It’s ideal for situations where you want to restrict input to a specific range or step size.</text:p>
      <text:p text:style-name="P115"/>
      <text:p text:style-name="P317">Text Attributes</text:p>
      <text:p text:style-name="P318">The following custom user attributes can be set for this control.</text:p>
      <text:list xml:id="list194104654713838" text:continue-list="list194103642560109" text:style-name="L14">
        <text:list-item>
          <text:p text:style-name="P319">MaxValue<text:span text:style-name="T55">. The maximum value allowed. Default is </text:span><text:span text:style-name="T108">100</text:span><text:span text:style-name="T55">.</text:span></text:p>
        </text:list-item>
        <text:list-item>
          <text:p text:style-name="P320"><text:span text:style-name="T128">MinValue</text:span><text:span text:style-name="T55">. </text:span><text:span text:style-name="T114">The </text:span><text:span text:style-name="T129">minimum value allowed</text:span><text:span text:style-name="T114">. </text:span><text:span text:style-name="T129">Default is 0.</text:span></text:p>
        </text:list-item>
        <text:list-item>
          <text:p text:style-name="P321"><text:span text:style-name="T11">Value</text:span>. The starting value at which to initialize the control. If this value is supplied, the visual text value will be overridden.</text:p>
        </text:list-item>
      </text:list>
      <text:p text:style-name="P322"/>
      <text:p text:style-name="P323">Visual Attributes</text:p>
      <text:p text:style-name="P324">The following <text:span text:style-name="T96">visual </text:span>attributes are transferred <text:span text:style-name="T96">from the drawing </text:span>to the resulting <text:span text:style-name="T97">target</text:span> control.</text:p>
      <text:list xml:id="list194104003693539" text:continue-list="list194104979662863" text:style-name="L12">
        <text:list-item>
          <text:p text:style-name="P325"><text:span text:style-name="T98">Control</text:span> background color.</text:p>
        </text:list-item>
        <text:list-item>
          <text:p text:style-name="P325"><text:span text:style-name="T98">Control</text:span> border color.</text:p>
        </text:list-item>
        <text:list-item>
          <text:p text:style-name="P325"><text:span text:style-name="T98">Control</text:span> corner radius.</text:p>
        </text:list-item>
        <text:list-item>
          <text:p text:style-name="P326"><text:span text:style-name="T98">Control</text:span> location (x, y).</text:p>
        </text:list-item>
        <text:list-item>
          <text:p text:style-name="P326"><text:span text:style-name="T98">Control</text:span> size (width, height).</text:p>
        </text:list-item>
        <text:list-item>
          <text:p text:style-name="P325">Text <text:span text:style-name="T99">font </text:span>color.</text:p>
        </text:list-item>
        <text:list-item>
          <text:p text:style-name="P325">Text font name.</text:p>
        </text:list-item>
        <text:list-item>
          <text:p text:style-name="P325">Text font size.</text:p>
        </text:list-item>
        <text:list-item>
          <text:p text:style-name="P327">Text font weight.</text:p>
        </text:list-item>
      </text:list>
      <text:p text:style-name="P324"/>
      <text:p text:style-name="P115"/>
      <text:p text:style-name="P133"/>
      <text:h text:style-name="Heading_20_3" text:outline-level="3"><text:span text:style-name="T100">Intents: </text:span>VerticalGrid</text:h>
      <text:p text:style-name="P115"><draw:frame draw:style-name="fr3" draw:name="Image31" text:anchor-type="char" svg:x="3.0417in" svg:y="0.1311in" svg:width="0.4165in" svg:height="0.4165in" draw:z-index="30"><draw:image xlink:href="Pictures/1000000100000032000000328A115307.png" xlink:type="simple" xlink:show="embed" xlink:actuate="onLoad" draw:mime-type="image/png"/></draw:frame></text:p>
      <text:p text:style-name="P115"/>
      <text:p text:style-name="P328">Category: <text:span text:style-name="T11">Layout Surface</text:span></text:p>
      <text:p text:style-name="P115"/>
      <text:p text:style-name="P329">The <text:span text:style-name="T130">Vertical</text:span>Grid control is used to fill the width of the parent by distributing it into the specified number of <text:span text:style-name="T130">rows</text:span>.</text:p>
      <text:p text:style-name="P329"/>
      <text:p text:style-name="P330">Visual Attributes</text:p>
      <text:p text:style-name="P331">The following <text:span text:style-name="T96">visual </text:span>attributes are transferred <text:span text:style-name="T96">from the drawing </text:span>to the resulting <text:span text:style-name="T97">target</text:span> control.</text:p>
      <text:list xml:id="list194104850639348" text:continue-numbering="true" text:style-name="L12">
        <text:list-item>
          <text:p text:style-name="P332"><text:span text:style-name="T98">Control</text:span> location (x, y).</text:p>
        </text:list-item>
        <text:list-item>
          <text:p text:style-name="P332"><text:span text:style-name="T98">Control</text:span> size (width, height).</text:p>
        </text:list-item>
      </text:list>
      <text:p text:style-name="P331"/>
      <text:p text:style-name="P115"/>
      <text:p text:style-name="P133"/>
      <text:h text:style-name="Heading_20_3" text:outline-level="3"><text:span text:style-name="T100">Intents: V</text:span>erticalScroll<text:span text:style-name="T105">Panel</text:span></text:h>
      <text:p text:style-name="P115"><draw:frame draw:style-name="fr3" draw:name="Image32" text:anchor-type="char" svg:x="3.0417in" svg:y="0.1311in" svg:width="0.4165in" svg:height="0.4165in" draw:z-index="31"><draw:image xlink:href="Pictures/100000010000003200000032485AFEA3.png" xlink:type="simple" xlink:show="embed" xlink:actuate="onLoad" draw:mime-type="image/png"/></draw:frame></text:p>
      <text:p text:style-name="P115"/>
      <text:p text:style-name="P328">Category: <text:span text:style-name="T11">Layout Surface</text:span></text:p>
      <text:p text:style-name="P115"/>
      <text:p text:style-name="P333">The <text:span text:style-name="T130">Vertical</text:span>ScrollPanel control <text:span text:style-name="T131">behaves as a vertical stack </text:span><text:span text:style-name="T106">panel </text:span><text:span text:style-name="T131">whose </text:span><text:span text:style-name="T106">height is limited.</text:span> Optionally, when the child control is <text:span text:style-name="T130">shorter</text:span> than the <text:span text:style-name="T130">height</text:span> of the scroll panel, no scroll bar is shown. The range of the scroll bar is adjusted automatically according to the difference in <text:span text:style-name="T130">heights</text:span> between the scroll panel window and the child control.</text:p>
      <text:p text:style-name="P333"/>
      <text:p text:style-name="P334">Instructions</text:p>
      <text:p text:style-name="P335">Follow these steps to define the vertical scroll panel.</text:p>
      <text:list text:style-name="L23">
        <text:list-item>
          <text:p text:style-name="P336">Draw a rectangle onto the canvas.</text:p>
        </text:list-item>
        <text:list-item>
          <text:p text:style-name="P336">In the <text:span text:style-name="T11">Object Properties</text:span> dialog, set the <text:span text:style-name="T11">ID</text:span> of the object, then press [Enter] to record the new value.</text:p>
        </text:list-item>
        <text:list-item>
          <text:p text:style-name="P336">Set the <text:span text:style-name="T11">Label</text:span> of the new object to <text:span text:style-name="T11">VerticalScrollPanel</text:span>. Press [Enter] to record the new value.</text:p>
        </text:list-item>
      </text:list>
      <text:p text:style-name="P337"/>
      <text:p text:style-name="P338">Preloading Instructions</text:p>
      <text:p text:style-name="P339">Since this control's content can potentially extend far beyond the top and bottom of its viewport, the technique for loading items can either follow a standard panel-on-panel approach, where you can drop child shapes directly over the <text:span text:style-name="T132">base control, or you can create a separate layer whose label is set to the ID of this control. </text:span>Follow these steps to preload the control with child controls <text:span text:style-name="T132">on a separate layer</text:span>.</text:p>
      <text:list text:style-name="L24">
        <text:list-item>
          <text:p text:style-name="P340">In this example, the <text:span text:style-name="T11">ID</text:span> of the <text:span text:style-name="T11">VerticalScollPanel</text:span> will be <text:span text:style-name="T11">scrollMain</text:span>.</text:p>
        </text:list-item>
        <text:list-item>
          <text:p text:style-name="P341">In the <text:span text:style-name="T11">Layers</text:span> dialog, create a new layer and set its label to <text:span text:style-name="T11">scrollMain</text:span>.</text:p>
        </text:list-item>
        <text:list-item>
          <text:p text:style-name="P341">Drop child shapes to be displayed onto the new layer.</text:p>
        </text:list-item>
      </text:list>
      <text:p text:style-name="P342"/>
      <text:p text:style-name="P339"/>
      <text:p text:style-name="P333"/>
      <text:p text:style-name="P330">Visual Attributes</text:p>
      <text:p text:style-name="P331">The following <text:span text:style-name="T96">visual </text:span>attributes are transferred <text:span text:style-name="T96">from the drawing </text:span>to the resulting <text:span text:style-name="T97">target</text:span> control.</text:p>
      <text:list xml:id="list194103724545041" text:continue-list="list194104850639348" text:style-name="L12">
        <text:list-item>
          <text:p text:style-name="P332"><text:soft-page-break/><text:span text:style-name="T98">Control</text:span> location (x, y).</text:p>
        </text:list-item>
        <text:list-item>
          <text:p text:style-name="P332"><text:span text:style-name="T98">Control</text:span> size (width, height).</text:p>
        </text:list-item>
      </text:list>
      <text:p text:style-name="P331"/>
      <text:p text:style-name="P331"/>
      <text:p text:style-name="P343"/>
      <text:h text:style-name="Heading_20_3" text:outline-level="3"><text:span text:style-name="T100">Intents: </text:span>VerticalStackPanel</text:h>
      <text:p text:style-name="P115"><draw:frame draw:style-name="fr3" draw:name="Image33" text:anchor-type="char" svg:x="3.1709in" svg:y="0.1311in" svg:width="0.1583in" svg:height="0.2752in" draw:z-index="32"><draw:image xlink:href="Pictures/1000000100000013000000218C4233E3.png" xlink:type="simple" xlink:show="embed" xlink:actuate="onLoad" draw:mime-type="image/png"/></draw:frame></text:p>
      <text:p text:style-name="P115"/>
      <text:p text:style-name="P328">Category: <text:span text:style-name="T11">Layout Surface</text:span></text:p>
      <text:p text:style-name="P115"/>
      <text:p text:style-name="P344">The <text:span text:style-name="T130">Vertical</text:span>StackPanel control is a container for one or more other controls that will be distributed <text:span text:style-name="T130">vertically</text:span> across the display according to the <text:span text:style-name="T130">heights</text:span> of each of the child controls.</text:p>
      <text:p text:style-name="P344"/>
      <text:p text:style-name="P345">Text Attributes</text:p>
      <text:p text:style-name="P346">The following custom user attributes can be set for this control.</text:p>
      <text:list text:continue-list="list194104654713838" text:style-name="L14">
        <text:list-item>
          <text:p text:style-name="P347"><text:span text:style-name="T133">Rows</text:span><text:span text:style-name="T55">. </text:span><text:span text:style-name="T108">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span></text:p>
        </text:list-item>
      </text:list>
      <text:p text:style-name="P348"><text:span text:style-name="T129"/></text:p>
      <text:p text:style-name="P330">Visual Attributes</text:p>
      <text:p text:style-name="P331">The following <text:span text:style-name="T96">visual </text:span>attributes are transferred <text:span text:style-name="T96">from the drawing </text:span>to the resulting <text:span text:style-name="T97">target</text:span> control.</text:p>
      <text:list text:continue-list="list194103724545041" text:style-name="L12">
        <text:list-item>
          <text:p text:style-name="P332"><text:span text:style-name="T98">Control</text:span> location (x, y).</text:p>
        </text:list-item>
        <text:list-item>
          <text:p text:style-name="P332"><text:span text:style-name="T98">Control</text:span> size (width, height).</text:p>
        </text:list-item>
      </text:list>
      <text:p text:style-name="P331"/>
      <text:p text:style-name="P115"/>
      <text:p text:style-name="P115"/>
      <text:p text:style-name="P115"/>
      <text:h text:style-name="P349" text:outline-level="1"><text:span text:style-name="T134">Strict Declarative Structure </text:span><text:span text:style-name="T31">Strategy</text:span></text:h>
      <text:p text:style-name="P32">(This section is currently in early construction)</text:p>
      <text:p text:style-name="P350">To prepare the source SVG file for conversion, <text:span text:style-name="T135">the individual in the art translator role must assign associations identifying purpose and settings to </text:span>each <text:span text:style-name="T135">atomic </text:span>element.</text:p>
      <text:p text:style-name="P350">For example a group containing three icon images might need to be interpreted as a Horizontal StackPanel containing three Button objects, or it could be a CommandBar with AppBarButton objects. Although the visuals could be very similar, the purpose and implementation of the two could also be very different.</text:p>
      <text:p text:style-name="P350">The following sections describe the <text:span text:style-name="T136">steps and references used while translating the original file.</text:span></text:p>
      <text:p text:style-name="P350"/>
      <text:h text:style-name="P351" text:outline-level="2">Containerize the Contents</text:h>
      <text:p text:style-name="P352">Each of the visual elements on the canvas need<text:span text:style-name="T137">s</text:span> to be grouped into <text:span text:style-name="T137">a type of container that is conducive to the element in use.</text:span></text:p>
      <text:p text:style-name="P353">Beginning at the most specific elements <text:span text:style-name="T135">and working outward</text:span>, group items and define the purposes of those groups as described in the <text:span text:style-name="T11">Attribute Reference</text:span> section below.</text:p>
      <text:p text:style-name="P354">As the orientations and the usage of space changes, you can work your way up through the areas. When you reach the outermost object at the base level, its NodeType will generally be Window. In that case, use the control prefix attribute to set the Title property to whatever text should be displayed as soon as the form opens.</text:p>
      <text:p text:style-name="P355">To reiterate an earlier objective, make sure you don't change any visual aspects of the design in the process of preparing it.</text:p>
      <text:p text:style-name="P354"/>
      <text:h text:style-name="P356" text:outline-level="2">Attribute Reference</text:h>
      <text:p text:style-name="P353">Following are the common attributes, their meanings, intentions, and contexts. Every object on the canvas needs one or more of these attributes or warnings will be issued from the file converter.</text:p>
      <text:p text:style-name="P357"/>
      <text:h text:style-name="P358" text:outline-level="3">control:{PropertyName}</text:h>
      <table:table table:name="Table8" table:style-name="Table8">
        <table:table-column table:style-name="Table8.A"/>
        <table:table-column table:style-name="Table8.B"/>
        <table:table-row>
          <table:table-cell table:style-name="Table8.A1" office:value-type="string">
            <text:p text:style-name="P359">Required:</text:p>
          </table:table-cell>
          <table:table-cell table:style-name="Table8.A1" office:value-type="string">
            <text:p text:style-name="P359">No</text:p>
          </table:table-cell>
        </table:table-row>
        <table:table-row>
          <table:table-cell table:style-name="Table8.A1" office:value-type="string">
            <text:p text:style-name="P360">Type:</text:p>
          </table:table-cell>
          <table:table-cell table:style-name="Table8.A1" office:value-type="string">
            <text:p text:style-name="P360">String</text:p>
          </table:table-cell>
        </table:table-row>
        <table:table-row>
          <table:table-cell table:style-name="Table8.A1" office:value-type="string">
            <text:p text:style-name="P360"><text:span text:style-name="T138">Values</text:span>:</text:p>
          </table:table-cell>
          <table:table-cell table:style-name="Table8.A1" office:value-type="string">
            <text:p text:style-name="P361">(<text:span text:style-name="T139">context appropriate</text:span>)</text:p>
          </table:table-cell>
        </table:table-row>
        <table:table-row>
          <table:table-cell table:style-name="Table8.A1" office:value-type="string">
            <text:p text:style-name="P360">Targets:</text:p>
          </table:table-cell>
          <table:table-cell table:style-name="Table8.A1" office:value-type="string">
            <text:p text:style-name="P360">All</text:p>
          </table:table-cell>
        </table:table-row>
      </table:table>
      <text:p text:style-name="P362"/>
      <text:p text:style-name="P363"><text:soft-page-break/><text:span text:style-name="T139">This attribute is used to set the value of the {PropertyName} property of the associated control</text:span>. <text:span text:style-name="T139">For example, if NodeType = "Window" and you wish to set the Title property to "My Form", then control:Title = "My Form" will accomplish that </text:span><text:span text:style-name="T140">task</text:span><text:span text:style-name="T139">.</text:span></text:p>
      <text:p text:style-name="P364">In this version, <text:span text:style-name="T140">n</text:span>o checking is <text:span text:style-name="T140">performed</text:span> to verify that the value is within a correct range, so you should always make sure to specify a valid value the target is known to accept.</text:p>
      <text:p text:style-name="P357"/>
      <text:h text:style-name="P365" text:outline-level="3">Height</text:h>
      <table:table table:name="Table10" table:style-name="Table10">
        <table:table-column table:style-name="Table10.A"/>
        <table:table-column table:style-name="Table10.B"/>
        <table:table-row>
          <table:table-cell table:style-name="Table10.A1" office:value-type="string">
            <text:p text:style-name="P359">Required:</text:p>
          </table:table-cell>
          <table:table-cell table:style-name="Table10.A1" office:value-type="string">
            <text:p text:style-name="P359">No</text:p>
          </table:table-cell>
        </table:table-row>
        <table:table-row>
          <table:table-cell table:style-name="Table10.A1" office:value-type="string">
            <text:p text:style-name="P360">Type:</text:p>
          </table:table-cell>
          <table:table-cell table:style-name="Table10.A1" office:value-type="string">
            <text:p text:style-name="P360">String</text:p>
          </table:table-cell>
        </table:table-row>
        <table:table-row>
          <table:table-cell table:style-name="Table10.A1" office:value-type="string">
            <text:p text:style-name="P360"><text:span text:style-name="T138">Values</text:span>:</text:p>
          </table:table-cell>
          <table:table-cell table:style-name="Table10.A1" office:value-type="string">
            <text:p text:style-name="P361"><text:span text:style-name="T140">{</text:span>numbe<text:span text:style-name="T140">r}[{</text:span>unit<text:span text:style-name="T140">}]</text:span>, Expand, Shrink</text:p>
          </table:table-cell>
        </table:table-row>
        <table:table-row>
          <table:table-cell table:style-name="Table10.A1" office:value-type="string">
            <text:p text:style-name="P360">Targets:</text:p>
          </table:table-cell>
          <table:table-cell table:style-name="Table10.A1" office:value-type="string">
            <text:p text:style-name="P360">All</text:p>
          </table:table-cell>
        </table:table-row>
      </table:table>
      <text:p text:style-name="P362"/>
      <text:p text:style-name="P363">When set to the specified number and unit, the height of the object will be set to allocate as much of that setting as possible. When set to <text:span text:style-name="T11">Expand</text:span>, the height of the object will attempt to take up available space. When set to <text:span text:style-name="T11">Shrink</text:span>, the height of the object will attempt to collapse to its smallest practical height, including padding and margins.</text:p>
      <text:p text:style-name="P357"/>
      <text:h text:style-name="P366" text:outline-level="3">Id</text:h>
      <table:table table:name="Table4" table:style-name="Table4">
        <table:table-column table:style-name="Table4.A"/>
        <table:table-column table:style-name="Table4.B"/>
        <table:table-row>
          <table:table-cell table:style-name="Table4.A1" office:value-type="string">
            <text:p text:style-name="P359">Required:</text:p>
          </table:table-cell>
          <table:table-cell table:style-name="Table4.A1" office:value-type="string">
            <text:p text:style-name="P359">Yes</text:p>
          </table:table-cell>
        </table:table-row>
        <table:table-row>
          <table:table-cell table:style-name="Table4.A1" office:value-type="string">
            <text:p text:style-name="P360">Type:</text:p>
          </table:table-cell>
          <table:table-cell table:style-name="Table4.A1" office:value-type="string">
            <text:p text:style-name="P360">String, Built-In</text:p>
          </table:table-cell>
        </table:table-row>
        <table:table-row>
          <table:table-cell table:style-name="Table4.A1" office:value-type="string">
            <text:p text:style-name="P360">Default:</text:p>
          </table:table-cell>
          <table:table-cell table:style-name="Table4.A1" office:value-type="string">
            <text:p text:style-name="P360">(Automatically Named)</text:p>
          </table:table-cell>
        </table:table-row>
        <table:table-row>
          <table:table-cell table:style-name="Table4.A1" office:value-type="string">
            <text:p text:style-name="P360">Targets:</text:p>
          </table:table-cell>
          <table:table-cell table:style-name="Table4.A1" office:value-type="string">
            <text:p text:style-name="P360">All</text:p>
          </table:table-cell>
        </table:table-row>
      </table:table>
      <text:p text:style-name="P367"/>
      <text:p text:style-name="P367">The built-in Id attribute is present on every SVG node, and unique within the document. If not used, it will be set automatically.</text:p>
      <text:p text:style-name="P367"/>
      <text:h text:style-name="P366" text:outline-level="3">NodeType</text:h>
      <table:table table:name="Table5" table:style-name="Table5">
        <table:table-column table:style-name="Table5.A"/>
        <table:table-column table:style-name="Table5.B"/>
        <table:table-row>
          <table:table-cell table:style-name="Table5.A1" office:value-type="string">
            <text:p text:style-name="P359">Required:</text:p>
          </table:table-cell>
          <table:table-cell table:style-name="Table5.A1" office:value-type="string">
            <text:p text:style-name="P359">No</text:p>
          </table:table-cell>
        </table:table-row>
        <table:table-row>
          <table:table-cell table:style-name="Table5.A1" office:value-type="string">
            <text:p text:style-name="P360">Type:</text:p>
          </table:table-cell>
          <table:table-cell table:style-name="Table5.A1" office:value-type="string">
            <text:p text:style-name="P360">String, tag name<text:soft-page-break/></text:p>
          </table:table-cell>
        </table:table-row>
        <table:table-row>
          <table:table-cell table:style-name="Table5.A1" office:value-type="string">
            <text:p text:style-name="P360">Default:</text:p>
          </table:table-cell>
          <table:table-cell table:style-name="Table5.A1" office:value-type="string">
            <text:p text:style-name="P360">Panel</text:p>
          </table:table-cell>
        </table:table-row>
        <table:table-row>
          <table:table-cell table:style-name="Table5.A1" office:value-type="string">
            <text:p text:style-name="P360">Targets:</text:p>
          </table:table-cell>
          <table:table-cell table:style-name="Table5.A1" office:value-type="string">
            <text:p text:style-name="P360">All</text:p>
          </table:table-cell>
        </table:table-row>
      </table:table>
      <text:p text:style-name="P362"/>
      <text:p text:style-name="P367">Every visual element and its grouping structures need a NodeType attribute that identify the <text:span text:style-name="T141">tag name of the element.</text:span></text:p>
      <text:p text:style-name="P368">Whether or not, <text:span text:style-name="T140">as well as</text:span> how, certain child objects are converted are all partially <text:span text:style-name="T138">determined by</text:span> the tag name provided here.</text:p>
      <text:p text:style-name="P369">Check the sheets [Sv<text:span text:style-name="T140">gTools</text:span>Worksheet.ods.WinUI3Controls] and [ SvgTo<text:span text:style-name="T140">ols</text:span>Worksheet.ods.WinUI3Tags] for non-comprehensive list<text:span text:style-name="T140">s</text:span> of available tag names.</text:p>
      <text:p text:style-name="P369"/>
      <text:h text:style-name="P366" text:outline-level="3">Role</text:h>
      <table:table table:name="Table6" table:style-name="Table6">
        <table:table-column table:style-name="Table6.A"/>
        <table:table-column table:style-name="Table6.B"/>
        <table:table-row>
          <table:table-cell table:style-name="Table6.A1" office:value-type="string">
            <text:p text:style-name="P359">Required:</text:p>
          </table:table-cell>
          <table:table-cell table:style-name="Table6.A1" office:value-type="string">
            <text:p text:style-name="P359">No</text:p>
          </table:table-cell>
        </table:table-row>
        <table:table-row>
          <table:table-cell table:style-name="Table6.A1" office:value-type="string">
            <text:p text:style-name="P360">Type:</text:p>
          </table:table-cell>
          <table:table-cell table:style-name="Table6.A1" office:value-type="string">
            <text:p text:style-name="P360">String</text:p>
          </table:table-cell>
        </table:table-row>
        <table:table-row>
          <table:table-cell table:style-name="Table6.A1" office:value-type="string">
            <text:p text:style-name="P360"><text:span text:style-name="T138">Values</text:span>:</text:p>
          </table:table-cell>
          <table:table-cell table:style-name="Table6.A1" office:value-type="string">
            <text:p text:style-name="P359">background-color, height, <text:span text:style-name="T142">object-information, </text:span>width</text:p>
          </table:table-cell>
        </table:table-row>
        <table:table-row>
          <table:table-cell table:style-name="Table6.A1" office:value-type="string">
            <text:p text:style-name="P360">Targets:</text:p>
          </table:table-cell>
          <table:table-cell table:style-name="Table6.A1" office:value-type="string">
            <text:p text:style-name="P360">All</text:p>
          </table:table-cell>
        </table:table-row>
      </table:table>
      <text:p text:style-name="P370"/>
      <text:p text:style-name="P370">The role of this element on the form.</text:p>
      <text:p text:style-name="P370"/>
      <text:p text:style-name="P370"><text:span text:style-name="T11">background-color</text:span>. When this object is marked as having the background color role, the background color of the current control is set from this object.</text:p>
      <text:p text:style-name="P371"><text:span text:style-name="T11">height</text:span>. When marked as having the height role, the height of the current control is set from this object.</text:p>
      <text:p text:style-name="P372"><text:span text:style-name="T11">object-information</text:span>. When this role is selected for an element, the other common attributes for the parent group can be found in this object, like control:{PropertyName}, NodeType, Skip, and others. This role is primarily used within an element of a symbol, whose outer attributes are stripped by certain editors when the object is added to the library.</text:p>
      <text:p text:style-name="P367"><text:span text:style-name="T143">width</text:span>. When marked as having the <text:span text:style-name="T144">width</text:span> role, the <text:span text:style-name="T144">width</text:span> of the current control is set from this object.<text:line-break/></text:p>
      <text:p text:style-name="P367"><text:soft-page-break/></text:p>
      <text:h text:style-name="P365" text:outline-level="3">Skip</text:h>
      <table:table table:name="Table9" table:style-name="Table9">
        <table:table-column table:style-name="Table9.A"/>
        <table:table-column table:style-name="Table9.B"/>
        <table:table-row>
          <table:table-cell table:style-name="Table9.A1" office:value-type="string">
            <text:p text:style-name="P359">Required:</text:p>
          </table:table-cell>
          <table:table-cell table:style-name="Table9.A1" office:value-type="string">
            <text:p text:style-name="P359">No</text:p>
          </table:table-cell>
        </table:table-row>
        <table:table-row>
          <table:table-cell table:style-name="Table9.A1" office:value-type="string">
            <text:p text:style-name="P360">Type:</text:p>
          </table:table-cell>
          <table:table-cell table:style-name="Table9.A1" office:value-type="string">
            <text:p text:style-name="P373">Boolean</text:p>
          </table:table-cell>
        </table:table-row>
        <table:table-row>
          <table:table-cell table:style-name="Table9.A1" office:value-type="string">
            <text:p text:style-name="P360"><text:span text:style-name="T138">Values</text:span>:</text:p>
          </table:table-cell>
          <table:table-cell table:style-name="Table9.A1" office:value-type="string">
            <text:p text:style-name="P373">Yes, No, 1, 0, True, False</text:p>
          </table:table-cell>
        </table:table-row>
        <table:table-row>
          <table:table-cell table:style-name="Table9.A1" office:value-type="string">
            <text:p text:style-name="P360">Targets:</text:p>
          </table:table-cell>
          <table:table-cell table:style-name="Table9.A1" office:value-type="string">
            <text:p text:style-name="P360">All</text:p>
          </table:table-cell>
        </table:table-row>
      </table:table>
      <text:p text:style-name="P370"/>
      <text:p text:style-name="P370"><text:span text:style-name="T145">Value indicating whether to skip this item in conversion</text:span>. <text:span text:style-name="T145">This is typically used when an element is present for effect or example only and will not be a part of the UI.</text:span></text:p>
      <text:p text:style-name="P362"/>
      <text:h text:style-name="P366" text:outline-level="3">Width</text:h>
      <table:table table:name="Table7" table:style-name="Table7">
        <table:table-column table:style-name="Table7.A"/>
        <table:table-column table:style-name="Table7.B"/>
        <table:table-row>
          <table:table-cell table:style-name="Table7.A1" office:value-type="string">
            <text:p text:style-name="P359">Required:</text:p>
          </table:table-cell>
          <table:table-cell table:style-name="Table7.A1" office:value-type="string">
            <text:p text:style-name="P359">No</text:p>
          </table:table-cell>
        </table:table-row>
        <table:table-row>
          <table:table-cell table:style-name="Table7.A1" office:value-type="string">
            <text:p text:style-name="P360">Type:</text:p>
          </table:table-cell>
          <table:table-cell table:style-name="Table7.A1" office:value-type="string">
            <text:p text:style-name="P360">String</text:p>
          </table:table-cell>
        </table:table-row>
        <table:table-row>
          <table:table-cell table:style-name="Table7.A1" office:value-type="string">
            <text:p text:style-name="P360"><text:span text:style-name="T138">Values</text:span>:</text:p>
          </table:table-cell>
          <table:table-cell table:style-name="Table7.A1" office:value-type="string">
            <text:p text:style-name="P361"><text:span text:style-name="T146">{</text:span>number<text:span text:style-name="T146">}[{</text:span>unit<text:span text:style-name="T146">}]</text:span>, Expand, Shrink</text:p>
          </table:table-cell>
        </table:table-row>
        <table:table-row>
          <table:table-cell table:style-name="Table7.A1" office:value-type="string">
            <text:p text:style-name="P360">Targets:</text:p>
          </table:table-cell>
          <table:table-cell table:style-name="Table7.A1" office:value-type="string">
            <text:p text:style-name="P360">All</text:p>
          </table:table-cell>
        </table:table-row>
      </table:table>
      <text:p text:style-name="P362"/>
      <text:p text:style-name="P363">When set to the specified number and unit, the width of the object will be set to allocate as much of that setting as possible. When set to <text:span text:style-name="T11">Expand</text:span>, the width of the object will attempt to take up available space. When set to <text:span text:style-name="T11">Shrink</text:span>, the width of the object will attempt to collapse to its smallest practical width, including padding and margins.</text:p>
      <text:p text:style-name="P357"/>
      <text:p text:style-name="P357"/>
      <table:table table:name="SVGAttributeReferences" table:style-name="SVGAttributeReferences">
        <table:table-column table:style-name="SVGAttributeReferences.A" table:number-columns-repeated="5"/>
        <table:table-column table:style-name="SVGAttributeReferences.F"/>
        <table:table-header-rows>
          <table:table-row>
            <table:table-cell table:style-name="SVGAttributeReferences.A1" office:value-type="string">
              <text:p text:style-name="P374">Name</text:p>
            </table:table-cell>
            <table:table-cell table:style-name="SVGAttributeReferences.A1" office:value-type="string">
              <text:p text:style-name="P374">Type</text:p>
            </table:table-cell>
            <table:table-cell table:style-name="SVGAttributeReferences.A1" office:value-type="string">
              <text:p text:style-name="P374">Values</text:p>
            </table:table-cell>
            <table:table-cell table:style-name="SVGAttributeReferences.A1" office:value-type="string">
              <text:p text:style-name="P374">Default</text:p>
            </table:table-cell>
            <table:table-cell table:style-name="SVGAttributeReferences.A1" office:value-type="string">
              <text:p text:style-name="P374">Targets</text:p>
            </table:table-cell>
            <table:table-cell table:style-name="SVGAttributeReferences.A1" office:value-type="string">
              <text:p text:style-name="P374">Description</text:p>
            </table:table-cell>
          </table:table-row>
        </table:table-header-rows>
        <table:table-row>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cell table:style-name="SVGAttributeReferences.A1" office:value-type="string">
            <text:p text:style-name="P375"/>
          </table:table-cell>
        </table:table-row>
      </table:table>
      <text:p text:style-name="P357"/>
      <text:p text:style-name="P357"/>
      <text:p text:style-name="P32"/>
      <text:p text:style-name="P32"/>
      <text:p text:style-name="P32"><text:soft-page-break/></text:p>
      <text:p text:style-name="P32"/>
      <text:h text:style-name="P376" text:outline-level="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 Light" svg:font-family="'Calibri Light'" style:font-family-generic="swiss" style:font-pitch="variable"/>
    <style:font-face style:name="Consolas" svg:font-family="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system" style:font-pitch="variable"/>
    <style:font-face style:name="OpenSymbol" svg:font-family="OpenSymbol" style:font-charset="x-symbol"/>
    <style:font-face style:name="Roboto" svg:font-family="Roboto" style:font-adornments="Regular" style:font-pitch="variable"/>
    <style:font-face style:name="Roboto Light" svg:font-family="'Roboto Light'" style:font-adornments="Regular"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hyphenation-keep="auto" loext:hyphenation-keep-type="column" loext:hyphenation-keep-line="false"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fo:hyphenation-keep="auto" loext:hyphenation-keep-type="column" loext:hyphenation-keep-line="false" style:page-number="auto"/>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Roboto Light" fo:font-family="'Roboto Light'" style:font-style-name="Regular" style:font-pitch="variable" fo:font-size="14pt" fo:font-weight="250"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1665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6pt" fo:font-weight="250"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028in" fo:margin-bottom="0in" style:contextual-spacing="false" fo:keep-together="always" fo:hyphenation-ladder-count="no-limit" fo:hyphenation-keep="auto" loext:hyphenation-keep-type="column" loext:hyphenation-keep-line="false" fo:keep-with-next="always"/>
      <style:text-properties fo:color="#0f4761" loext:opacity="100%" style:font-name="Roboto Light" fo:font-family="'Roboto Light'" style:font-style-name="Regular" style:font-pitch="variable" fo:font-size="13pt" fo:font-weight="250"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028in" fo:margin-bottom="0in" style:contextual-spacing="false" fo:keep-together="always" fo:hyphenation-ladder-count="no-limit" fo:hyphenation-keep="auto" loext:hyphenation-keep-type="column" loext:hyphenation-keep-line="false" fo:padding="0.0201in" fo:border-left="none" fo:border-right="none" fo:border-top="none" fo:border-bottom="0.06pt solid #999999" fo:keep-with-next="always"/>
      <style:text-properties fo:color="#0f4761" loext:opacity="100%" style:font-name="Roboto Light" fo:font-family="'Roboto Light'" style:font-style-name="Regular" style:font-pitch="variable" fo:font-size="12pt" fo:font-weight="250"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Roboto" fo:font-family="Roboto" style:font-style-name="Regular" style:font-pitch="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in" style:contextual-spacing="true" fo:line-height="100%" fo:hyphenation-ladder-count="no-limit" fo:hyphenation-keep="auto" loext:hyphenation-keep-type="column" loext:hyphenation-keep-line="false"/>
      <style:text-properties style:font-name="Roboto Light" fo:font-family="'Roboto Light'" style:font-style-name="Regular" style:font-pitch="variable" fo:font-size="28pt" fo:letter-spacing="-0.0071in" fo:font-weight="250"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Addressee" style:family="paragraph" style:parent-style-name="Standard" style:class="extra">
      <style:paragraph-properties fo:margin-top="0in" fo:margin-bottom="0.0417in" style:contextual-spacing="false"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style:contextual-spacing="false" text:number-lines="false" text:line-number="0"/>
    </style:style>
    <style:style style:name="Signature" style:family="paragraph" style:parent-style-name="Standard" style:class="text">
      <style:paragraph-properties text:number-lines="false" text:line-number="0"/>
    </style:style>
    <style:style style:name="List" style:family="paragraph" style:parent-style-name="Text_20_body" style:class="list"/>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title>DocumentTemplate</dc:title>
    <dc:description/>
    <dc:subject/>
    <meta:creation-date>2025-08-25T09:18:42.952882200</meta:creation-date>
    <meta:editing-cycles>130</meta:editing-cycles>
    <meta:editing-duration>P1DT1H40M59S</meta:editing-duration>
    <dc:date>2025-10-10T19:41:02.777206900</dc:date>
    <meta:document-statistic meta:table-count="10" meta:image-count="33" meta:object-count="1" meta:page-count="62" meta:paragraph-count="752" meta:word-count="11066" meta:character-count="68678" meta:non-whitespace-character-count="58534"/>
    <meta:user-defined meta:name="ContentTypeId">0x010100D4EFF98D9B00D844A68A9938ECBB5459</meta:user-defined>
    <meta:user-defined meta:name="MediaServiceImageTags"/>
    <meta:template xlink:type="simple" xlink:actuate="onRequest" xlink:title="DocumentTemplate" xlink:href="../../../../../../../Users/Daniel/AppData/Roaming/LibreOffice/4/user/template/DocumentTemplate.ott" meta:date="2025-08-25T09:18:42.355000300"/>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138in"/>
    </style:style>
    <style:style style:name="co3" style:family="table-column">
      <style:table-column-properties fo:break-before="auto" style:column-width="2.1028in"/>
    </style:style>
    <style:style style:name="co4" style:family="table-column">
      <style:table-column-properties fo:break-before="auto" style:column-width="2.1835in"/>
    </style:style>
    <style:style style:name="co5" style:family="table-column">
      <style:table-column-properties fo:break-before="auto" style:column-width="5.0457in"/>
    </style:style>
    <style:style style:name="ro1" style:family="table-row">
      <style:table-row-properties style:row-height="0.2193in" fo:break-before="auto" style:use-optimal-row-height="true"/>
    </style:style>
    <style:style style:name="ro2" style:family="table-row">
      <style:table-row-properties style:row-height="1.4555in" fo:break-before="auto" style:use-optimal-row-height="true"/>
    </style:style>
    <style:style style:name="ro3" style:family="table-row">
      <style:table-row-properties style:row-height="0.2256in" fo:break-before="auto" style:use-optimal-row-height="true"/>
    </style:style>
    <style:style style:name="ro4" style:family="table-row">
      <style:table-row-properties style:row-height="0.4016in" fo:break-before="auto" style:use-optimal-row-height="true"/>
    </style:style>
    <style:style style:name="ro5" style:family="table-row">
      <style:table-row-properties style:row-height="0.5772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vertical-align="top"/>
    </style:style>
    <style:style style:name="ce2" style:family="table-cell" style:parent-style-name="Default">
      <style:table-cell-properties fo:wrap-option="wrap" fo:border="0.74pt solid #000000" style:vertical-align="top"/>
    </style:style>
    <style:style style:name="ce3"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ce6" style:family="table-cell" style:parent-style-name="Default">
      <style:table-cell-properties fo:border="0.74pt solid #000000" style:vertical-align="top"/>
    </style:style>
    <style:style style:name="ce7" style:family="table-cell" style:parent-style-name="Default">
      <style:table-cell-properties fo:wrap-option="wrap" fo:border="0.74pt solid #000000" style:vertical-align="top"/>
    </style:style>
    <style:style style:name="ce8" style:family="table-cell" style:parent-style-name="Default">
      <style:table-cell-properties fo:wrap-option="wrap" fo:border="0.74pt solid #000000" style:vertical-align="top"/>
      <style:text-properties style:use-window-font-color="true" style:font-name="Roboto1" style:font-name-asian="Calibri1" style:font-size-asian="6.80000019073486pt" style:language-asian="en" style:country-asian="US" style:font-name-complex="Roboto1" style:font-size-complex="11pt" style:language-complex="en" style:country-complex="US"/>
    </style:style>
    <style:style style:name="T1" style:family="text">
      <style:text-properties fo:font-size="11pt" fo:language="en" fo:country="US" fo:font-weight="normal" style:letter-kerning="true" style:language-asian="en" style:country-asian="US" style:font-weight-asian="normal" style:language-complex="en" style:country-complex="US" style:font-weight-complex="normal"/>
    </style:style>
    <style:style style:name="T2" style:family="text">
      <style:text-properties fo:font-size="11pt" fo:font-weight="normal" style:letter-kerning="true" fo:language="en" fo:country="US" style:language-asian="en" style:country-asian="US" style:language-complex="en" style:country-complex="US" style:font-weight-asian="normal" style:font-weight-complex="normal"/>
    </style:style>
  </office:automatic-styles>
  <office:body>
    <office:spreadsheet>
      <table:calculation-settings table:case-sensitive="false" table:automatic-find-labels="false" table:use-regular-expressions="false" table:use-wildcards="true"/>
      <table:table table:name="ImpliedDesignUserAttributes"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7"/>
        <table:table-row table:style-name="ro1">
          <table:table-cell office:value-type="string" calcext:value-type="string">
            <text:p>Name</text:p>
          </table:table-cell>
          <table:table-cell office:value-type="string" calcext:value-type="string">
            <text:p>Alias</text:p>
          </table:table-cell>
          <table:table-cell office:value-type="string" calcext:value-type="string">
            <text:p>Visual</text:p>
          </table:table-cell>
          <table:table-cell office:value-type="string" calcext:value-type="string">
            <text:p>Type / Values</text:p>
          </table:table-cell>
          <table:table-cell office:value-type="string" calcext:value-type="string">
            <text:p>Description</text:p>
          </table:table-cell>
        </table:table-row>
        <table:table-row table:style-name="ro1">
          <table:table-cell office:value-type="string" calcext:value-type="string">
            <text:p>Caption</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caption text of the control.</text:p>
          </table:table-cell>
        </table:table-row>
        <table:table-row table:style-name="ro2">
          <table:table-cell office:value-type="string" calcext:value-type="string">
            <text:p>Columns</text:p>
          </table:table-cell>
          <table:table-cell/>
          <table:table-cell office:value-type="string" calcext:value-type="string">
            <text:p>Controls placed side by side</text:p>
          </table:table-cell>
          <table:table-cell office:value-type="string" calcext:value-type="string">
            <text:p>String</text:p>
          </table:table-cell>
          <table:table-cell table:style-name="ce8" office:value-type="string" calcext:value-type="string">
            <text:p><text:span text:style-name="T2">A comma-delimited string defining the columns and their general behaviors. Values for each entry are {*|Auto|{Number}}, where '*' indicates that the column will take up the remaining available space after the other columns have been laid out, 'Auto' indicates that the column will occupy as much space as needed by its child control, and {Number} indicates the number of pixels that will be assigned to the column, as an integer value. If this value is omitted, the columns are defined implicitly as 'Auto' sizing by the objects that are placed in this control's area.</text:span></text:p>
          </table:table-cell>
        </table:table-row>
        <table:table-row table:style-name="ro3">
          <table:table-cell office:value-type="string" calcext:value-type="string">
            <text:p>Dock</text:p>
          </table:table-cell>
          <table:table-cell table:number-columns-repeated="2"/>
          <table:table-cell office:value-type="string" calcext:value-type="string">
            <text:p>String: Left | Top | Right | Bottom</text:p>
          </table:table-cell>
          <table:table-cell table:style-name="ce8" office:value-type="string" calcext:value-type="string">
            <text:p>The area within the parent at which the control should be docked.</text:p>
          </table:table-cell>
        </table:table-row>
        <table:table-row table:style-name="ro1">
          <table:table-cell office:value-type="string" calcext:value-type="string">
            <text:p>Intent</text:p>
          </table:table-cell>
          <table:table-cell office:value-type="string" calcext:value-type="string">
            <text:p>inkscape:label</text:p>
          </table:table-cell>
          <table:table-cell/>
          <table:table-cell office:value-type="string" calcext:value-type="string">
            <text:p>String</text:p>
          </table:table-cell>
          <table:table-cell office:value-type="string" calcext:value-type="string">
            <text:p>The type of control implied by the design artist.</text:p>
          </table:table-cell>
        </table:table-row>
        <table:table-row table:style-name="ro4">
          <table:table-cell office:value-type="string" calcext:value-type="string">
            <text:p>Orientation</text:p>
          </table:table-cell>
          <table:table-cell table:number-columns-repeated="2"/>
          <table:table-cell office:value-type="string" calcext:value-type="string">
            <text:p>String: Horizontal | Vertical</text:p>
          </table:table-cell>
          <table:table-cell office:value-type="string" calcext:value-type="string">
            <text:p>The orientation of this control on its parent control. If this value is provided, it overrides the orientation of the visual object.</text:p>
          </table:table-cell>
        </table:table-row>
        <table:table-row table:style-name="ro3">
          <table:table-cell office:value-type="string" calcext:value-type="string">
            <text:p>MaxValue</text:p>
          </table:table-cell>
          <table:table-cell table:number-columns-repeated="2"/>
          <table:table-cell office:value-type="string" calcext:value-type="string">
            <text:p>Number, Integer, DateTime</text:p>
          </table:table-cell>
          <table:table-cell office:value-type="string" calcext:value-type="string">
            <text:p>The maximum value allowed.</text:p>
          </table:table-cell>
        </table:table-row>
        <table:table-row table:style-name="ro3">
          <table:table-cell office:value-type="string" calcext:value-type="string">
            <text:p>MinValue</text:p>
          </table:table-cell>
          <table:table-cell table:number-columns-repeated="2"/>
          <table:table-cell office:value-type="string" calcext:value-type="string">
            <text:p>Number, Integer, DateTime</text:p>
          </table:table-cell>
          <table:table-cell office:value-type="string" calcext:value-type="string">
            <text:p>The minimum value allowed.</text:p>
          </table:table-cell>
        </table:table-row>
        <table:table-row table:style-name="ro1">
          <table:table-cell office:value-type="string" calcext:value-type="string">
            <text:p>Prompt</text:p>
          </table:table-cell>
          <table:table-cell table:number-columns-repeated="2"/>
          <table:table-cell office:value-type="string" calcext:value-type="string">
            <text:p>String</text:p>
          </table:table-cell>
          <table:table-cell office:value-type="string" calcext:value-type="string">
            <text:p>The text to be placed in the control when the Text property is blank.</text:p>
          </table:table-cell>
        </table:table-row>
        <table:table-row table:style-name="ro2">
          <table:table-cell office:value-type="string" calcext:value-type="string">
            <text:p>Rows</text:p>
          </table:table-cell>
          <table:table-cell table:number-columns-repeated="2"/>
          <table:table-cell office:value-type="string" calcext:value-type="string">
            <text:p>String</text:p>
          </table:table-cell>
          <table:table-cell office:value-type="string" calcext:value-type="string">
            <text:p>A comma-delimited string defining the rows and their general behaviors. Values for each entry are {*|Auto|{Number}}, where '*' indicates that the row will take up the remaining available space after the other rows have been laid out, 'Auto' indicates that the row will occupy as much space as needed by its child control, and {Number} indicates the number of pixels that will be assigned to the row, as an integer value. If this value is omitted, the rows are defined implicitly as 'Auto' sizing by the objects that are placed in this control's area.</text:p>
          </table:table-cell>
        </table:table-row>
        <table:table-row table:style-name="ro1">
          <table:table-cell office:value-type="string" calcext:value-type="string">
            <text:p>TabEdge</text:p>
          </table:table-cell>
          <table:table-cell table:number-columns-repeated="2"/>
          <table:table-cell office:value-type="string" calcext:value-type="string">
            <text:p>String: Left | Top | Right | Bottom</text:p>
          </table:table-cell>
          <table:table-cell office:value-type="string" calcext:value-type="string">
            <text:p>The edge at which to place the tabs.</text:p>
          </table:table-cell>
        </table:table-row>
        <table:table-row table:style-name="ro1">
          <table:table-cell office:value-type="string" calcext:value-type="string">
            <text:p>Text</text:p>
          </table:table-cell>
          <table:table-cell/>
          <table:table-cell office:value-type="string" calcext:value-type="string">
            <text:p>Freehand text over the control</text:p>
          </table:table-cell>
          <table:table-cell office:value-type="string" calcext:value-type="string">
            <text:p>String</text:p>
          </table:table-cell>
          <table:table-cell office:value-type="string" calcext:value-type="string">
            <text:p>The initial user text in the control.</text:p>
          </table:table-cell>
        </table:table-row>
        <table:table-row table:style-name="ro5">
          <table:table-cell office:value-type="string" calcext:value-type="string">
            <text:p>UseBorders</text:p>
          </table:table-cell>
          <table:table-cell table:number-columns-repeated="2"/>
          <table:table-cell office:value-type="string" calcext:value-type="string">
            <text:p>Boolean</text:p>
          </table:table-cell>
          <table:table-cell office:value-type="string" calcext:value-type="string">
            <text:p>Value indicating whether the borders of the visual representative objects will be used to define the border styles of the target controls. If false, no border information is inferred by the target control from the visual source.</text:p>
          </table:table-cell>
        </table:table-row>
        <table:table-row table:style-name="ro1">
          <table:table-cell office:value-type="string" calcext:value-type="string">
            <text:p>Value</text:p>
          </table:table-cell>
          <table:table-cell table:number-columns-repeated="2"/>
          <table:table-cell office:value-type="string" calcext:value-type="string">
            <text:p>Object</text:p>
          </table:table-cell>
          <table:table-cell office:value-type="string" calcext:value-type="string">
            <text:p>The starting value at which to initialize the control.</text:p>
          </table:table-cell>
        </table:table-row>
      </table:table>
      <table:named-expressions/>
    </office:spreadsheet>
  </office:body>
</office:document-content>
</file>

<file path=Object 1/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Calibri" svg:font-family="Calibri"/>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Roboto" svg:font-family="Roboto" style:font-adornments="Regular" style:font-pitch="variable"/>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data-style-name="N0">
      <style:table-cell-properties style:diagonal-bl-tr="none" style:diagonal-tl-br="none" fo:background-color="transparent" fo:padding="0.028in" style:vertical-align="automatic"/>
      <style:text-properties fo:color="#000000" style:font-name="Roboto" fo:font-family="Roboto" style:font-style-name="Regular" style:font-pitch="variable" fo:font-size="11pt" style:font-name-asian="Calibri" style:font-family-asian="Calibri" style:font-size-asian="10pt" style:font-name-complex="Calibri" style:font-family-complex="Calibri" style:font-size-complex="10pt"/>
    </style:style>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08">00/00/0000</text:date>, <text:time style:data-style-name="N2" text:time-value="15:44:37.365558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